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.742cm"/>
    </style:style>
    <style:style style:name="co2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6.75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6.02cm"/>
    </style:style>
    <style:style style:name="co7" style:family="table-column">
      <style:table-column-properties fo:break-before="auto" style:column-width="6.699cm"/>
    </style:style>
    <style:style style:name="co8" style:family="table-column">
      <style:table-column-properties fo:break-before="auto" style:column-width="14.1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8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20" style:family="table-cell" style:parent-style-name="Default">
      <style:text-properties fo:font-weight="normal" style:font-weight-asian="normal" style:font-weight-complex="normal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transparent"/>
    </style:style>
    <style:style style:name="ce32" style:family="table-cell" style:parent-style-name="Default">
      <style:table-cell-properties fo:background-color="#99ccff"/>
    </style:style>
    <style:style style:name="ce33" style:family="table-cell" style:parent-style-name="Default" style:data-style-name="N11"/>
    <style:style style:name="ce34" style:family="table-cell" style:parent-style-name="Default">
      <style:text-properties style:font-name="Liberation Sans" style:font-name-asian="WenQuanYi Zen Hei" style:font-name-complex="Lohit Devanagari"/>
    </style:style>
    <style:style style:name="ce35" style:family="table-cell" style:parent-style-name="Default">
      <style:text-properties style:font-name="Liberation Sans" fo:font-weight="bold" style:font-name-asian="WenQuanYi Zen Hei" style:font-weight-asian="bold" style:font-name-complex="Lohit Devanagari" style:font-weight-complex="bold"/>
    </style:style>
    <style:style style:name="ce36" style:family="table-cell" style:parent-style-name="Default" style:data-style-name="N11">
      <style:text-properties fo:font-weight="bold" style:font-weight-asian="bold" style:font-weight-complex="bold"/>
    </style:style>
    <style:style style:name="ce37" style:family="table-cell" style:parent-style-name="Default" style:data-style-name="N121"/>
    <style:style style:name="ce38" style:family="table-cell" style:parent-style-name="Default" style:data-style-name="N2"/>
    <style:style style:name="ce39" style:family="table-cell" style:parent-style-name="Default" style:data-style-name="N119">
      <style:text-properties fo:font-weight="bold" style:font-weight-asian="bold" style:font-weight-complex="bold"/>
    </style:style>
    <style:style style:name="ce40" style:family="table-cell" style:parent-style-name="Default" style:data-style-name="N2">
      <style:text-properties fo:font-weight="normal" style:font-weight-asian="normal" style:font-weight-complex="normal"/>
    </style:style>
    <style:style style:name="ce41" style:family="table-cell" style:parent-style-name="Default" style:data-style-name="N2">
      <style:text-properties fo:font-weight="bold" style:font-weight-asian="bold" style:font-weight-complex="bold"/>
    </style:style>
    <style:style style:name="ce48" style:family="table-cell" style:parent-style-name="Default" style:data-style-name="N120"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fo:background-color="#99ccff"/>
    </style:style>
    <style:style style:name="ce27" style:family="table-cell" style:parent-style-name="Default" style:data-style-name="N11"/>
    <style:style style:name="ce28" style:family="table-cell" style:parent-style-name="Default">
      <style:text-properties style:font-name="Liberation Sans" style:font-name-asian="WenQuanYi Zen Hei" style:font-name-complex="Lohit Devanagari"/>
    </style:style>
    <style:style style:name="ce29" style:family="table-cell" style:parent-style-name="Default">
      <style:text-properties style:font-name="Liberation Sans" fo:font-weight="bold" style:font-name-asian="WenQuanYi Zen Hei" style:font-weight-asian="bold" style:font-name-complex="Lohit Devanagari" style:font-weight-complex="bold"/>
    </style:style>
    <style:style style:name="ce30" style:family="table-cell" style:parent-style-name="Default" style:data-style-name="N11">
      <style:text-properties fo:font-weight="bold" style:font-weight-asian="bold" style:font-weight-complex="bold"/>
    </style:style>
    <style:style style:name="ce42" style:family="table-cell" style:parent-style-name="Default" style:data-style-name="N121"/>
    <style:style style:name="ce43" style:family="table-cell" style:parent-style-name="Default" style:data-style-name="N2"/>
    <style:style style:name="ce44" style:family="table-cell" style:parent-style-name="Default" style:data-style-name="N119">
      <style:text-properties fo:font-weight="bold" style:font-weight-asian="bold" style:font-weight-complex="bold"/>
    </style:style>
    <style:style style:name="ce45" style:family="table-cell" style:parent-style-name="Default" style:data-style-name="N2">
      <style:text-properties fo:font-weight="normal" style:font-weight-asian="normal" style:font-weight-complex="normal"/>
    </style:style>
    <style:style style:name="ce46" style:family="table-cell" style:parent-style-name="Default" style:data-style-name="N2">
      <style:text-properties fo:font-weight="bold" style:font-weight-asian="bold" style:font-weight-complex="bold"/>
    </style:style>
    <style:style style:name="ce47" style:family="table-cell" style:parent-style-name="Default" style:data-style-name="N120">
      <style:text-properties fo:font-weight="bold" style:font-weight-asian="bold" style:font-weight-complex="bold"/>
    </style:style>
    <style:style style:name="ce51" style:family="table-cell" style:parent-style-name="Default" style:data-style-name="N0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pacitors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7"/>
          <table:table-cell table:style-name="ce25" table:number-columns-repeated="10"/>
          <table:table-cell table:style-name="ce25" office:value-type="string" calcext:value-type="string">
            <text:p>GRM21BR71A106KA73L</text:p>
          </table:table-cell>
          <table:table-cell table:style-name="ce25"/>
          <table:table-cell table:style-name="ce25" office:value-type="string" calcext:value-type="string">
            <text:p>GRM155Z71A105KE01</text:p>
          </table:table-cell>
          <table:table-cell table:style-name="ce25"/>
          <table:table-cell table:style-name="ce25" office:value-type="string" calcext:value-type="string">
            <text:p>GRM155Z71A105KE01J</text:p>
          </table:table-cell>
          <table:table-cell table:style-name="ce25"/>
          <table:table-cell table:style-name="ce25" office:value-type="string" calcext:value-type="string">
            <text:p>CL10B225KP8NNNC</text:p>
          </table:table-cell>
          <table:table-cell table:style-name="ce25"/>
          <table:table-cell table:style-name="ce25" office:value-type="string" calcext:value-type="string">
            <text:p>CL05B104KA5NNNC</text:p>
          </table:table-cell>
          <table:table-cell table:style-name="ce25"/>
          <table:table-cell table:style-name="ce25" office:value-type="string" calcext:value-type="string">
            <text:p>CL05A475MP5NRN</text:p>
          </table:table-cell>
          <table:table-cell table:style-name="ce25" table:number-columns-repeated="1002"/>
        </table:table-row>
        <table:table-row table:style-name="ro1">
          <table:table-cell table:style-name="ce22" office:value-type="string" calcext:value-type="string">
            <text:p>Capacitance</text:p>
          </table:table-cell>
          <table:table-cell table:style-name="ce26" table:number-columns-repeated="1023"/>
        </table:table-row>
        <table:table-row table:style-name="ro1">
          <table:table-cell table:style-name="ce23" office:value-type="string" calcext:value-type="string">
            <text:p>Nominal</text:p>
          </table:table-cell>
          <table:table-cell office:value-type="float" office:value="4.7" calcext:value-type="float">
            <text:p>4.7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/>
          <table:table-cell office:value-type="float" office:value="4.7" calcext:value-type="float">
            <text:p>4.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.2" calcext:value-type="float">
            <text:p>2.2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4.7" calcext:value-type="float">
            <text:p>4.7</text:p>
          </table:table-cell>
          <table:table-cell table:number-columns-repeated="1002"/>
        </table:table-row>
        <table:table-row table:style-name="ro1">
          <table:table-cell table:style-name="ce23" office:value-type="string" calcext:value-type="string">
            <text:p>Nominal Adjusted for DC Bias</text:p>
          </table:table-cell>
          <table:table-cell office:value-type="float" office:value="1.88" calcext:value-type="float">
            <text:p>1.88</text:p>
          </table:table-cell>
          <table:table-cell/>
          <table:table-cell table:style-name="ce24" office:value-type="string" calcext:value-type="string">
            <text:p>Look at the datasheet graphs for this; dependent on bias voltage and physical size</text:p>
          </table:table-cell>
          <table:table-cell table:number-columns-repeated="7"/>
          <table:table-cell office:value-type="string" calcext:value-type="string">
            <text:p>6.83uF@3.3V, 4.73uF@5V</text:p>
          </table:table-cell>
          <table:table-cell/>
          <table:table-cell office:value-type="string" calcext:value-type="string">
            <text:p>3.972uF@3.3V, 3.212uF@5V</text:p>
          </table:table-cell>
          <table:table-cell/>
          <table:table-cell table:formula="of:=&quot;0.598uF@3.3V&quot;" office:value-type="string" office:string-value="0.598uF@3.3V" calcext:value-type="string">
            <text:p>0.598uF@3.3V</text:p>
          </table:table-cell>
          <table:table-cell/>
          <table:table-cell table:formula="of:=&quot;1.95uF@3.3V&quot;" office:value-type="string" office:string-value="1.95uF@3.3V" calcext:value-type="string">
            <text:p>1.95uF@3.3V</text:p>
          </table:table-cell>
          <table:table-cell/>
          <table:table-cell table:formula="of:=&quot;92nF@5V&quot;" office:value-type="string" office:string-value="92nF@5V" calcext:value-type="string">
            <text:p>92nF@5V</text:p>
          </table:table-cell>
          <table:table-cell/>
          <table:table-cell table:formula="of:=&quot;1.88uF@3.3V&quot;" office:value-type="string" office:string-value="1.88uF@3.3V" calcext:value-type="string">
            <text:p>1.88uF@3.3V</text:p>
          </table:table-cell>
          <table:table-cell table:number-columns-repeated="1002"/>
        </table:table-row>
        <table:table-row table:style-name="ro1">
          <table:table-cell table:style-name="ce23" office:value-type="string" calcext:value-type="string">
            <text:p>Min (-) Initial Tolerance (%)</text:p>
          </table:table-cell>
          <table:table-cell table:style-name="ce27" office:value-type="percentage" office:value="0.2" calcext:value-type="percentage">
            <text:p>20.00%</text:p>
          </table:table-cell>
          <table:table-cell table:number-columns-repeated="9"/>
          <table:table-cell table:style-name="ce27" office:value-type="percentage" office:value="0.1" calcext:value-type="percentage">
            <text:p>10.00%</text:p>
          </table:table-cell>
          <table:table-cell/>
          <table:table-cell table:style-name="ce27" office:value-type="percentage" office:value="0.1" calcext:value-type="percentage">
            <text:p>10.00%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1002"/>
        </table:table-row>
        <table:table-row table:style-name="ro1">
          <table:table-cell table:style-name="ce23" office:value-type="string" calcext:value-type="string">
            <text:p>Max (+) Initial Tolerance (%)</text:p>
          </table:table-cell>
          <table:table-cell table:style-name="ce27" office:value-type="percentage" office:value="0.2" calcext:value-type="percentage">
            <text:p>20.00%</text:p>
          </table:table-cell>
          <table:table-cell table:number-columns-repeated="9"/>
          <table:table-cell table:style-name="ce27" office:value-type="percentage" office:value="0.1" calcext:value-type="percentage">
            <text:p>10.00%</text:p>
          </table:table-cell>
          <table:table-cell/>
          <table:table-cell table:style-name="ce27" office:value-type="percentage" office:value="0.1" calcext:value-type="percentage">
            <text:p>10.00%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1002"/>
        </table:table-row>
        <table:table-row table:style-name="ro1">
          <table:table-cell table:style-name="ce23" office:value-type="string" calcext:value-type="string">
            <text:p>Min (-) Temperature Coefficient (%)</text:p>
          </table:table-cell>
          <table:table-cell table:style-name="ce27" office:value-type="percentage" office:value="0.15" calcext:value-type="percentage">
            <text:p>15.00%</text:p>
          </table:table-cell>
          <table:table-cell/>
          <table:table-cell table:style-name="ce24" office:value-type="string" calcext:value-type="string">
            <text:p>X7R and X5R are +/- 15%</text:p>
          </table:table-cell>
          <table:table-cell table:number-columns-repeated="7"/>
          <table:table-cell table:style-name="ce27" office:value-type="percentage" office:value="0.15" calcext:value-type="percentage">
            <text:p>15.00%</text:p>
          </table:table-cell>
          <table:table-cell/>
          <table:table-cell table:style-name="ce27" office:value-type="percentage" office:value="0.15" calcext:value-type="percentage">
            <text:p>15.00%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 table:number-columns-repeated="1002"/>
        </table:table-row>
        <table:table-row table:style-name="ro1">
          <table:table-cell table:style-name="ce23" office:value-type="string" calcext:value-type="string">
            <text:p>Max (+) Temperature Coefficient (%)</text:p>
          </table:table-cell>
          <table:table-cell table:style-name="ce27" office:value-type="percentage" office:value="0.15" calcext:value-type="percentage">
            <text:p>15.00%</text:p>
          </table:table-cell>
          <table:table-cell table:number-columns-repeated="9"/>
          <table:table-cell table:style-name="ce27" office:value-type="percentage" office:value="0.15" calcext:value-type="percentage">
            <text:p>15.00%</text:p>
          </table:table-cell>
          <table:table-cell/>
          <table:table-cell table:style-name="ce27" office:value-type="percentage" office:value="0.15" calcext:value-type="percentage">
            <text:p>15.00%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 table:number-columns-repeated="1002"/>
        </table:table-row>
        <table:table-row table:style-name="ro1">
          <table:table-cell table:style-name="ce23"/>
          <table:table-cell table:number-columns-repeated="1023"/>
        </table:table-row>
        <table:table-row table:style-name="ro1">
          <table:table-cell table:style-name="ce24" office:value-type="string" calcext:value-type="string">
            <text:p>Min Initial Capacitance</text:p>
          </table:table-cell>
          <table:table-cell table:formula="of:=[.B4] * (1 - [.B5])" office:value-type="float" office:value="1.504" calcext:value-type="float">
            <text:p>1.504</text:p>
          </table:table-cell>
          <table:table-cell table:number-columns-repeated="9"/>
          <table:table-cell office:value-type="float" office:value="6.147" calcext:value-type="float">
            <text:p>6.147</text:p>
          </table:table-cell>
          <table:table-cell/>
          <table:table-cell office:value-type="float" office:value="3.5748" calcext:value-type="float">
            <text:p>3.5748</text:p>
          </table:table-cell>
          <table:table-cell/>
          <table:table-cell office:value-type="float" office:value="0.5382" calcext:value-type="float">
            <text:p>0.5382</text:p>
          </table:table-cell>
          <table:table-cell/>
          <table:table-cell office:value-type="float" office:value="1.755" calcext:value-type="float">
            <text:p>1.755</text:p>
          </table:table-cell>
          <table:table-cell/>
          <table:table-cell office:value-type="float" office:value="82.8" calcext:value-type="float">
            <text:p>82.8</text:p>
          </table:table-cell>
          <table:table-cell/>
          <table:table-cell office:value-type="float" office:value="1.504" calcext:value-type="float">
            <text:p>1.504</text:p>
          </table:table-cell>
          <table:table-cell table:number-columns-repeated="1002"/>
        </table:table-row>
        <table:table-row table:style-name="ro1">
          <table:table-cell table:style-name="ce24" office:value-type="string" calcext:value-type="string">
            <text:p>Max Initial Capacitance</text:p>
          </table:table-cell>
          <table:table-cell table:formula="of:=[.B4] * (1 + [.B6])" office:value-type="float" office:value="2.256" calcext:value-type="float">
            <text:p>2.256</text:p>
          </table:table-cell>
          <table:table-cell table:number-columns-repeated="9"/>
          <table:table-cell office:value-type="float" office:value="7.513" calcext:value-type="float">
            <text:p>7.513</text:p>
          </table:table-cell>
          <table:table-cell/>
          <table:table-cell office:value-type="float" office:value="4.3692" calcext:value-type="float">
            <text:p>4.3692</text:p>
          </table:table-cell>
          <table:table-cell/>
          <table:table-cell office:value-type="float" office:value="0.6578" calcext:value-type="float">
            <text:p>0.6578</text:p>
          </table:table-cell>
          <table:table-cell/>
          <table:table-cell office:value-type="float" office:value="2.145" calcext:value-type="float">
            <text:p>2.145</text:p>
          </table:table-cell>
          <table:table-cell/>
          <table:table-cell office:value-type="float" office:value="101.2" calcext:value-type="float">
            <text:p>101.2</text:p>
          </table:table-cell>
          <table:table-cell/>
          <table:table-cell office:value-type="float" office:value="2.256" calcext:value-type="float">
            <text:p>2.256</text:p>
          </table:table-cell>
          <table:table-cell table:number-columns-repeated="1002"/>
        </table:table-row>
        <table:table-row table:style-name="ro1">
          <table:table-cell table:style-name="ce24" office:value-type="string" calcext:value-type="string">
            <text:p>Min Capacitance</text:p>
          </table:table-cell>
          <table:table-cell table:formula="of:=[.B10] - ([.B4] * [.B7])" office:value-type="float" office:value="1.222" calcext:value-type="float">
            <text:p>1.222</text:p>
          </table:table-cell>
          <table:table-cell table:number-columns-repeated="9"/>
          <table:table-cell office:value-type="float" office:value="5.1225" calcext:value-type="float">
            <text:p>5.1225</text:p>
          </table:table-cell>
          <table:table-cell/>
          <table:table-cell office:value-type="float" office:value="2.979" calcext:value-type="float">
            <text:p>2.979</text:p>
          </table:table-cell>
          <table:table-cell/>
          <table:table-cell office:value-type="float" office:value="0.4485" calcext:value-type="float">
            <text:p>0.4485</text:p>
          </table:table-cell>
          <table:table-cell/>
          <table:table-cell office:value-type="float" office:value="1.4625" calcext:value-type="float">
            <text:p>1.4625</text:p>
          </table:table-cell>
          <table:table-cell/>
          <table:table-cell office:value-type="float" office:value="69" calcext:value-type="float">
            <text:p>69</text:p>
          </table:table-cell>
          <table:table-cell/>
          <table:table-cell office:value-type="float" office:value="1.222" calcext:value-type="float">
            <text:p>1.222</text:p>
          </table:table-cell>
          <table:table-cell table:number-columns-repeated="1002"/>
        </table:table-row>
        <table:table-row table:style-name="ro1">
          <table:table-cell table:style-name="ce24" office:value-type="string" calcext:value-type="string">
            <text:p>Max Capacitance</text:p>
          </table:table-cell>
          <table:table-cell table:style-name="ce28" table:formula="of:=[.B11] + ([.B4] * [.B8])" office:value-type="float" office:value="2.538" calcext:value-type="float">
            <text:p>2.538</text:p>
          </table:table-cell>
          <table:table-cell table:number-columns-repeated="9"/>
          <table:table-cell office:value-type="float" office:value="8.5375" calcext:value-type="float">
            <text:p>8.5375</text:p>
          </table:table-cell>
          <table:table-cell/>
          <table:table-cell table:style-name="ce28" office:value-type="float" office:value="4.965" calcext:value-type="float">
            <text:p>4.965</text:p>
          </table:table-cell>
          <table:table-cell/>
          <table:table-cell office:value-type="float" office:value="0.7475" calcext:value-type="float">
            <text:p>0.7475</text:p>
          </table:table-cell>
          <table:table-cell/>
          <table:table-cell office:value-type="float" office:value="2.4375" calcext:value-type="float">
            <text:p>2.4375</text:p>
          </table:table-cell>
          <table:table-cell/>
          <table:table-cell office:value-type="float" office:value="115" calcext:value-type="float">
            <text:p>115</text:p>
          </table:table-cell>
          <table:table-cell/>
          <table:table-cell office:value-type="float" office:value="2.538" calcext:value-type="float">
            <text:p>2.538</text:p>
          </table:table-cell>
          <table:table-cell table:number-columns-repeated="1002"/>
        </table:table-row>
        <table:table-row table:style-name="ro1">
          <table:table-cell table:style-name="ce23"/>
          <table:table-cell table:number-columns-repeated="1023"/>
        </table:table-row>
        <table:table-row table:style-name="ro1">
          <table:table-cell table:style-name="ce22" office:value-type="string" calcext:value-type="string">
            <text:p>Leakage Current</text:p>
          </table:table-cell>
          <table:table-cell table:style-name="ce26" table:number-columns-repeated="1023"/>
        </table:table-row>
        <table:table-row table:style-name="ro1">
          <table:table-cell office:value-type="string" calcext:value-type="string">
            <text:p>Insulation Resistance (M-ohm-Farads)</text:p>
          </table:table-cell>
          <table:table-cell office:value-type="float" office:value="47" calcext:value-type="float">
            <text:p>47</text:p>
          </table:table-cell>
          <table:table-cell table:number-columns-repeated="9"/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484" calcext:value-type="float">
            <text:p>48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apacitance (uF)</text:p>
          </table:table-cell>
          <table:table-cell office:value-type="float" office:value="4.7" calcext:value-type="float">
            <text:p>4.7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/>
          <table:table-cell office:value-type="float" office:value="4.7" calcext:value-type="float">
            <text:p>4.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.2" calcext:value-type="float">
            <text:p>2.2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4.7" calcext:value-type="float">
            <text:p>4.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Rated Voltage (V)</text:p>
          </table:table-cell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02"/>
        </table:table-row>
        <table:table-row table:style-name="ro1">
          <table:table-cell table:style-name="ce24" office:value-type="string" calcext:value-type="string">
            <text:p>Insulation Resistance (M-ohm)</text:p>
          </table:table-cell>
          <table:table-cell table:formula="of:=[.B16] / [.B17]" office:value-type="float" office:value="10" calcext:value-type="float">
            <text:p>10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/>
          <table:table-cell office:value-type="float" office:value="10.6382978723404" calcext:value-type="float">
            <text:p>10.6382978723404</text:p>
          </table:table-cell>
          <table:table-cell/>
          <table:table-cell table:formula="of:=[.P16] / [.P17]" office:value-type="float" office:value="50" calcext:value-type="float">
            <text:p>50</text:p>
          </table:table-cell>
          <table:table-cell/>
          <table:table-cell office:value-type="float" office:value="220" calcext:value-type="float">
            <text:p>22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02"/>
        </table:table-row>
        <table:table-row table:style-name="ro1">
          <table:table-cell table:style-name="ce24" office:value-type="string" calcext:value-type="string">
            <text:p>Leakage Current (uA)</text:p>
          </table:table-cell>
          <table:table-cell table:formula="of:=[.B18] / [.B19]" office:value-type="float" office:value="1" calcext:value-type="float">
            <text:p>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/>
          <table:table-cell office:value-type="float" office:value="1.504" calcext:value-type="float">
            <text:p>1.504</text:p>
          </table:table-cell>
          <table:table-cell/>
          <table:table-cell table:formula="of:=[.P18] / [.P19]" office:value-type="float" office:value="0.2" calcext:value-type="float">
            <text:p>0.2</text:p>
          </table:table-cell>
          <table:table-cell/>
          <table:table-cell office:value-type="float" office:value="0.0454545454545455" calcext:value-type="float">
            <text:p>0.0454545454545455</text:p>
          </table:table-cell>
          <table:table-cell/>
          <table:table-cell office:value-type="float" office:value="2.5" calcext:value-type="float">
            <text:p>2.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Inrush Current</text:p>
          </table:table-cell>
          <table:table-cell table:style-name="ce26" table:number-columns-repeated="1023"/>
        </table:table-row>
        <table:table-row table:style-name="ro1">
          <table:table-cell office:value-type="string" calcext:value-type="string">
            <text:p>Capacitance (uF)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3] / 1000000" office:value-type="float" office:value="0.00001" calcext:value-type="float">
            <text:p>0.000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R (mOhms)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4] / 1000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mber in parallel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ring resistance (mOhms)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6] / 1000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Total Capacitance (uF)</text:p>
          </table:table-cell>
          <table:table-cell table:style-name="ce24" table:formula="of:=[.B23] * [.B25]" office:value-type="float" office:value="20" calcext:value-type="float">
            <text:p>20</text:p>
          </table:table-cell>
          <table:table-cell/>
          <table:table-cell table:formula="of:=[.B28] / 1000000" office:value-type="float" office:value="0.00002" calcext:value-type="float">
            <text:p>0.00002</text:p>
          </table:table-cell>
          <table:table-cell table:number-columns-repeated="1020"/>
        </table:table-row>
        <table:table-row table:style-name="ro1">
          <table:table-cell table:style-name="ce24" office:value-type="string" calcext:value-type="string">
            <text:p>Total ESR (mOhms)</text:p>
          </table:table-cell>
          <table:table-cell table:style-name="ce24" table:formula="of:=[.B24] / [.B25]" office:value-type="float" office:value="5" calcext:value-type="float">
            <text:p>5</text:p>
          </table:table-cell>
          <table:table-cell/>
          <table:table-cell table:formula="of:=[.B29] / 1000" office:value-type="float" office:value="0.005" calcext:value-type="float">
            <text:p>0.00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oltage (V)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[.B31]" office:value-type="float" office:value="3.5" calcext:value-type="float">
            <text:p>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se time (ns)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32] / 1000000000" office:value-type="float" office:value="0.000000007" calcext:value-type="float">
            <text:p>0.00000000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Capacitance Formula Inrush (A)</text:p>
          </table:table-cell>
          <table:table-cell table:style-name="ce24" table:formula="of:=[.D28] * [.D31] / [.D32]" office:value-type="float" office:value="10000" calcext:value-type="float">
            <text:p>10000</text:p>
          </table:table-cell>
          <table:table-cell table:style-name="ce29"/>
          <table:table-cell table:number-columns-repeated="1021"/>
        </table:table-row>
        <table:table-row table:style-name="ro1">
          <table:table-cell table:style-name="ce24" office:value-type="string" calcext:value-type="string">
            <text:p>ESR Formula Inrush (A)</text:p>
          </table:table-cell>
          <table:table-cell table:style-name="ce24" table:formula="of:=[.D31] / ([.D26] + [.D29])" office:value-type="float" office:value="233.333333333333" calcext:value-type="float">
            <text:p>233.333333333333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Inrush Current (A)</text:p>
          </table:table-cell>
          <table:table-cell table:style-name="ce24" table:formula="of:=MIN([.B34:.B35])" office:value-type="float" office:value="233.333333333333" calcext:value-type="float">
            <text:p>233.333333333333</text:p>
          </table:table-cell>
          <table:table-cell table:number-columns-repeated="1022"/>
        </table:table-row>
      </table:table>
      <table:table table:name="Bypass Capacitors (Ott)" table:style-name="ta1">
        <table:table-column table:style-name="co6" table:default-cell-style-name="Default"/>
        <table:table-column table:style-name="co4" table:number-columns-repeated="1023" table:default-cell-style-name="Default"/>
        <table:table-row table:style-name="ro1">
          <table:table-cell table:style-name="ce22" office:value-type="string" calcext:value-type="string">
            <text:p>Power Plane Target Impedance</text:p>
          </table:table-cell>
          <table:table-cell table:style-name="ce26" table:number-columns-repeated="4"/>
          <table:table-cell table:style-name="ce22" office:value-type="string" calcext:value-type="string">
            <text:p>Electromagnetic Compatibility Engineering (Henry Ott), p445-447</text:p>
          </table:table-cell>
          <table:table-cell table:style-name="ce26" table:number-columns-repeated="1018"/>
        </table:table-row>
        <table:table-row table:style-name="ro1">
          <table:table-cell office:value-type="string" calcext:value-type="string">
            <text:p>Allowable Voltage Deviation (dV, mV)</text:p>
          </table:table-cell>
          <table:table-cell office:value-type="float" office:value="29" calcext:value-type="float">
            <text:p>2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ient Switching Current (dI, mA)</text:p>
          </table:table-cell>
          <table:table-cell table:formula="of:=50 * 10" office:value-type="float" office:value="500" calcext:value-type="float">
            <text:p>500</text:p>
          </table:table-cell>
          <table:table-cell table:number-columns-repeated="3"/>
          <table:table-cell table:style-name="ce24" office:value-type="string" calcext:value-type="string">
            <text:p>See the CMOS Switching Power worksheet for a way to calculate this but it’s not accurate. <text:s/>A better way is simulation (ie. IBIS with Micro-Cap, which shows about 50mA peak for PIC32CX output driver into 6mil trace)</text:p>
          </table:table-cell>
          <table:table-cell table:number-columns-repeated="1018"/>
        </table:table-row>
        <table:table-row table:style-name="ro1">
          <table:table-cell table:style-name="ce23" office:value-type="string" calcext:value-type="string">
            <text:p>Correction Factor (k)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24" office:value-type="string" calcext:value-type="string">
            <text:p>Modelling assumption is current pulses resemble triangular waves, with harmonic content falling 40dB per decade above f=1/(pi * riseTime); 50% of current falls below that, therefore k=2 is sensibl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Target Impedance (Zt, milli-ohms)</text:p>
          </table:table-cell>
          <table:table-cell table:style-name="ce24" table:formula="of:=1000 * [.B4] * [.B2] / [.B3]" office:value-type="float" office:value="116" calcext:value-type="float">
            <text:p>116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2" office:value-type="string" calcext:value-type="string">
            <text:p>Bypass Capacitors</text:p>
          </table:table-cell>
          <table:table-cell table:style-name="ce22" office:value-type="string" calcext:value-type="string">
            <text:p>Min</text:p>
          </table:table-cell>
          <table:table-cell table:style-name="ce22" office:value-type="string" calcext:value-type="string">
            <text:p>Typ</text:p>
          </table:table-cell>
          <table:table-cell table:style-name="ce22" office:value-type="string" calcext:value-type="string">
            <text:p>Max</text:p>
          </table:table-cell>
          <table:table-cell table:style-name="ce26" table:number-columns-repeated="1020"/>
        </table:table-row>
        <table:table-row table:style-name="ro1">
          <table:table-cell table:style-name="ce23" office:value-type="string" calcext:value-type="string">
            <text:p>Target Impedance (Zt, milli-ohms)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1021"/>
        </table:table-row>
        <table:table-row table:style-name="ro1">
          <table:table-cell table:style-name="ce23" office:value-type="string" calcext:value-type="string">
            <text:p>Frequency Range of Interest (f, MHz)</text:p>
          </table:table-cell>
          <table:table-cell office:value-type="float" office:value="0.03" calcext:value-type="float">
            <text:p>0.03</text:p>
          </table:table-cell>
          <table:table-cell/>
          <table:table-cell table:style-name="ce24" table:formula="of:=1000 / (PI() * [.C13])" office:value-type="float" office:value="198.943678864869" calcext:value-type="float">
            <text:p>198.943678864869</text:p>
          </table:table-cell>
          <table:table-cell/>
          <table:table-cell table:style-name="ce24" office:value-type="string" calcext:value-type="string">
            <text:p>Maximum is calculated using the rise time and where 50% of the transient current resid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pacitor / Trace Inductance (L, nH)</text:p>
          </table:table-cell>
          <table:table-cell/>
          <table:table-cell table:formula="of:=1 + 0.2 * 4.22 + 3 * 0.24" office:value-type="float" office:value="2.564" calcext:value-type="float">
            <text:p>2.564</text:p>
          </table:table-cell>
          <table:table-cell table:number-columns-repeated="2"/>
          <table:table-cell table:style-name="ce24" office:value-type="string" calcext:value-type="string">
            <text:p>An 0402 with side vias on a 1.6mm board (estimated 1nH), plus 2mm of 6mil trace (4.22nH/cm), plus 3cm of 394mil trace (0.24nH/cm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se-Time (tr, ns)</text:p>
          </table:table-cell>
          <table:table-cell/>
          <table:table-cell office:value-type="float" office:value="1.6" calcext:value-type="float">
            <text:p>1.6</text:p>
          </table:table-cell>
          <table:table-cell table:number-columns-repeated="2"/>
          <table:table-cell table:style-name="ce24" office:value-type="string" calcext:value-type="string">
            <text:p>Simulated with PIC32CX IBIS models for 50MHz into 6” of 6mil (Z=72 ohms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Number of Capacitors</text:p>
          </table:table-cell>
          <table:table-cell table:style-name="ce24"/>
          <table:table-cell table:style-name="ce24" table:formula="of:=CEILING(1000 * 2 * [.C12] / ([.C10] * [.C13]))" office:value-type="float" office:value="40" calcext:value-type="float">
            <text:p>40</text:p>
          </table:table-cell>
          <table:table-cell table:number-columns-repeated="2"/>
          <table:table-cell table:style-name="ce24" office:value-type="string" calcext:value-type="string">
            <text:p>Ensure this is verified ! <text:s/>This has been found to be less than 50% of the required number to reach the upper frequency impedance target when simulated !</text:p>
          </table:table-cell>
          <table:table-cell table:number-columns-repeated="1018"/>
        </table:table-row>
        <table:table-row table:style-name="ro1">
          <table:table-cell table:style-name="ce24" table:formula="of:=CONCATENATE(&quot;Lowest Capacitance @ &quot;; [.B11]; &quot;MHz (Ctot, nF)&quot;)" office:value-type="string" office:string-value="Lowest Capacitance @ 0.03MHz (Ctot, nF)" calcext:value-type="string">
            <text:p>Lowest Capacitance @ 0.03MHz (Ctot, nF)</text:p>
          </table:table-cell>
          <table:table-cell/>
          <table:table-cell table:style-name="ce24" table:formula="of:=1000000 / (2 * PI() * [.B11] * [.C10])" office:value-type="float" office:value="64697.1313381688" calcext:value-type="float">
            <text:p>64697.1313381688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Each Capacitor (Cbyp, nF)</text:p>
          </table:table-cell>
          <table:table-cell/>
          <table:table-cell table:style-name="ce24" table:formula="of:=[.C16] / [.C15]" office:value-type="float" office:value="1617.42828345422" calcext:value-type="float">
            <text:p>1617.42828345422</text:p>
          </table:table-cell>
          <table:table-cell table:number-columns-repeated="1021"/>
        </table:table-row>
      </table:table>
      <table:table table:name="Resistors" table:style-name="ta1">
        <table:table-column table:style-name="co5" table:default-cell-style-name="Default"/>
        <table:table-column table:style-name="co2" table:number-columns-repeated="1023" table:default-cell-style-name="Default"/>
        <table:table-row table:style-name="ro1">
          <table:table-cell table:style-name="ce22" office:value-type="string" calcext:value-type="string">
            <text:p>Resistance</text:p>
          </table:table-cell>
          <table:table-cell table:style-name="ce26" table:number-columns-repeated="1023"/>
        </table:table-row>
        <table:table-row table:style-name="ro1">
          <table:table-cell office:value-type="string" calcext:value-type="string">
            <text:p>Nominal Resistance</text:p>
          </table:table-cell>
          <table:table-cell table:number-columns-repeated="2"/>
          <table:table-cell office:value-type="float" office:value="4300" calcext:value-type="float">
            <text:p>43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itial Tolerance (%)</text:p>
          </table:table-cell>
          <table:table-cell table:number-columns-repeated="2"/>
          <table:table-cell table:style-name="ce27" office:value-type="percentage" office:value="0.001" calcext:value-type="percentage">
            <text:p>0.10%</text:p>
          </table:table-cell>
          <table:table-cell table:number-columns-repeated="3"/>
          <table:table-cell table:style-name="ce24" office:value-type="string" calcext:value-type="string">
            <text:p>Datasheet parame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mperature Coefficient (ppm)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/>
          <table:table-cell table:formula="of:=[.D4] / 1000000" office:value-type="float" office:value="0.000025" calcext:value-type="float">
            <text:p>0.000025</text:p>
          </table:table-cell>
          <table:table-cell/>
          <table:table-cell table:style-name="ce24" office:value-type="string" calcext:value-type="string">
            <text:p>Datasheet parame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minal Temperature (degC)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3"/>
          <table:table-cell table:style-name="ce24" office:value-type="string" calcext:value-type="string">
            <text:p>Datasheet parame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n Temperature (degC)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x Temperature (degC)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Min Temperature Delta (degC)</text:p>
          </table:table-cell>
          <table:table-cell table:number-columns-repeated="2"/>
          <table:table-cell table:formula="of:=[.D6] - [.D5]" office:value-type="float" office:value="-25" calcext:value-type="float">
            <text:p>-25</text:p>
          </table:table-cell>
          <table:table-cell table:number-columns-repeated="1020"/>
        </table:table-row>
        <table:table-row table:style-name="ro1">
          <table:table-cell table:style-name="ce24" office:value-type="string" calcext:value-type="string">
            <text:p>Max Temperature Delta (degC)</text:p>
          </table:table-cell>
          <table:table-cell table:number-columns-repeated="2"/>
          <table:table-cell table:formula="of:=[.D7] - [.D5]"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Initial Resistance</text:p>
          </table:table-cell>
          <table:table-cell/>
          <table:table-cell table:style-name="ce24" table:formula="of:=[.D2] * (1 - [.D3])" office:value-type="float" office:value="4295.7" calcext:value-type="float">
            <text:p>4295.7</text:p>
          </table:table-cell>
          <table:table-cell table:style-name="ce24" table:formula="of:=[.D2]" office:value-type="float" office:value="4300" calcext:value-type="float">
            <text:p>4300</text:p>
          </table:table-cell>
          <table:table-cell table:style-name="ce24" table:formula="of:=[.D2] * (1 + [.D3])" office:value-type="float" office:value="4304.3" calcext:value-type="float">
            <text:p>4304.3</text:p>
          </table:table-cell>
          <table:table-cell table:number-columns-repeated="1019"/>
        </table:table-row>
        <table:table-row table:style-name="ro1">
          <table:table-cell table:style-name="ce24" office:value-type="string" calcext:value-type="string">
            <text:p>Resistance Range</text:p>
          </table:table-cell>
          <table:table-cell/>
          <table:table-cell table:style-name="ce24" table:formula="of:=[.C12] * (1 + [.F4] * [.D9])" office:value-type="float" office:value="4293.0151875" calcext:value-type="float">
            <text:p>4293.0151875</text:p>
          </table:table-cell>
          <table:table-cell table:style-name="ce24" table:formula="of:=[.D2]" office:value-type="float" office:value="4300" calcext:value-type="float">
            <text:p>4300</text:p>
          </table:table-cell>
          <table:table-cell table:style-name="ce24" table:formula="of:=[.E12] * (1 + [.F4] * [.D10])" office:value-type="float" office:value="4309.1423375" calcext:value-type="float">
            <text:p>4309.1423375</text:p>
          </table:table-cell>
          <table:table-cell table:number-columns-repeated="1019"/>
        </table:table-row>
        <table:table-row table:style-name="ro1">
          <table:table-cell table:style-name="ce24" office:value-type="string" calcext:value-type="string">
            <text:p>Error (%)</text:p>
          </table:table-cell>
          <table:table-cell/>
          <table:table-cell table:style-name="ce30" table:formula="of:=[.C13] / [.$D$2] - 1" office:value-type="percentage" office:value="-0.00162437500000001" calcext:value-type="percentage">
            <text:p>-0.16%</text:p>
          </table:table-cell>
          <table:table-cell table:style-name="ce30"/>
          <table:table-cell table:style-name="ce30" table:formula="of:=1 - [.C13] / [.$D$2]" office:value-type="percentage" office:value="0.00162437500000001" calcext:value-type="percentage">
            <text:p>0.16%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2" office:value-type="string" calcext:value-type="string">
            <text:p>Resistive Divider</text:p>
          </table:table-cell>
          <table:table-cell table:style-name="ce26"/>
          <table:table-cell table:style-name="ce22" office:value-type="string" calcext:value-type="string">
            <text:p>Min</text:p>
          </table:table-cell>
          <table:table-cell table:style-name="ce22" office:value-type="string" calcext:value-type="string">
            <text:p>Typ</text:p>
          </table:table-cell>
          <table:table-cell table:style-name="ce22" office:value-type="string" calcext:value-type="string">
            <text:p>Max</text:p>
          </table:table-cell>
          <table:table-cell table:style-name="ce26" table:number-columns-repeated="1019"/>
        </table:table-row>
        <table:table-row table:style-name="ro1">
          <table:table-cell office:value-type="string" calcext:value-type="string">
            <text:p>Input Voltage (Vin, V)</text:p>
          </table:table-cell>
          <table:table-cell/>
          <table:table-cell office:value-type="float" office:value="3.546" calcext:value-type="float">
            <text:p>3.546</text:p>
          </table:table-cell>
          <table:table-cell office:value-type="float" office:value="3.6" calcext:value-type="float">
            <text:p>3.6</text:p>
          </table:table-cell>
          <table:table-cell office:value-type="float" office:value="3.654" calcext:value-type="float">
            <text:p>3.6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p Resistor (R1, ohms)</text:p>
          </table:table-cell>
          <table:table-cell/>
          <table:table-cell table:formula="of:=[.D19] * 0.998" office:value-type="float" office:value="2145.7" calcext:value-type="float">
            <text:p>2145.7</text:p>
          </table:table-cell>
          <table:table-cell table:formula="of:=1 / (1 / 4300 + 1 / 4300)" office:value-type="float" office:value="2150" calcext:value-type="float">
            <text:p>2150</text:p>
          </table:table-cell>
          <table:table-cell table:formula="of:=[.D19] * 1.002" office:value-type="float" office:value="2154.3" calcext:value-type="float">
            <text:p>2154.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ottom Resistor (R2, ohms)</text:p>
          </table:table-cell>
          <table:table-cell/>
          <table:table-cell table:formula="of:=[.D20] * 0.998" office:value-type="float" office:value="4980.02" calcext:value-type="float">
            <text:p>4980.02</text:p>
          </table:table-cell>
          <table:table-cell office:value-type="float" office:value="4990" calcext:value-type="float">
            <text:p>4990</text:p>
          </table:table-cell>
          <table:table-cell table:formula="of:=[.D20] * 1.002" office:value-type="float" office:value="4999.98" calcext:value-type="float">
            <text:p>4999.98</text:p>
          </table:table-cell>
          <table:table-cell table:number-columns-repeated="1019"/>
        </table:table-row>
        <table:table-row table:style-name="ro1">
          <table:table-cell table:style-name="ce24" office:value-type="string" calcext:value-type="string">
            <text:p>Output Voltage (Vout, V)</text:p>
          </table:table-cell>
          <table:table-cell/>
          <table:table-cell table:style-name="ce24" table:formula="of:=[.C18] * [.C20] / ([.E19] + [.C20])" office:value-type="float" office:value="2.47523953509234" calcext:value-type="float">
            <text:p>2.47523953509234</text:p>
          </table:table-cell>
          <table:table-cell table:style-name="ce24" table:formula="of:=[.D18] * [.D20] / ([.D19] + [.D20])" office:value-type="float" office:value="2.51596638655462" calcext:value-type="float">
            <text:p>2.51596638655462</text:p>
          </table:table-cell>
          <table:table-cell table:style-name="ce24" table:formula="of:=[.E18] * [.E20] / ([.C19] + [.E20])" office:value-type="float" office:value="2.55677932960894" calcext:value-type="float">
            <text:p>2.55677932960894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2" office:value-type="string" calcext:value-type="string">
            <text:p>Thermal Noise</text:p>
          </table:table-cell>
          <table:table-cell table:style-name="ce26"/>
          <table:table-cell table:style-name="ce22" table:number-columns-repeated="3"/>
          <table:table-cell table:style-name="ce26" table:number-columns-repeated="1019"/>
        </table:table-row>
        <table:table-row table:style-name="ro1">
          <table:table-cell office:value-type="string" calcext:value-type="string">
            <text:p>Resistance (ohms)</text:p>
          </table:table-cell>
          <table:table-cell table:number-columns-repeated="2"/>
          <table:table-cell office:value-type="float" office:value="33000" calcext:value-type="float">
            <text:p>33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ndwidth (Hz)</text:p>
          </table:table-cell>
          <table:table-cell table:number-columns-repeated="2"/>
          <table:table-cell office:value-type="float" office:value="20000" calcext:value-type="float">
            <text:p>2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mperature (degC)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Noise Voltage (uVrms)</text:p>
          </table:table-cell>
          <table:table-cell/>
          <table:table-cell table:style-name="ce24" table:formula="of:=1000000 * SQRT(4 * 1.380649E-023 * (273.15 + [.C27]) * [.$D$25] * [.$D$26])" office:value-type="float" office:value="3.15532579028537" calcext:value-type="float">
            <text:p>3.15532579028537</text:p>
          </table:table-cell>
          <table:table-cell table:style-name="ce24" table:formula="of:=1000000 * SQRT(4 * 1.380649E-023 * (273.15 + [.D27]) * [.$D$25] * [.$D$26])" office:value-type="float" office:value="3.29656020464362" calcext:value-type="float">
            <text:p>3.29656020464362</text:p>
          </table:table-cell>
          <table:table-cell table:style-name="ce24" table:formula="of:=1000000 * SQRT(4 * 1.380649E-023 * (273.15 + [.E27]) * [.$D$25] * [.$D$26])" office:value-type="float" office:value="3.5365972621773" calcext:value-type="float">
            <text:p>3.5365972621773</text:p>
          </table:table-cell>
          <table:table-cell table:number-columns-repeated="1019"/>
        </table:table-row>
      </table:table>
      <table:table table:name="CMOS Switching Power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22" office:value-type="string" calcext:value-type="string">
            <text:p>CMOS Dynamic Switching Power Dissipation</text:p>
          </table:table-cell>
          <table:table-cell table:style-name="ce26"/>
          <table:table-cell table:style-name="ce22" office:value-type="string" calcext:value-type="string">
            <text:p>Min</text:p>
          </table:table-cell>
          <table:table-cell table:style-name="ce22" office:value-type="string" calcext:value-type="string">
            <text:p>Typ</text:p>
          </table:table-cell>
          <table:table-cell table:style-name="ce22" office:value-type="string" calcext:value-type="string">
            <text:p>Max</text:p>
          </table:table-cell>
          <table:table-cell table:style-name="ce26" table:number-columns-repeated="1019"/>
        </table:table-row>
        <table:table-row table:style-name="ro1">
          <table:table-cell office:value-type="string" calcext:value-type="string">
            <text:p>Supply Voltage (Vcc, V)</text:p>
          </table:table-cell>
          <table:table-cell/>
          <table:table-cell table:formula="of:=[.D2] * 0.95" office:value-type="float" office:value="3.135" calcext:value-type="float">
            <text:p>3.135</text:p>
          </table:table-cell>
          <table:table-cell office:value-type="float" office:value="3.3" calcext:value-type="float">
            <text:p>3.3</text:p>
          </table:table-cell>
          <table:table-cell table:formula="of:=[.D2] * 1.05" office:value-type="float" office:value="3.465" calcext:value-type="float">
            <text:p>3.465</text:p>
          </table:table-cell>
          <table:table-cell table:number-columns-repeated="3"/>
          <table:table-cell table:style-name="ce24"/>
          <table:table-cell table:number-columns-repeated="1015"/>
        </table:table-row>
        <table:table-row table:style-name="ro1">
          <table:table-cell office:value-type="string" calcext:value-type="string">
            <text:p>Switching Frequency (f, MHz)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1">
          <table:table-cell office:value-type="string" calcext:value-type="string">
            <text:p>Line Capacitance (C, pF)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umber of Switching Lin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lowed Ripple (Vr, mV)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Power (P, W)</text:p>
          </table:table-cell>
          <table:table-cell/>
          <table:table-cell table:style-name="ce24" table:formula="of:=[.C2] * [.C2] * [.C3] * [.C4] / 1000000 * [.C5]" office:value-type="float" office:value="0.00049141125" calcext:value-type="float">
            <text:p>0.00049141125</text:p>
          </table:table-cell>
          <table:table-cell table:style-name="ce24" table:formula="of:=[.D2] * [.D2] * [.D3] * [.D4] / 1000000 * [.D5]" office:value-type="float" office:value="0.01225125" calcext:value-type="float">
            <text:p>0.01225125</text:p>
          </table:table-cell>
          <table:table-cell table:style-name="ce24" table:formula="of:=[.E2] * [.E2] * [.E3] * [.E4] / 1000000 * [.E5]" office:value-type="float" office:value="0.2701400625" calcext:value-type="float">
            <text:p>0.2701400625</text:p>
          </table:table-cell>
          <table:table-cell table:number-columns-repeated="1019"/>
        </table:table-row>
        <table:table-row table:style-name="ro1">
          <table:table-cell table:style-name="ce24" office:value-type="string" calcext:value-type="string">
            <text:p>Current (I, mA)</text:p>
          </table:table-cell>
          <table:table-cell/>
          <table:table-cell table:style-name="ce24" table:formula="of:=[.C8] / [.C2] * 1000" office:value-type="float" office:value="0.15675" calcext:value-type="float">
            <text:p>0.15675</text:p>
          </table:table-cell>
          <table:table-cell table:style-name="ce24" table:formula="of:=[.D8] / [.D2] * 1000" office:value-type="float" office:value="3.7125" calcext:value-type="float">
            <text:p>3.7125</text:p>
          </table:table-cell>
          <table:table-cell table:style-name="ce24" table:formula="of:=[.E8] / [.E2] * 1000" office:value-type="float" office:value="77.9625" calcext:value-type="float">
            <text:p>77.9625</text:p>
          </table:table-cell>
          <table:table-cell table:number-columns-repeated="1019"/>
        </table:table-row>
        <table:table-row table:style-name="ro1">
          <table:table-cell table:style-name="ce24" office:value-type="string" calcext:value-type="string">
            <text:p>Minimal Bypass Capacitance (Cb, nF)</text:p>
          </table:table-cell>
          <table:table-cell/>
          <table:table-cell table:style-name="ce24" table:formula="of:=1000 * [.C9] / ([.C3] * [.D6])" office:value-type="float" office:value="1.5675" calcext:value-type="float">
            <text:p>1.5675</text:p>
          </table:table-cell>
          <table:table-cell table:style-name="ce24" table:formula="of:=1000 * [.D9] / ([.D3] * [.D6])" office:value-type="float" office:value="14.85" calcext:value-type="float">
            <text:p>14.85</text:p>
          </table:table-cell>
          <table:table-cell table:style-name="ce24" table:formula="of:=1000 * [.E9] / ([.E3] * [.D6])" office:value-type="float" office:value="155.925" calcext:value-type="float">
            <text:p>155.925</text:p>
          </table:table-cell>
          <table:table-cell table:number-columns-repeated="2"/>
          <table:table-cell office:value-type="string" calcext:value-type="string">
            <text:p>Naive – doesn’t take into account inductances, etc. <text:s/>Gives very rough ballpark figure, however. <text:s/>See the Bypass Capacitors (Ott) worksheet for a better way.</text:p>
          </table:table-cell>
          <table:table-cell table:number-columns-repeated="1016"/>
        </table:table-row>
      </table:table>
      <table:table table:name="Power Budget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43"/>
        <table:table-column table:style-name="co2" table:default-cell-style-name="Default"/>
        <table:table-column table:style-name="co2" table:default-cell-style-name="ce43"/>
        <table:table-column table:style-name="co2" table:default-cell-style-name="Default"/>
        <table:table-column table:style-name="co2" table:default-cell-style-name="ce27"/>
        <table:table-column table:style-name="co2" table:default-cell-style-name="Default"/>
        <table:table-column table:style-name="co2" table:default-cell-style-name="ce27"/>
        <table:table-column table:style-name="co2" table:default-cell-style-name="ce43"/>
        <table:table-column table:style-name="co2" table:number-columns-repeated="1013" table:default-cell-style-name="Default"/>
        <table:table-row table:style-name="ro1">
          <table:table-cell table:style-name="ce22" office:value-type="string" calcext:value-type="string">
            <text:p>Voltage Rails</text:p>
          </table:table-cell>
          <table:table-cell table:style-name="ce26"/>
          <table:table-cell table:style-name="ce22" office:value-type="string" calcext:value-type="string">
            <text:p>Min</text:p>
          </table:table-cell>
          <table:table-cell table:style-name="ce22" office:value-type="string" calcext:value-type="string">
            <text:p>Typ</text:p>
          </table:table-cell>
          <table:table-cell table:style-name="ce22" office:value-type="string" calcext:value-type="string">
            <text:p>Max</text:p>
          </table:table-cell>
          <table:table-cell table:style-name="ce26"/>
          <table:table-cell table:style-name="ce22" office:value-type="string" calcext:value-type="string">
            <text:p>P Efficiency (Normal / Suspend)</text:p>
          </table:table-cell>
          <table:table-cell table:style-name="ce22" table:number-columns-repeated="2"/>
          <table:table-cell table:style-name="ce22" office:value-type="string" calcext:value-type="string">
            <text:p>I Factor (Normal / Suspend)</text:p>
          </table:table-cell>
          <table:table-cell table:style-name="ce26" table:number-columns-repeated="1014"/>
        </table:table-row>
        <table:table-row table:style-name="ro1">
          <table:table-cell office:value-type="string" calcext:value-type="string">
            <text:p>5V USB Rail</text:p>
          </table:table-cell>
          <table:table-cell/>
          <table:table-cell table:style-name="ce42" table:formula="of:=4.35 - (1.5 * (0.02 + 0.05 * 1.2))" office:value-type="float" office:value="4.23" calcext:value-type="float">
            <text:p>4.230</text:p>
          </table:table-cell>
          <table:table-cell table:style-name="ce42" office:value-type="float" office:value="5" calcext:value-type="float">
            <text:p>5.000</text:p>
          </table:table-cell>
          <table:table-cell table:style-name="ce42" office:value-type="float" office:value="5.5" calcext:value-type="float">
            <text:p>5.500</text:p>
          </table:table-cell>
          <table:table-cell table:style-name="Default"/>
          <table:table-cell table:number-columns-repeated="2" table:style-name="ce43" office:value-type="float" office:value="1" calcext:value-type="float">
            <text:p>1.00</text:p>
          </table:table-cell>
          <table:table-cell/>
          <table:table-cell table:style-name="ce43" office:value-type="float" office:value="1" calcext:value-type="float">
            <text:p>1.00</text:p>
          </table:table-cell>
          <table:table-cell office:value-type="float" office:value="1" calcext:value-type="float">
            <text:p>1.00</text:p>
          </table:table-cell>
          <table:table-cell/>
          <table:table-cell office:value-type="string" calcext:value-type="string">
            <text:p>Including IR drop for R=20m bead, R=50m+20% MP5016H at I=1.5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6V Analogue</text:p>
          </table:table-cell>
          <table:table-cell/>
          <table:table-cell table:style-name="ce42" table:formula="of:=[.D3] * 0.95" office:value-type="float" office:value="3.42" calcext:value-type="float">
            <text:p>3.420</text:p>
          </table:table-cell>
          <table:table-cell table:style-name="ce42" table:formula="of:=3.6" office:value-type="float" office:value="3.6" calcext:value-type="float">
            <text:p>3.600</text:p>
          </table:table-cell>
          <table:table-cell table:style-name="ce42" table:formula="of:=[.D3] * 1.05" office:value-type="float" office:value="3.78" calcext:value-type="float">
            <text:p>3.780</text:p>
          </table:table-cell>
          <table:table-cell table:style-name="Default"/>
          <table:table-cell table:style-name="ce43" table:formula="of:=[.$G2]" office:value-type="float" office:value="1" calcext:value-type="float">
            <text:p>1.00</text:p>
          </table:table-cell>
          <table:table-cell table:style-name="ce43" table:formula="of:=[.$H2]" office:value-type="float" office:value="1" calcext:value-type="float">
            <text:p>1.00</text:p>
          </table:table-cell>
          <table:table-cell/>
          <table:table-cell table:style-name="ce43" office:value-type="float" office:value="1" calcext:value-type="float">
            <text:p>1.00</text:p>
          </table:table-cell>
          <table:table-cell office:value-type="float" office:value="1" calcext:value-type="float">
            <text:p>1.00</text:p>
          </table:table-cell>
          <table:table-cell/>
          <table:table-cell office:value-type="string" calcext:value-type="string">
            <text:p>An LDO regulator from the USB rail, so current drawn from USB is 1: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3V Rail (Always On)</text:p>
          </table:table-cell>
          <table:table-cell/>
          <table:table-cell table:style-name="ce42" table:formula="of:=[.D4] * 0.95" office:value-type="float" office:value="3.135" calcext:value-type="float">
            <text:p>3.135</text:p>
          </table:table-cell>
          <table:table-cell table:style-name="ce42" table:formula="of:=3.3" office:value-type="float" office:value="3.3" calcext:value-type="float">
            <text:p>3.300</text:p>
          </table:table-cell>
          <table:table-cell table:style-name="ce42" table:formula="of:=[.D4] * 1.05" office:value-type="float" office:value="3.465" calcext:value-type="float">
            <text:p>3.465</text:p>
          </table:table-cell>
          <table:table-cell table:style-name="Default"/>
          <table:table-cell table:style-name="ce43" office:value-type="float" office:value="0.9" calcext:value-type="float">
            <text:p>0.90</text:p>
          </table:table-cell>
          <table:table-cell table:style-name="ce43" office:value-type="float" office:value="0.8" calcext:value-type="float">
            <text:p>0.80</text:p>
          </table:table-cell>
          <table:table-cell/>
          <table:table-cell table:style-name="ce43" table:formula="of:=[.$E$4] / [.$G4] / [.$C$2]" office:value-type="float" office:value="0.91016548463357" calcext:value-type="float">
            <text:p>0.91</text:p>
          </table:table-cell>
          <table:table-cell table:formula="of:=[.$E$4] / [.$H4] / [.$C$2]" office:value-type="float" office:value="1.02393617021277" calcext:value-type="float">
            <text:p>1.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.8V Digital</text:p>
          </table:table-cell>
          <table:table-cell/>
          <table:table-cell table:style-name="ce42" table:formula="of:=[.D5] * 0.95" office:value-type="float" office:value="2.66" calcext:value-type="float">
            <text:p>2.660</text:p>
          </table:table-cell>
          <table:table-cell table:style-name="ce42" office:value-type="float" office:value="2.8" calcext:value-type="float">
            <text:p>2.800</text:p>
          </table:table-cell>
          <table:table-cell table:style-name="ce42" table:formula="of:=[.D5] * 1.05" office:value-type="float" office:value="2.94" calcext:value-type="float">
            <text:p>2.940</text:p>
          </table:table-cell>
          <table:table-cell table:style-name="Default"/>
          <table:table-cell table:style-name="ce43" table:formula="of:=[.$G4]" office:value-type="float" office:value="0.9" calcext:value-type="float">
            <text:p>0.90</text:p>
          </table:table-cell>
          <table:table-cell table:style-name="ce43" table:formula="of:=[.$H4]" office:value-type="float" office:value="0.8" calcext:value-type="float">
            <text:p>0.80</text:p>
          </table:table-cell>
          <table:table-cell/>
          <table:table-cell table:style-name="ce43" table:formula="of:=[.J4]" office:value-type="float" office:value="0.91016548463357" calcext:value-type="float">
            <text:p>0.91</text:p>
          </table:table-cell>
          <table:table-cell table:formula="of:=[.K4]" office:value-type="float" office:value="1.02393617021277" calcext:value-type="float">
            <text:p>1.02</text:p>
          </table:table-cell>
          <table:table-cell/>
          <table:table-cell office:value-type="string" calcext:value-type="string">
            <text:p>An LDO regulator from the 3.3V rail, so current drawn from USB is based on efficiency of the SMPS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2" office:value-type="string" calcext:value-type="string">
            <text:p>Normal Operation</text:p>
          </table:table-cell>
          <table:table-cell table:style-name="ce26"/>
          <table:table-cell table:style-name="ce22"/>
          <table:table-cell table:style-name="ce22" office:value-type="string" calcext:value-type="string">
            <text:p>mA (seen by regulator)</text:p>
          </table:table-cell>
          <table:table-cell table:style-name="ce26"/>
          <table:table-cell table:style-name="ce22" office:value-type="string" calcext:value-type="string">
            <text:p>mA (seen by USB)</text:p>
          </table:table-cell>
          <table:table-cell table:style-name="ce26"/>
          <table:table-cell table:style-name="ce22" office:value-type="string" calcext:value-type="string">
            <text:p>Pre-Enumeration ?</text:p>
          </table:table-cell>
          <table:table-cell table:style-name="ce22"/>
          <table:table-cell table:style-name="ce22" office:value-type="string" calcext:value-type="string">
            <text:p>USB Suspend ?</text:p>
          </table:table-cell>
          <table:table-cell table:style-name="ce26" table:number-columns-repeated="1014"/>
        </table:table-row>
        <table:table-row table:style-name="ro1">
          <table:table-cell office:value-type="string" calcext:value-type="string">
            <text:p>USB / Power Modu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USB BC1.2 Detection (BQ24392)</text:p>
          </table:table-cell>
          <table:table-cell table:number-columns-repeated="2"/>
          <table:table-cell table:formula="of:=0.1 + 1000 * [.$E$2] / (950000 * 0.9)" office:value-type="float" office:value="0.106432748538012" calcext:value-type="float">
            <text:p>0.11</text:p>
          </table:table-cell>
          <table:table-cell/>
          <table:table-cell table:formula="of:=[.$D9] * [.$J$2]" office:value-type="float" office:value="0.106432748538012" calcext:value-type="float">
            <text:p>0.11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[.$J$2] / [.$K$4]" office:value-type="percentage" office:value="0.976623376623377" calcext:value-type="percentage">
            <text:p>97.66%</text:p>
          </table:table-cell>
          <table:table-cell table:formula="of:=[.$D9] * [.$J9]" office:value-type="float" office:value="0.1039447102605" calcext:value-type="float">
            <text:p>0.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4"/>2x Open-Collector Pullup Resistors</text:p>
          </table:table-cell>
          <table:table-cell table:number-columns-repeated="2"/>
          <table:table-cell table:formula="of:=2 * 1000 * [.$E$4] / (10000 * 0.97)" office:value-type="float" office:value="0.714432989690722" calcext:value-type="float">
            <text:p>0.71</text:p>
          </table:table-cell>
          <table:table-cell/>
          <table:table-cell table:formula="of:=[.$D10] * [.$J$4]" office:value-type="float" office:value="0.650252248300066" calcext:value-type="float">
            <text:p>0.65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3 * 0.001 / [.$D10]" office:value-type="percentage" office:value="0.0041991341991342" calcext:value-type="percentage">
            <text:p>0.42%</text:p>
          </table:table-cell>
          <table:table-cell table:formula="of:=[.$D10] * [.$J10]" office:value-type="float" office:value="0.003" calcext:value-type="float">
            <text:p>0.00</text:p>
          </table:table-cell>
          <table:table-cell/>
          <table:table-cell office:value-type="string" calcext:value-type="string">
            <text:p>Assuming pull-ups are to a toggleable I/O line from MCU, or using pull-ups internal to the MCU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USB Type C – CC and PD (FUSB302)</text:p>
          </table:table-cell>
          <table:table-cell table:number-columns-repeated="2"/>
          <table:table-cell table:formula="of:=0.04 + 0.04 + 0.01 * 2 + 0.01" office:value-type="float" office:value="0.11" calcext:value-type="float">
            <text:p>0.11</text:p>
          </table:table-cell>
          <table:table-cell/>
          <table:table-cell table:formula="of:=[.$D11] * [.$J$4]" office:value-type="float" office:value="0.100118203309693" calcext:value-type="float">
            <text:p>0.10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formula="of:=[.$D11] * [.$J11]" office:value-type="float" office:value="0.11" calcext:value-type="float">
            <text:p>0.11</text:p>
          </table:table-cell>
          <table:table-cell/>
          <table:table-cell office:value-type="string" calcext:value-type="string">
            <text:p>The only USB part to run from the 3.3V Digital Supply (as opposed to VBUS) so SMPS efficiency needs to be taken into accou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USB OVP / OCP (MP5016H)</text:p>
          </table:table-cell>
          <table:table-cell table:number-columns-repeated="2"/>
          <table:table-cell table:formula="of:=0.09 * 1.2 + 0.0027" office:value-type="float" office:value="0.1107" calcext:value-type="float">
            <text:p>0.11</text:p>
          </table:table-cell>
          <table:table-cell/>
          <table:table-cell table:formula="of:=[.$D12] * [.$J$2]" office:value-type="float" office:value="0.1107" calcext:value-type="float">
            <text:p>0.11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[.$J$2] / [.$K$4]" office:value-type="percentage" office:value="0.976623376623377" calcext:value-type="percentage">
            <text:p>97.66%</text:p>
          </table:table-cell>
          <table:table-cell table:formula="of:=[.$D12] * [.$J12]" office:value-type="float" office:value="0.108112207792208" calcext:value-type="float">
            <text:p>0.11</text:p>
          </table:table-cell>
          <table:table-cell/>
          <table:table-cell office:value-type="string" calcext:value-type="string">
            <text:p>Assuming 270k pull-up on EN (roughly 2.7uA at 6V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Buck Converter (TPS628512)</text:p>
          </table:table-cell>
          <table:table-cell table:number-columns-repeated="2"/>
          <table:table-cell table:formula="of:=0.036 + 0.044 + 0.07 + 0.011" office:value-type="float" office:value="0.161" calcext:value-type="float">
            <text:p>0.16</text:p>
          </table:table-cell>
          <table:table-cell/>
          <table:table-cell table:formula="of:=[.$D13] * [.$J$2]" office:value-type="float" office:value="0.161" calcext:value-type="float">
            <text:p>0.16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(([.$D13] - 0.014) / [.$D13]) * [.$J$2] / [.$K$4]" office:value-type="percentage" office:value="0.891699604743083" calcext:value-type="percentage">
            <text:p>89.17%</text:p>
          </table:table-cell>
          <table:table-cell table:formula="of:=[.$D13] * [.$J13]" office:value-type="float" office:value="0.143563636363636" calcext:value-type="float">
            <text:p>0.14</text:p>
          </table:table-cell>
          <table:table-cell/>
          <table:table-cell office:value-type="string" calcext:value-type="string">
            <text:p>Quiescent only – excludes switching curr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4"/>Feedback Resistors</text:p>
          </table:table-cell>
          <table:table-cell table:number-columns-repeated="2"/>
          <table:table-cell table:formula="of:=1000 * [.$E$4] * 1.05 / ((88700 + 19600) * 0.97)" office:value-type="float" office:value="0.0346331781706029" calcext:value-type="float">
            <text:p>0.03</text:p>
          </table:table-cell>
          <table:table-cell/>
          <table:table-cell table:formula="of:=[.$D14] * [.$J$4]" office:value-type="float" office:value="0.0315219233940475" calcext:value-type="float">
            <text:p>0.03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formula="of:=[.$D14] * [.$J14]" office:value-type="float" office:value="0.0346331781706029" calcext:value-type="float">
            <text:p>0.03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SF Receiver Modu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LDO Quiescent / Ground Currents (TPS7A2040)</text:p>
          </table:table-cell>
          <table:table-cell table:number-columns-repeated="2"/>
          <table:table-cell office:value-type="float" office:value="2" calcext:value-type="float">
            <text:p>2.00</text:p>
          </table:table-cell>
          <table:table-cell/>
          <table:table-cell table:formula="of:=[.$D17] * [.$J$3]" office:value-type="float" office:value="2" calcext:value-type="float">
            <text:p>2.00</text:p>
          </table:table-cell>
          <table:table-cell/>
          <table:table-cell table:formula="of:=0.2 / [.$D17]" office:value-type="percentage" office:value="0.1" calcext:value-type="percentage">
            <text:p>10.00%</text:p>
          </table:table-cell>
          <table:table-cell/>
          <table:table-cell table:formula="of:=0.0005 / [.$D17] * [.$J$2] / [.$K$4]" office:value-type="percentage" office:value="0.000244155844155843" calcext:value-type="percentage">
            <text:p>0.02%</text:p>
          </table:table-cell>
          <table:table-cell table:formula="of:=[.$D17] * [.$J17]" office:value-type="float" office:value="0.000488311688311686" calcext:value-type="float">
            <text:p>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LDO Quiescent / Ground Currents (TPS7A2036)</text:p>
          </table:table-cell>
          <table:table-cell table:number-columns-repeated="2"/>
          <table:table-cell office:value-type="float" office:value="2" calcext:value-type="float">
            <text:p>2.00</text:p>
          </table:table-cell>
          <table:table-cell/>
          <table:table-cell table:formula="of:=[.$D18] * [.$J$3]" office:value-type="float" office:value="2" calcext:value-type="float">
            <text:p>2.00</text:p>
          </table:table-cell>
          <table:table-cell/>
          <table:table-cell table:formula="of:=0.2 / [.$D18]" office:value-type="percentage" office:value="0.1" calcext:value-type="percentage">
            <text:p>1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18] * [.$J18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Opamp Quiescent Currents (MCP6486)</text:p>
          </table:table-cell>
          <table:table-cell table:number-columns-repeated="2"/>
          <table:table-cell table:formula="of:=2.5 * 4 * 2" office:value-type="float" office:value="20" calcext:value-type="float">
            <text:p>20.00</text:p>
          </table:table-cell>
          <table:table-cell/>
          <table:table-cell table:formula="of:=[.$D19] * [.$J$3]" office:value-type="float" office:value="20" calcext:value-type="float">
            <text:p>20.00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19] * [.$J19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Opamp Signal Chain</text:p>
          </table:table-cell>
          <table:table-cell table:number-columns-repeated="2"/>
          <table:table-cell office:value-type="float" office:value="40" calcext:value-type="float">
            <text:p>40.00</text:p>
          </table:table-cell>
          <table:table-cell/>
          <table:table-cell table:formula="of:=[.$D20] * [.$J$3]" office:value-type="float" office:value="40" calcext:value-type="float">
            <text:p>40.00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20] * [.$J20]" office:value-type="float" office:value="0" calcext:value-type="float">
            <text:p>0.00</text:p>
          </table:table-cell>
          <table:table-cell/>
          <table:table-cell office:value-type="string" calcext:value-type="string">
            <text:p>Simulated (typical 25mA with about 1mA(pp) dynamic + a bit for margin is around 40mA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Gain Multiplexers (TMUX1511)</text:p>
          </table:table-cell>
          <table:table-cell table:number-columns-repeated="2"/>
          <table:table-cell table:formula="of:=2 * (0.07 + 0.002 * 4)" office:value-type="float" office:value="0.156" calcext:value-type="float">
            <text:p>0.16</text:p>
          </table:table-cell>
          <table:table-cell/>
          <table:table-cell table:formula="of:=[.$D21] * [.$J$3]" office:value-type="float" office:value="0.156" calcext:value-type="float">
            <text:p>0.16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21] * [.$J21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Gain Shift Register (74HC595)</text:p>
          </table:table-cell>
          <table:table-cell table:number-columns-repeated="2"/>
          <table:table-cell table:formula="of:=0.08 + 0.001 * 5" office:value-type="float" office:value="0.085" calcext:value-type="float">
            <text:p>0.09</text:p>
          </table:table-cell>
          <table:table-cell/>
          <table:table-cell table:formula="of:=[.$D22] * [.$J$4]" office:value-type="float" office:value="0.0773640661938534" calcext:value-type="float">
            <text:p>0.08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formula="of:=[.$D22] * [.$J22]" office:value-type="float" office:value="0.085" calcext:value-type="float">
            <text:p>0.09</text:p>
          </table:table-cell>
          <table:table-cell/>
          <table:table-cell office:value-type="string" calcext:value-type="string">
            <text:p>Powered by the +3.3V Digital Rai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Biasing / Reference Voltages</text:p>
          </table:table-cell>
          <table:table-cell table:number-columns-repeated="2"/>
          <table:table-cell table:formula="of:=1000 * ([.$E$3] / (4990 * 2 * 0.98) + 2.5 * 1.05 / (4990 * 2 * 0.98) + [.$E$3] / ((4330 / 2 * 0.98) + 4990 * 0.98))" office:value-type="float" office:value="1.19396474890482" calcext:value-type="float">
            <text:p>1.19</text:p>
          </table:table-cell>
          <table:table-cell/>
          <table:table-cell table:formula="of:=[.$D23] * [.$J$3]" office:value-type="float" office:value="1.19396474890482" calcext:value-type="float">
            <text:p>1.19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23] * [.$J23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CU (Core) Module</text:p>
          </table:table-cell>
          <table:table-cell table:number-columns-repeated="11"/>
          <table:table-cell office:value-type="string" calcext:value-type="string">
            <text:p>*** Does not take into account debugging (ETM), etc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PIC32 Static</text:p>
          </table:table-cell>
          <table:table-cell table:number-columns-repeated="2"/>
          <table:table-cell table:formula="of:=0.001 * 81 + 0.245 * 120 + 0.005 + 0.015 + 0.025 + 0.055 * 4 + 1 + 2.5 * 3 + 8 * 2 + 8 + 2.5 * 5 + 5 * 2" office:value-type="float" office:value="84.746" calcext:value-type="float">
            <text:p>84.75</text:p>
          </table:table-cell>
          <table:table-cell/>
          <table:table-cell table:formula="of:=[.$D26] * [.$J$4]" office:value-type="float" office:value="77.1328841607565" calcext:value-type="float">
            <text:p>77.13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(0.001 * 81 + 0.537 + 0.005 * 2 + 0.01) / [.$D26]" office:value-type="percentage" office:value="0.00752837892053902" calcext:value-type="percentage">
            <text:p>0.75%</text:p>
          </table:table-cell>
          <table:table-cell table:formula="of:=[.$D26] * [.$J26]" office:value-type="float" office:value="0.638" calcext:value-type="float">
            <text:p>0.64</text:p>
          </table:table-cell>
          <table:table-cell/>
          <table:table-cell office:value-type="string" calcext:value-type="string">
            <text:p>Not listed in datasheet under peripheral consumption so assuming 5x SERCOM at 2.5mA apiece, QSPI and SDHC at 5mA. <text:s/>All static current / MCU internal dynamic, no external dynamic / switching current. <text:s/>Normal mode assumes LDO regulator at 120MHz clocking. <text:s/>USB Suspend mode assumes buck regulator with MCU in standby mode with RTC and all RAM retained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4"/>USB D+ Pull-Up</text:p>
          </table:table-cell>
          <table:table-cell table:number-columns-repeated="2"/>
          <table:table-cell table:formula="of:=1000 * [.$E$4] / (1500 + 15000 * 0.95)" office:value-type="float" office:value="0.22" calcext:value-type="float">
            <text:p>0.22</text:p>
          </table:table-cell>
          <table:table-cell/>
          <table:table-cell table:formula="of:=[.$D27] * [.$J$4]" office:value-type="float" office:value="0.200236406619385" calcext:value-type="float">
            <text:p>0.20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formula="of:=[.$D27] * [.$J27]" office:value-type="float" office:value="0.22" calcext:value-type="float">
            <text:p>0.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4"/>QSPI Dynamic I/O</text:p>
          </table:table-cell>
          <table:table-cell table:number-columns-repeated="2"/>
          <table:table-cell office:value-type="float" office:value="26" calcext:value-type="float">
            <text:p>26.00</text:p>
          </table:table-cell>
          <table:table-cell/>
          <table:table-cell table:formula="of:=[.$D28] * [.$J$4]" office:value-type="float" office:value="23.6643026004728" calcext:value-type="float">
            <text:p>23.66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28] * [.$J28]" office:value-type="float" office:value="0" calcext:value-type="float">
            <text:p>0.00</text:p>
          </table:table-cell>
          <table:table-cell/>
          <table:table-cell office:value-type="string" calcext:value-type="string">
            <text:p>5x switching at 50MHz into 30p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4"/>SDHC Dynamic I/O</text:p>
          </table:table-cell>
          <table:table-cell table:number-columns-repeated="2"/>
          <table:table-cell office:value-type="float" office:value="26" calcext:value-type="float">
            <text:p>26.00</text:p>
          </table:table-cell>
          <table:table-cell/>
          <table:table-cell table:formula="of:=[.$D29] * [.$J$4]" office:value-type="float" office:value="23.6643026004728" calcext:value-type="float">
            <text:p>23.66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29] * [.$J29]" office:value-type="float" office:value="0" calcext:value-type="float">
            <text:p>0.00</text:p>
          </table:table-cell>
          <table:table-cell/>
          <table:table-cell office:value-type="string" calcext:value-type="string">
            <text:p>5x switching at 50MHz into 30p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4"/>I2C Dynamic I/O</text:p>
          </table:table-cell>
          <table:table-cell table:number-columns-repeated="2"/>
          <table:table-cell office:value-type="float" office:value="2" calcext:value-type="float">
            <text:p>2.00</text:p>
          </table:table-cell>
          <table:table-cell/>
          <table:table-cell table:formula="of:=[.$D30] * [.$J$4]" office:value-type="float" office:value="1.82033096926714" calcext:value-type="float">
            <text:p>1.82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0] * [.$J30]" office:value-type="float" office:value="0" calcext:value-type="float">
            <text:p>0.00</text:p>
          </table:table-cell>
          <table:table-cell/>
          <table:table-cell office:value-type="string" calcext:value-type="string">
            <text:p>2x switching at 400kHz into 400p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4"/>All SERCOM Dynamic I/O</text:p>
          </table:table-cell>
          <table:table-cell table:number-columns-repeated="2"/>
          <table:table-cell office:value-type="float" office:value="10" calcext:value-type="float">
            <text:p>10.00</text:p>
          </table:table-cell>
          <table:table-cell/>
          <table:table-cell table:formula="of:=[.$D31] * [.$J$4]" office:value-type="float" office:value="9.1016548463357" calcext:value-type="float">
            <text:p>9.10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1] * [.$J31]" office:value-type="float" office:value="0" calcext:value-type="float">
            <text:p>0.00</text:p>
          </table:table-cell>
          <table:table-cell/>
          <table:table-cell office:value-type="string" calcext:value-type="string">
            <text:p>12x switching at 8MHz into 30p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2.48V Reference (AZ431L)</text:p>
          </table:table-cell>
          <table:table-cell table:number-columns-repeated="2"/>
          <table:table-cell table:formula="of:=1 + 0.004" office:value-type="float" office:value="1.004" calcext:value-type="float">
            <text:p>1.00</text:p>
          </table:table-cell>
          <table:table-cell/>
          <table:table-cell table:formula="of:=[.$D32] * [.$J$3]" office:value-type="float" office:value="1.004" calcext:value-type="float">
            <text:p>1.00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2] * [.$J32]" office:value-type="float" office:value="0" calcext:value-type="float">
            <text:p>0.00</text:p>
          </table:table-cell>
          <table:table-cell/>
          <table:table-cell table:style-name="ce23" office:value-type="string" calcext:value-type="string">
            <text:p>Powered by the +3.6V Analogue Rai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SD Card Load Switch</text:p>
          </table:table-cell>
          <table:table-cell table:number-columns-repeated="4"/>
          <table:table-cell table:formula="of:=[.$D33] * [.$J$4]" office:value-type="float" office:value="0" calcext:value-type="float">
            <text:p>0.00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3] * [.$J33]" office:value-type="float" office:value="0" calcext:value-type="float">
            <text:p>0.00</text:p>
          </table:table-cell>
          <table:table-cell/>
          <table:table-cell table:style-name="ce23"/>
          <table:table-cell table:number-columns-repeated="1011"/>
        </table:table-row>
        <table:table-row table:style-name="ro1">
          <table:table-cell office:value-type="string" calcext:value-type="string">
            <text:p><text:s text:c="2"/>SD Card LED</text:p>
          </table:table-cell>
          <table:table-cell table:number-columns-repeated="2"/>
          <table:table-cell table:formula="of:=1000 * ([.$E$4] - 1) / (330 * 0.97)" office:value-type="float" office:value="7.70071852546079" calcext:value-type="float">
            <text:p>7.70</text:p>
          </table:table-cell>
          <table:table-cell/>
          <table:table-cell table:formula="of:=[.$D34] * [.$J$4]" office:value-type="float" office:value="7.00892820875273" calcext:value-type="float">
            <text:p>7.01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4] * [.$J34]" office:value-type="float" office:value="0" calcext:value-type="float">
            <text:p>0.00</text:p>
          </table:table-cell>
          <table:table-cell/>
          <table:table-cell table:style-name="ce23"/>
          <table:table-cell table:number-columns-repeated="1011"/>
        </table:table-row>
        <table:table-row table:style-name="ro1">
          <table:table-cell office:value-type="string" calcext:value-type="string">
            <text:p><text:s text:c="2"/>SD Card</text:p>
          </table:table-cell>
          <table:table-cell table:number-columns-repeated="2"/>
          <table:table-cell table:formula="of:=1000 * 0.72 / [.$C$4]" office:value-type="float" office:value="229.665071770335" calcext:value-type="float">
            <text:p>229.67</text:p>
          </table:table-cell>
          <table:table-cell/>
          <table:table-cell table:formula="of:=[.$D35] * [.$J$4]" office:value-type="float" office:value="209.033221351251" calcext:value-type="float">
            <text:p>209.03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5] * [.$J35]" office:value-type="float" office:value="0" calcext:value-type="float">
            <text:p>0.00</text:p>
          </table:table-cell>
          <table:table-cell/>
          <table:table-cell table:style-name="ce23" office:value-type="string" calcext:value-type="string">
            <text:p>Dynamic switching current taken into account in the PIC32 breakdown abo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Bypass Capacitor Leakage Current</text:p>
          </table:table-cell>
          <table:table-cell table:number-columns-repeated="2"/>
          <table:table-cell table:formula="of:=60 * 0.001" office:value-type="float" office:value="0.06" calcext:value-type="float">
            <text:p>0.06</text:p>
          </table:table-cell>
          <table:table-cell/>
          <table:table-cell table:formula="of:=[.$D36] * [.$J$4]" office:value-type="float" office:value="0.0546099290780142" calcext:value-type="float">
            <text:p>0.05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formula="of:=[.$D36] * [.$J36]" office:value-type="float" office:value="0.06" calcext:value-type="float">
            <text:p>0.06</text:p>
          </table:table-cell>
          <table:table-cell/>
          <table:table-cell table:style-name="ce23"/>
          <table:table-cell table:number-columns-repeated="1011"/>
        </table:table-row>
        <table:table-row table:style-name="ro1">
          <table:table-cell table:number-columns-repeated="12"/>
          <table:table-cell table:style-name="ce24"/>
          <table:table-cell table:number-columns-repeated="1011"/>
        </table:table-row>
        <table:table-row table:style-name="ro1">
          <table:table-cell office:value-type="string" calcext:value-type="string">
            <text:p>Audio Output Module</text:p>
          </table:table-cell>
          <table:table-cell table:number-columns-repeated="11"/>
          <table:table-cell table:style-name="ce24"/>
          <table:table-cell table:number-columns-repeated="1011"/>
        </table:table-row>
        <table:table-row table:style-name="ro1">
          <table:table-cell office:value-type="string" calcext:value-type="string">
            <text:p><text:s text:c="2"/>Current-Limiting Shutdown Current (AP22653)</text:p>
          </table:table-cell>
          <table:table-cell table:number-columns-repeated="2"/>
          <table:table-cell table:formula="of:=0.001 + 0.001 + 0.002 + 0.001" office:value-type="float" office:value="0.005" calcext:value-type="float">
            <text:p>0.01</text:p>
          </table:table-cell>
          <table:table-cell/>
          <table:table-cell table:formula="of:=[.$D39] * [.$J$2]" office:value-type="float" office:value="0.005" calcext:value-type="float">
            <text:p>0.01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[.$H39] * [.$J$2] / [.$K$4]" office:value-type="percentage" office:value="0.976623376623377" calcext:value-type="percentage">
            <text:p>97.66%</text:p>
          </table:table-cell>
          <table:table-cell table:formula="of:=[.$D39] * [.$J39]" office:value-type="float" office:value="0.00488311688311688" calcext:value-type="float">
            <text:p>0.00</text:p>
          </table:table-cell>
          <table:table-cell/>
          <table:table-cell table:style-name="ce24"/>
          <table:table-cell table:number-columns-repeated="1011"/>
        </table:table-row>
        <table:table-row table:style-name="ro1">
          <table:table-cell office:value-type="string" calcext:value-type="string">
            <text:p><text:s text:c="2"/>Current-Limiting Operating Current (AP22653)</text:p>
          </table:table-cell>
          <table:table-cell table:number-columns-repeated="2"/>
          <table:table-cell table:formula="of:=[.D39] + 0.16" office:value-type="float" office:value="0.165" calcext:value-type="float">
            <text:p>0.17</text:p>
          </table:table-cell>
          <table:table-cell/>
          <table:table-cell table:formula="of:=[.$D40] * [.$J$2]" office:value-type="float" office:value="0.165" calcext:value-type="float">
            <text:p>0.17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40] * [.$J40]" office:value-type="float" office:value="0" calcext:value-type="float">
            <text:p>0.00</text:p>
          </table:table-cell>
          <table:table-cell/>
          <table:table-cell table:style-name="ce24"/>
          <table:table-cell table:number-columns-repeated="1011"/>
        </table:table-row>
        <table:table-row table:style-name="ro1">
          <table:table-cell office:value-type="string" calcext:value-type="string">
            <text:p><text:s text:c="2"/>Filter Operating Current (MCP6486)</text:p>
          </table:table-cell>
          <table:table-cell table:number-columns-repeated="2"/>
          <table:table-cell office:value-type="float" office:value="1.5" calcext:value-type="float">
            <text:p>1.50</text:p>
          </table:table-cell>
          <table:table-cell/>
          <table:table-cell table:formula="of:=[.$D41] * [.$J$2]" office:value-type="float" office:value="1.5" calcext:value-type="float">
            <text:p>1.50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41] * [.$J41]" office:value-type="float" office:value="0" calcext:value-type="float">
            <text:p>0.00</text:p>
          </table:table-cell>
          <table:table-cell/>
          <table:table-cell table:style-name="ce23" office:value-type="string" calcext:value-type="string">
            <text:p>Simulated plus a bit for margi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Amplifier Operating Current (IS31AP4991A)</text:p>
          </table:table-cell>
          <table:table-cell table:number-columns-repeated="2"/>
          <table:table-cell table:formula="of:=3 * 1.1" office:value-type="float" office:value="3.3" calcext:value-type="float">
            <text:p>3.30</text:p>
          </table:table-cell>
          <table:table-cell/>
          <table:table-cell table:formula="of:=[.$D42] * [.$J$2]" office:value-type="float" office:value="3.3" calcext:value-type="float">
            <text:p>3.30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42] * [.$J42]" office:value-type="float" office:value="0" calcext:value-type="float">
            <text:p>0.00</text:p>
          </table:table-cell>
          <table:table-cell/>
          <table:table-cell table:style-name="ce24"/>
          <table:table-cell table:number-columns-repeated="1011"/>
        </table:table-row>
        <table:table-row table:style-name="ro1">
          <table:table-cell office:value-type="string" calcext:value-type="string">
            <text:p><text:s text:c="2"/>8 Ohm Output</text:p>
          </table:table-cell>
          <table:table-cell table:number-columns-repeated="2"/>
          <table:table-cell table:formula="of:=1000 * SQRT(1.5 / (8 * 0.8))" office:value-type="float" office:value="484.122918275927" calcext:value-type="float">
            <text:p>484.12</text:p>
          </table:table-cell>
          <table:table-cell/>
          <table:table-cell table:formula="of:=[.$D43] * [.$J$2]" office:value-type="float" office:value="484.122918275927" calcext:value-type="float">
            <text:p>484.12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43] * [.$J43]" office:value-type="float" office:value="0" calcext:value-type="float">
            <text:p>0.00</text:p>
          </table:table-cell>
          <table:table-cell/>
          <table:table-cell table:style-name="ce23" office:value-type="string" calcext:value-type="string">
            <text:p>Worst-case current limit for 1.5W dissipation – the current-limiter ought to have kicked in before this is hit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6"/>
          <table:table-cell table:number-columns-repeated="1013"/>
        </table:table-row>
        <table:table-row table:style-name="ro1">
          <table:table-cell office:value-type="string" calcext:value-type="string">
            <text:p>Sensor Module</text:p>
          </table:table-cell>
          <table:table-cell table:number-columns-repeated="9"/>
          <table:table-cell table:style-name="ce46"/>
          <table:table-cell table:number-columns-repeated="1013"/>
        </table:table-row>
        <table:table-row table:style-name="ro1">
          <table:table-cell office:value-type="string" calcext:value-type="string">
            <text:p><text:s text:c="2"/>LDO Quiescent / Ground Currents (TPS7A2028)</text:p>
          </table:table-cell>
          <table:table-cell table:number-columns-repeated="2"/>
          <table:table-cell office:value-type="float" office:value="2" calcext:value-type="float">
            <text:p>2.00</text:p>
          </table:table-cell>
          <table:table-cell/>
          <table:table-cell table:formula="of:=[.$D46] * [.$J$5]" office:value-type="float" office:value="1.82033096926714" calcext:value-type="float">
            <text:p>1.82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0.029 / [.$D46] * [.$K$5] / [.$K$4]" office:value-type="percentage" office:value="0.0145" calcext:value-type="percentage">
            <text:p>1.45%</text:p>
          </table:table-cell>
          <table:table-cell table:formula="of:=[.$D46] * [.$J46]" office:value-type="float" office:value="0.029" calcext:value-type="float">
            <text:p>0.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Humidity Sensor (with heater)</text:p>
          </table:table-cell>
          <table:table-cell table:number-columns-repeated="2"/>
          <table:table-cell table:formula="of:=4 * 0.0005 + 0.17 + 0.525 + 1000 * 0.368 / [.$C$5]" office:value-type="float" office:value="139.042864661654" calcext:value-type="float">
            <text:p>139.04</text:p>
          </table:table-cell>
          <table:table-cell/>
          <table:table-cell table:formula="of:=[.$D47] * [.$J$5]" office:value-type="float" office:value="126.552016299614" calcext:value-type="float">
            <text:p>126.55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table:formula="of:=(4 * 0.0005 + 0.015) / [.$D47] * [.$K$5] / [.$K$4]" office:value-type="percentage" office:value="0.000122264454500184" calcext:value-type="percentage">
            <text:p>0.01%</text:p>
          </table:table-cell>
          <table:table-cell table:formula="of:=[.$D47] * [.$J47]" office:value-type="float" office:value="0.017" calcext:value-type="float">
            <text:p>0.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Proximity Sensor</text:p>
          </table:table-cell>
          <table:table-cell table:number-columns-repeated="2"/>
          <table:table-cell table:formula="of:=4 * 0.01 + 5" office:value-type="float" office:value="5.04" calcext:value-type="float">
            <text:p>5.04</text:p>
          </table:table-cell>
          <table:table-cell/>
          <table:table-cell table:formula="of:=[.$D48] * [.$J$5]" office:value-type="float" office:value="4.58723404255319" calcext:value-type="float">
            <text:p>4.59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(4 * 0.01 + 0.17) / [.$D48] * [.$K$5] / [.$K$4]" office:value-type="percentage" office:value="0.0416666666666667" calcext:value-type="percentage">
            <text:p>4.17%</text:p>
          </table:table-cell>
          <table:table-cell table:formula="of:=[.$D48] * [.$J48]" office:value-type="float" office:value="0.21" calcext:value-type="float">
            <text:p>0.21</text:p>
          </table:table-cell>
          <table:table-cell/>
          <table:table-cell office:value-type="string" calcext:value-type="string">
            <text:p>Assuming a 1Hz sampling rate under typical conditions whilst suspend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Barometric Pressure Sensor</text:p>
          </table:table-cell>
          <table:table-cell table:number-columns-repeated="2"/>
          <table:table-cell table:style-name="Default" table:formula="of:=0.001 * 4 + 0.345" office:value-type="float" office:value="0.349" calcext:value-type="float">
            <text:p>0.349</text:p>
          </table:table-cell>
          <table:table-cell/>
          <table:table-cell table:formula="of:=[.$D49] * [.$J$5]" office:value-type="float" office:value="0.317647754137116" calcext:value-type="float">
            <text:p>0.32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style-name="ce24"/>
          <table:table-cell table:formula="of:=(0.001 * 4 + 0.0005) / [.$D49] * [.$K$5] / [.$K$4]" office:value-type="percentage" office:value="0.0128939828080229" calcext:value-type="percentage">
            <text:p>1.29%</text:p>
          </table:table-cell>
          <table:table-cell table:formula="of:=[.$D49] * [.$J49]" office:value-type="float" office:value="0.0045" calcext:value-type="float">
            <text:p>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Infrared Sensor</text:p>
          </table:table-cell>
          <table:table-cell table:number-columns-repeated="2"/>
          <table:table-cell table:style-name="Default" office:value-type="float" office:value="0.5" calcext:value-type="float">
            <text:p>0.5</text:p>
          </table:table-cell>
          <table:table-cell/>
          <table:table-cell table:formula="of:=[.$D50] * [.$J$4]" office:value-type="float" office:value="0.455082742316785" calcext:value-type="float">
            <text:p>0.46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style-name="ce24"/>
          <table:table-cell office:value-type="percentage" office:value="1" calcext:value-type="percentage">
            <text:p>100.00%</text:p>
          </table:table-cell>
          <table:table-cell table:formula="of:=[.$D50] * [.$J50]" office:value-type="float" office:value="0.5" calcext:value-type="float">
            <text:p>0.5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TFT Modu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Multiplexers (TMUX1574)</text:p>
          </table:table-cell>
          <table:table-cell table:number-columns-repeated="4"/>
          <table:table-cell table:formula="of:=[.$D53] * [.$J$4]" office:value-type="float" office:value="0" calcext:value-type="float">
            <text:p>0.00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style-name="ce24"/>
          <table:table-cell office:value-type="percentage" office:value="1" calcext:value-type="percentage">
            <text:p>100.00%</text:p>
          </table:table-cell>
          <table:table-cell table:formula="of:=[.$D53] * [.$J53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TFT Controller (GC9C01)</text:p>
          </table:table-cell>
          <table:table-cell table:number-columns-repeated="2"/>
          <table:table-cell table:formula="of:=2 * 10.5" office:value-type="float" office:value="21" calcext:value-type="float">
            <text:p>21.00</text:p>
          </table:table-cell>
          <table:table-cell/>
          <table:table-cell table:formula="of:=[.$D54] * [.$J$4]" office:value-type="float" office:value="19.113475177305" calcext:value-type="float">
            <text:p>19.11</text:p>
          </table:table-cell>
          <table:table-cell/>
          <table:table-cell office:value-type="percentage" office:value="0" calcext:value-type="percentage">
            <text:p>0.00%</text:p>
          </table:table-cell>
          <table:table-cell table:style-name="ce24"/>
          <table:table-cell table:formula="of:=(2 * 0.03) / [.$D54]" office:value-type="percentage" office:value="0.00285714285714286" calcext:value-type="percentage">
            <text:p>0.29%</text:p>
          </table:table-cell>
          <table:table-cell table:formula="of:=[.$D54] * [.$J54]" office:value-type="float" office:value="0.06" calcext:value-type="float">
            <text:p>0.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TFT Backlight</text:p>
          </table:table-cell>
          <table:table-cell table:number-columns-repeated="2"/>
          <table:table-cell table:formula="of:=2 * 40" office:value-type="float" office:value="80" calcext:value-type="float">
            <text:p>80.00</text:p>
          </table:table-cell>
          <table:table-cell/>
          <table:table-cell table:formula="of:=[.$D55] * [.$J$4]" office:value-type="float" office:value="72.8132387706856" calcext:value-type="float">
            <text:p>72.81</text:p>
          </table:table-cell>
          <table:table-cell/>
          <table:table-cell office:value-type="percentage" office:value="0" calcext:value-type="percentage">
            <text:p>0.00%</text:p>
          </table:table-cell>
          <table:table-cell table:style-name="ce24"/>
          <table:table-cell office:value-type="percentage" office:value="0" calcext:value-type="percentage">
            <text:p>0.00%</text:p>
          </table:table-cell>
          <table:table-cell table:formula="of:=[.$D55] * [.$J55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24"/>
          <table:table-cell table:number-columns-repeated="1015"/>
        </table:table-row>
        <table:table-row table:style-name="ro1">
          <table:table-cell office:value-type="string" calcext:value-type="string">
            <text:p>Bluetooth Module</text:p>
          </table:table-cell>
          <table:table-cell table:number-columns-repeated="2"/>
          <table:table-cell table:formula="of:=0.001 * 10 + 4.2 + 10.5 + 10.8 + 0.792" office:value-type="float" office:value="26.302" calcext:value-type="float">
            <text:p>26.30</text:p>
          </table:table-cell>
          <table:table-cell/>
          <table:table-cell table:formula="of:=[.$D57] * [.$J$4]" office:value-type="float" office:value="23.9391725768322" calcext:value-type="float">
            <text:p>23.94</text:p>
          </table:table-cell>
          <table:table-cell/>
          <table:table-cell office:value-type="percentage" office:value="0" calcext:value-type="percentage">
            <text:p>0.00%</text:p>
          </table:table-cell>
          <table:table-cell table:style-name="ce24"/>
          <table:table-cell table:formula="of:=(0.001 * 10 + 0.01) / [.$D57]" office:value-type="percentage" office:value="0.000760398448787165" calcext:value-type="percentage">
            <text:p>0.08%</text:p>
          </table:table-cell>
          <table:table-cell table:formula="of:=[.$D57] * [.$J57]" office:value-type="float" office:value="0.02" calcext:value-type="float">
            <text:p>0.02</text:p>
          </table:table-cell>
          <table:table-cell/>
          <table:table-cell office:value-type="string" calcext:value-type="string">
            <text:p>Transmitting and receiving with fully active CPU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500mA/100mA Budget Remaining</text:p>
          </table:table-cell>
          <table:table-cell table:number-columns-repeated="2"/>
          <table:table-cell table:style-name="ce44"/>
          <table:table-cell table:style-name="ce47"/>
          <table:table-cell table:style-name="ce44" table:formula="of:=500 - SUM([.F8:.F58])" office:value-type="float" office:value="-657.962941620285" calcext:value-type="float">
            <text:p>-657.96</text:p>
          </table:table-cell>
          <table:table-cell table:style-name="ce47" table:formula="of:=[.F59] / 500" office:value-type="percentage" office:value="-1.31592588324057" calcext:value-type="percentage">
            <text:p>-131.59%</text:p>
          </table:table-cell>
          <table:table-cell table:style-name="ce44" table:formula="of:=100 - SUMPRODUCT([.F8:.F58]; [.H8:.H58])" office:value-type="float" office:value="13.7895848055362" calcext:value-type="float">
            <text:p>13.79</text:p>
          </table:table-cell>
          <table:table-cell table:style-name="ce44"/>
          <table:table-cell table:style-name="ce44" table:formula="of:=2.5 - (SUMPRODUCT([.D8:.D58]; [.J8:.J58]) * [.$K$4])" office:value-type="float" office:value="0.0915739706223984" calcext:value-type="float">
            <text:p>0.09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4" office:value-type="string" calcext:value-type="string">
            <text:p>1.5A Budget Remaining</text:p>
          </table:table-cell>
          <table:table-cell table:number-columns-repeated="2"/>
          <table:table-cell table:style-name="ce44"/>
          <table:table-cell table:style-name="ce47"/>
          <table:table-cell table:style-name="ce44" table:formula="of:=1500 - SUM([.F8:.F58])" office:value-type="float" office:value="342.037058379716" calcext:value-type="float">
            <text:p>342.04</text:p>
          </table:table-cell>
          <table:table-cell table:style-name="ce47" table:formula="of:=[.F60] / 1500" office:value-type="percentage" office:value="0.228024705586477" calcext:value-type="percentage">
            <text:p>22.80%</text:p>
          </table:table-cell>
          <table:table-cell table:style-name="ce47" table:formula="of:=[.H59] / 100" office:value-type="percentage" office:value="0.137895848055362" calcext:value-type="percentage">
            <text:p>13.79%</text:p>
          </table:table-cell>
          <table:table-cell table:style-name="ce44"/>
          <table:table-cell table:style-name="ce47" table:formula="of:=[.J59] / 2.5" office:value-type="percentage" office:value="0.0366295882489593" calcext:value-type="percentage">
            <text:p>3.66%</text:p>
          </table:table-cell>
          <table:table-cell table:style-name="Default"/>
          <table:table-cell/>
          <table:table-cell office:value-type="string" calcext:value-type="string">
            <text:p>Not a big concern being over by 100uA or so – cumulative total assumes worst-case, plus there is some leeway with sensor enablement / polling rates</text:p>
          </table:table-cell>
          <table:table-cell table:number-columns-repeated="1011"/>
        </table:table-row>
        <table:table-row table:style-name="ro1" table:number-rows-repeated="2">
          <table:table-cell table:style-name="ce23" table:number-columns-repeated="3"/>
          <table:table-cell table:style-name="ce45"/>
          <table:table-cell table:style-name="ce23" table:number-columns-repeated="4"/>
          <table:table-cell table:style-name="ce24"/>
          <table:table-cell table:style-name="ce23" table:number-columns-repeated="1015"/>
        </table:table-row>
        <table:table-row table:style-name="ro1">
          <table:table-cell table:style-name="ce23" table:number-columns-repeated="2"/>
          <table:table-cell table:style-name="ce24"/>
          <table:table-cell table:style-name="ce46"/>
          <table:table-cell table:style-name="ce23" table:number-columns-repeated="4"/>
          <table:table-cell table:style-name="ce24"/>
          <table:table-cell table:style-name="ce23" table:number-columns-repeated="1015"/>
        </table:table-row>
        <table:table-row table:style-name="ro1">
          <table:table-cell table:style-name="ce23" table:number-columns-repeated="3"/>
          <table:table-cell table:style-name="ce46"/>
          <table:table-cell table:style-name="ce24"/>
          <table:table-cell table:style-name="ce23" table:number-columns-repeated="3"/>
          <table:table-cell table:style-name="ce24"/>
          <table:table-cell table:style-name="ce23" table:number-columns-repeated="1015"/>
        </table:table-row>
        <table:table-row table:style-name="ro1">
          <table:table-cell table:style-name="ce24"/>
          <table:table-cell/>
          <table:table-cell table:style-name="ce24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23" table:number-columns-repeated="1015"/>
        </table:table-row>
        <table:table-row table:style-name="ro1">
          <table:table-cell table:style-name="ce24"/>
          <table:table-cell/>
          <table:table-cell table:style-name="ce24"/>
          <table:table-cell table:style-name="ce46"/>
          <table:table-cell table:style-name="ce24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4" table:number-columns-repeated="3"/>
          <table:table-cell table:style-name="ce46"/>
          <table:table-cell table:style-name="ce24" table:number-columns-repeated="1020"/>
        </table:table-row>
        <table:table-row table:style-name="ro1">
          <table:table-cell table:style-name="ce24"/>
          <table:table-cell/>
          <table:table-cell table:style-name="ce24"/>
          <table:table-cell table:style-name="ce46"/>
          <table:table-cell table:style-name="ce24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4"/>
          <table:table-cell/>
          <table:table-cell table:style-name="ce24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</table:table>
      <table:table table:name="TPS7A20xx LDO" table:style-name="ta1">
        <table:table-column table:style-name="co1" table:default-cell-style-name="ce23"/>
        <table:table-column table:style-name="co2" table:default-cell-style-name="Default"/>
        <table:table-column table:style-name="co2" table:default-cell-style-name="ce24"/>
        <table:table-column table:style-name="co2" table:number-columns-repeated="5" table:default-cell-style-name="Default"/>
        <table:table-column table:style-name="co2" table:default-cell-style-name="ce24"/>
        <table:table-column table:style-name="co2" table:number-columns-repeated="1015" table:default-cell-style-name="ce23"/>
        <table:table-row table:style-name="ro1">
          <table:table-cell table:style-name="ce22" office:value-type="string" calcext:value-type="string">
            <text:p>System Parameters</text:p>
          </table:table-cell>
          <table:table-cell table:style-name="ce26"/>
          <table:table-cell table:style-name="ce22" office:value-type="string" calcext:value-type="string">
            <text:p>Min</text:p>
          </table:table-cell>
          <table:table-cell table:style-name="ce22" office:value-type="string" calcext:value-type="string">
            <text:p>Typ</text:p>
          </table:table-cell>
          <table:table-cell table:style-name="ce22" office:value-type="string" calcext:value-type="string">
            <text:p>Max</text:p>
          </table:table-cell>
          <table:table-cell table:style-name="ce26" table:number-columns-repeated="1019"/>
        </table:table-row>
        <table:table-row table:style-name="ro1">
          <table:table-cell table:style-name="Default" office:value-type="string" calcext:value-type="string">
            <text:p>Input Voltage (V)</text:p>
          </table:table-cell>
          <table:table-cell/>
          <table:table-cell table:style-name="Default" table:formula="of:=4.23" office:value-type="float" office:value="4.23" calcext:value-type="float">
            <text:p>4.2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Not at connector but after input protection, etc. <text:s/>For TPS628512, use -3% and +5% to account for feedback resistors and voltage reference accuracy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emperature (Celsius)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1016"/>
        </table:table-row>
        <table:table-row table:style-name="ro1">
          <table:table-cell/>
          <table:table-cell table:style-name="ce23" table:number-columns-repeated="8"/>
          <table:table-cell table:number-columns-repeated="1015"/>
        </table:table-row>
        <table:table-row table:style-name="ro1">
          <table:table-cell table:style-name="ce22" office:value-type="string" calcext:value-type="string">
            <text:p>+1.2V LDO (TPS7A2012)</text:p>
          </table:table-cell>
          <table:table-cell table:style-name="ce26"/>
          <table:table-cell table:style-name="ce22" office:value-type="string" calcext:value-type="string">
            <text:p>Min</text:p>
          </table:table-cell>
          <table:table-cell table:style-name="ce22" office:value-type="string" calcext:value-type="string">
            <text:p>Typ</text:p>
          </table:table-cell>
          <table:table-cell table:style-name="ce22" office:value-type="string" calcext:value-type="string">
            <text:p>Max</text:p>
          </table:table-cell>
          <table:table-cell table:style-name="ce26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23" table:formula="of:=[.D7] * 0.98" office:value-type="float" office:value="46.06" calcext:value-type="float">
            <text:p>46.06</text:p>
          </table:table-cell>
          <table:table-cell office:value-type="float" office:value="47" calcext:value-type="float">
            <text:p>47</text:p>
          </table:table-cell>
          <table:table-cell table:formula="of:=[.D7] * 1.02" office:value-type="float" office:value="47.94" calcext:value-type="float">
            <text:p>47.94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17] * [.E7]" office:value-type="float" office:value="1.8645605" calcext:value-type="float">
            <text:p>1.8645605</text:p>
          </table:table-cell>
          <table:table-cell table:style-name="ce24" table:formula="of:=[.$D$2] - 0.001 * [.E17] * [.D7]" office:value-type="float" office:value="2.68094166666667" calcext:value-type="float">
            <text:p>2.68094166666667</text:p>
          </table:table-cell>
          <table:table-cell table:style-name="ce24" table:formula="of:=[.$E$2] - 0.001 * [.E17] * [.C7]" office:value-type="float" office:value="3.72732283333333" calcext:value-type="float">
            <text:p>3.72732283333333</text:p>
          </table:table-cell>
          <table:table-cell table:number-columns-repeated="3"/>
          <table:table-cell table:formula="of:=IF([.C8] &lt; [.E10] + [.E12]; CONCATENATE(&quot;TOO LOW !  MINIMUM INPUT NEEDS TO BE HIGHER THAN OUTPUT + DROP-OUT OF &quot;; [.E10] + [.E12]; &quot;V !&quot;); &quot;&quot;)">
            <text:p/>
          </table:table-cell>
          <table:table-cell table:style-name="Default"/>
          <table:table-cell table:style-name="Default" table:formula="of:=IF([.C8] &lt; 1.6; CONCATENATE(&quot;TOO LOW FOR OPTIMUM PERFORMANCE !  MINIMUM INPUT NEEDS TO BE HIGHER THAN 1.6V TO MEET DATASHEET OPERATING RANGES !&quot;); &quot;&quot;)">
            <text:p/>
          </table:table-cell>
          <table:table-cell table:style-name="Default" table:number-columns-repeated="1013"/>
        </table:table-row>
        <table:table-row table:style-name="ro1">
          <table:table-cell table:style-name="ce24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10] * (1 + [.C11])" office:value-type="float" office:value="1.1592" calcext:value-type="float">
            <text:p>1.1592</text:p>
          </table:table-cell>
          <table:table-cell office:value-type="float" office:value="1.2" calcext:value-type="float">
            <text:p>1.2</text:p>
          </table:table-cell>
          <table:table-cell table:style-name="ce24" table:formula="of:=[.D10] * (1 + [.E11])" office:value-type="float" office:value="1.2408" calcext:value-type="float">
            <text:p>1.2408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27" office:value-type="percentage" office:value="-0.034" calcext:value-type="percentage">
            <text:p>-3.40%</text:p>
          </table:table-cell>
          <table:table-cell table:style-name="ce27" office:value-type="percentage" office:value="0" calcext:value-type="percentage">
            <text:p>0.00%</text:p>
          </table:table-cell>
          <table:table-cell table:style-name="ce27" office:value-type="percentage" office:value="0.034" calcext:value-type="percentage">
            <text:p>3.4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51" office:value-type="float" office:value="0.355" calcext:value-type="float">
            <text:p>0.35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23"/>
          <table:table-cell table:style-name="ce23" table:formula="of:=[.C14] * 2000 / 300" office:value-type="float" office:value="66.6666666666667" calcext:value-type="float">
            <text:p>66.6666666666667</text:p>
          </table:table-cell>
          <table:table-cell table:style-name="ce23" table:formula="of:=[.D14] * 2000 / 300" office:value-type="float" office:value="166.666666666667" calcext:value-type="float">
            <text:p>166.666666666667</text:p>
          </table:table-cell>
          <table:table-cell table:style-name="ce23" table:formula="of:=[.E14] * 2000 / 300" office:value-type="float" office:value="326.666666666667" calcext:value-type="float">
            <text:p>326.666666666667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23"/>
          <table:table-cell table:number-columns-repeated="3" table:style-name="ce23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23"/>
          <table:table-cell table:style-name="ce23" table:formula="of:=[.C14] + 0.001 * ([.C15] + [.C16])" office:value-type="float" office:value="10.0816666666667" calcext:value-type="float">
            <text:p>10.0816666666667</text:p>
          </table:table-cell>
          <table:table-cell table:style-name="ce23" table:formula="of:=[.D14] + 0.001 * ([.D15] + [.D16])" office:value-type="float" office:value="25.1816666666667" calcext:value-type="float">
            <text:p>25.1816666666667</text:p>
          </table:table-cell>
          <table:table-cell table:style-name="ce23" table:formula="of:=[.E14] + 0.001 * ([.E15] + [.E16])" office:value-type="float" office:value="49.3416666666667" calcext:value-type="float">
            <text:p>49.3416666666667</text:p>
          </table:table-cell>
          <table:table-cell table:style-name="ce23" table:number-columns-repeated="3"/>
          <table:table-cell table:number-columns-repeated="1016"/>
        </table:table-row>
        <table:table-row table:style-name="ro1">
          <table:table-cell/>
          <table:table-cell table:style-name="ce23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23"/>
          <table:table-cell table:formula="of:=[.E19] * 0.8" office:value-type="float" office:value="100" calcext:value-type="float">
            <text:p>100</text:p>
          </table:table-cell>
          <table:table-cell table:style-name="ce24" table:formula="of:=[.E19] * 0.9" office:value-type="float" office:value="112.5" calcext:value-type="float">
            <text:p>112.5</text:p>
          </table:table-cell>
          <table:table-cell table:style-name="ce23" office:value-type="float" office:value="125" calcext:value-type="float">
            <text:p>125</text:p>
          </table:table-cell>
          <table:table-cell table:style-name="ce23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23"/>
          <table:table-cell table:style-name="ce23" office:value-type="float" office:value="188" calcext:value-type="float">
            <text:p>188</text:p>
          </table:table-cell>
          <table:table-cell table:style-name="ce24" table:formula="of:=[.C20] * 1.1" office:value-type="float" office:value="206.8" calcext:value-type="float">
            <text:p>206.8</text:p>
          </table:table-cell>
          <table:table-cell table:style-name="ce24" table:formula="of:=[.C20] * 1.2" office:value-type="float" office:value="225.6" calcext:value-type="float">
            <text:p>225.6</text:p>
          </table:table-cell>
          <table:table-cell table:style-name="ce23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24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24" office:value-type="string" calcext:value-type="string">
            <text:p>Resistor Power Dissipation (mW)</text:p>
          </table:table-cell>
          <table:table-cell/>
          <table:table-cell table:formula="of:=1000 * POWER(0.001 * [.E17]; 2) * [.C7]" office:value-type="float" office:value="112.137679198611" calcext:value-type="float">
            <text:p>112.137679198611</text:p>
          </table:table-cell>
          <table:table-cell table:style-name="ce24" table:formula="of:=1000 * POWER(0.001 * [.E17]; 2) * [.D7]" office:value-type="float" office:value="114.426203263889" calcext:value-type="float">
            <text:p>114.426203263889</text:p>
          </table:table-cell>
          <table:table-cell table:style-name="ce24" table:formula="of:=1000 * POWER(0.001 * [.E17]; 2) * [.E7]" office:value-type="float" office:value="116.714727329167" calcext:value-type="float">
            <text:p>116.714727329167</text:p>
          </table:table-cell>
          <table:table-cell table:number-columns-repeated="3"/>
          <table:table-cell table:formula="of:=IF([.D7] &gt; 0; CONCATENATE(&quot;Resistor must be sized to handle worst-case fault power of &quot;; POWER(MIN([.$E$2] / [.C7]; 0.77); 2) * [.E7]; &quot;W&quot;); &quot;&quot;)" office:value-type="string" office:string-value="Resistor must be sized to handle worst-case fault power of 0.813490832720409W" calcext:value-type="string">
            <text:p>Resistor must be sized to handle worst-case fault power of 0.813490832720409W</text:p>
          </table:table-cell>
          <table:table-cell table:style-name="Default" table:number-columns-repeated="1015"/>
        </table:table-row>
        <table:table-row table:style-name="ro1">
          <table:table-cell table:style-name="ce24" office:value-type="string" calcext:value-type="string">
            <text:p>LDO Power Dissipation (mW)</text:p>
          </table:table-cell>
          <table:table-cell table:style-name="ce24"/>
          <table:table-cell table:formula="of:=1000 * (([.C8] - [.E10]) * (0.001 * [.E14]) + [.C8] * (0.000001 * ([.E15] + [.E16])))" office:value-type="float" office:value="31.2013226708333" calcext:value-type="float">
            <text:p>31.2013226708333</text:p>
          </table:table-cell>
          <table:table-cell table:style-name="ce24" table:formula="of:=1000 * (([.D8] - [.D10]) * (0.001 * [.E14]) + [.D8] * (0.000001 * ([.E15] + [.E16])))" office:value-type="float" office:value="73.4821300694444" calcext:value-type="float">
            <text:p>73.4821300694444</text:p>
          </table:table-cell>
          <table:table-cell table:style-name="ce24" table:formula="of:=1000 * (([.E8] - [.C10]) * (0.001 * [.E14]) + [.E8] * (0.000001 * ([.E15] + [.E16])))" office:value-type="float" office:value="127.111520801389" calcext:value-type="float">
            <text:p>127.111520801389</text:p>
          </table:table-cell>
          <table:table-cell table:style-name="ce24"/>
          <table:table-cell table:style-name="ce24" table:formula="of:=IF([.E23] &gt; [.C24]; CONCATENATE(&quot;TOO HIGH !  MAXIMUM POWER DISSIPATION OF &quot;; [.C24]; &quot;mW IS EXCEEDED !&quot;); &quot;&quot;)">
            <text:p/>
          </table:table-cell>
          <table:table-cell table:style-name="ce24"/>
          <table:table-cell/>
          <table:table-cell table:style-name="ce24" table:number-columns-repeated="1015"/>
        </table:table-row>
        <table:table-row table:style-name="ro1">
          <table:table-cell table:style-name="ce24" office:value-type="string" calcext:value-type="string">
            <text:p>Maximum Power Dissipation (mW)</text:p>
          </table:table-cell>
          <table:table-cell/>
          <table:table-cell table:formula="of:=1000 * ([.C19] - [.$E$3]) / [.E20]" office:value-type="float" office:value="221.631205673759" calcext:value-type="float">
            <text:p>221.631205673759</text:p>
          </table:table-cell>
          <table:table-cell table:style-name="ce24" table:formula="of:=1000 * ([.D19] - [.$E$3]) / [.D20]" office:value-type="float" office:value="302.224371373308" calcext:value-type="float">
            <text:p>302.224371373308</text:p>
          </table:table-cell>
          <table:table-cell table:style-name="ce24" table:formula="of:=1000 * ([.E19] - [.$E$3]) / [.C20]" office:value-type="float" office:value="398.936170212766" calcext:value-type="float">
            <text:p>398.936170212766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table:style-name="ce24"/>
          <table:table-cell table:number-columns-repeated="7"/>
          <table:table-cell table:style-name="Default" table:number-columns-repeated="1016"/>
        </table:table-row>
        <table:table-row table:style-name="ro1">
          <table:table-cell/>
          <table:table-cell table:style-name="ce23" table:number-columns-repeated="8"/>
          <table:table-cell table:number-columns-repeated="1015"/>
        </table:table-row>
        <table:table-row table:style-name="ro1">
          <table:table-cell table:style-name="ce22" office:value-type="string" calcext:value-type="string">
            <text:p>+1.8V LDO (TPS7A2018)</text:p>
          </table:table-cell>
          <table:table-cell table:style-name="ce26"/>
          <table:table-cell table:style-name="ce22" office:value-type="string" calcext:value-type="string">
            <text:p>Min</text:p>
          </table:table-cell>
          <table:table-cell table:style-name="ce22" office:value-type="string" calcext:value-type="string">
            <text:p>Typ</text:p>
          </table:table-cell>
          <table:table-cell table:style-name="ce22" office:value-type="string" calcext:value-type="string">
            <text:p>Max</text:p>
          </table:table-cell>
          <table:table-cell table:style-name="ce26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23" table:formula="of:=[.D28] * 0.98" office:value-type="float" office:value="32.34" calcext:value-type="float">
            <text:p>32.34</text:p>
          </table:table-cell>
          <table:table-cell office:value-type="float" office:value="33" calcext:value-type="float">
            <text:p>33</text:p>
          </table:table-cell>
          <table:table-cell table:formula="of:=[.D28] * 1.02" office:value-type="float" office:value="33.66" calcext:value-type="float">
            <text:p>33.66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38] * [.E28]" office:value-type="float" office:value="2.5352751" calcext:value-type="float">
            <text:p>2.5352751</text:p>
          </table:table-cell>
          <table:table-cell table:style-name="ce24" table:formula="of:=[.$D$2] - 0.001 * [.E38] * [.D28]" office:value-type="float" office:value="3.338505" calcext:value-type="float">
            <text:p>3.338505</text:p>
          </table:table-cell>
          <table:table-cell table:style-name="ce24" table:formula="of:=[.$E$2] - 0.001 * [.E38] * [.C28]" office:value-type="float" office:value="4.3717349" calcext:value-type="float">
            <text:p>4.3717349</text:p>
          </table:table-cell>
          <table:table-cell table:number-columns-repeated="3"/>
          <table:table-cell table:formula="of:=IF([.C29] &lt; [.E31] + [.E33]; CONCATENATE(&quot;TOO LOW !  MINIMUM INPUT NEEDS TO BE HIGHER THAN OUTPUT + DROP-OUT OF &quot;; [.E31] + [.E33]; &quot;V !&quot;); &quot;&quot;)">
            <text:p/>
          </table:table-cell>
          <table:table-cell table:style-name="Default"/>
          <table:table-cell table:style-name="Default" table:formula="of:=IF([.C29] &lt; [.E31] + 0.3; CONCATENATE(&quot;TOO LOW FOR OPTIMUM PERFORMANCE !  MINIMUM INPUT NEEDS TO BE HIGHER THAN &quot;; [.E31] + 0.3; &quot;V TO MEET DATASHEET OPERATING RANGES !&quot;); &quot;&quot;)">
            <text:p/>
          </table:table-cell>
          <table:table-cell table:style-name="Default" table:number-columns-repeated="1013"/>
        </table:table-row>
        <table:table-row table:style-name="ro1">
          <table:table-cell table:style-name="ce24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31] * (1 + [.C32])" office:value-type="float" office:value="1.7586" calcext:value-type="float">
            <text:p>1.7586</text:p>
          </table:table-cell>
          <table:table-cell office:value-type="float" office:value="1.8" calcext:value-type="float">
            <text:p>1.8</text:p>
          </table:table-cell>
          <table:table-cell table:style-name="ce24" table:formula="of:=[.D31] * (1 + [.E32])" office:value-type="float" office:value="1.8414" calcext:value-type="float">
            <text:p>1.8414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27" office:value-type="percentage" office:value="-0.023" calcext:value-type="percentage">
            <text:p>-2.30%</text:p>
          </table:table-cell>
          <table:table-cell table:style-name="ce27" office:value-type="percentage" office:value="0" calcext:value-type="percentage">
            <text:p>0.00%</text:p>
          </table:table-cell>
          <table:table-cell table:style-name="ce27" office:value-type="percentage" office:value="0.023" calcext:value-type="percentage">
            <text:p>2.3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51" office:value-type="float" office:value="0.205" calcext:value-type="float">
            <text:p>0.20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23"/>
          <table:table-cell table:style-name="ce23" table:formula="of:=[.C35] * 2000 / 300" office:value-type="float" office:value="200" calcext:value-type="float">
            <text:p>200</text:p>
          </table:table-cell>
          <table:table-cell table:style-name="ce23" table:formula="of:=[.D35] * 2000 / 300" office:value-type="float" office:value="266.666666666667" calcext:value-type="float">
            <text:p>266.666666666667</text:p>
          </table:table-cell>
          <table:table-cell table:style-name="ce23" table:formula="of:=[.E35] * 2000 / 300" office:value-type="float" office:value="333.333333333333" calcext:value-type="float">
            <text:p>333.333333333333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23"/>
          <table:table-cell table:number-columns-repeated="3" table:style-name="ce23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23"/>
          <table:table-cell table:style-name="ce23" table:formula="of:=[.C35] + 0.001 * ([.C36] + [.C37])" office:value-type="float" office:value="30.215" calcext:value-type="float">
            <text:p>30.215</text:p>
          </table:table-cell>
          <table:table-cell table:style-name="ce23" table:formula="of:=[.D35] + 0.001 * ([.D36] + [.D37])" office:value-type="float" office:value="40.2816666666667" calcext:value-type="float">
            <text:p>40.2816666666667</text:p>
          </table:table-cell>
          <table:table-cell table:style-name="ce23" table:formula="of:=[.E35] + 0.001 * ([.E36] + [.E37])" office:value-type="float" office:value="50.3483333333333" calcext:value-type="float">
            <text:p>50.3483333333333</text:p>
          </table:table-cell>
          <table:table-cell table:style-name="ce23" table:number-columns-repeated="3"/>
          <table:table-cell table:number-columns-repeated="1016"/>
        </table:table-row>
        <table:table-row table:style-name="ro1">
          <table:table-cell/>
          <table:table-cell table:style-name="ce23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23"/>
          <table:table-cell table:formula="of:=[.E40] * 0.8" office:value-type="float" office:value="100" calcext:value-type="float">
            <text:p>100</text:p>
          </table:table-cell>
          <table:table-cell table:style-name="ce24" table:formula="of:=[.E40] * 0.9" office:value-type="float" office:value="112.5" calcext:value-type="float">
            <text:p>112.5</text:p>
          </table:table-cell>
          <table:table-cell table:style-name="ce23" office:value-type="float" office:value="125" calcext:value-type="float">
            <text:p>125</text:p>
          </table:table-cell>
          <table:table-cell table:style-name="ce23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23"/>
          <table:table-cell table:style-name="ce23" office:value-type="float" office:value="188" calcext:value-type="float">
            <text:p>188</text:p>
          </table:table-cell>
          <table:table-cell table:style-name="ce24" table:formula="of:=[.C41] * 1.1" office:value-type="float" office:value="206.8" calcext:value-type="float">
            <text:p>206.8</text:p>
          </table:table-cell>
          <table:table-cell table:style-name="ce24" table:formula="of:=[.C41] * 1.2" office:value-type="float" office:value="225.6" calcext:value-type="float">
            <text:p>225.6</text:p>
          </table:table-cell>
          <table:table-cell table:style-name="ce23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24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24" office:value-type="string" calcext:value-type="string">
            <text:p>Resistor Power Dissipation (mW)</text:p>
          </table:table-cell>
          <table:table-cell/>
          <table:table-cell table:formula="of:=1000 * POWER(0.001 * [.E38]; 2) * [.C28]" office:value-type="float" office:value="81.9804340098332" calcext:value-type="float">
            <text:p>81.9804340098332</text:p>
          </table:table-cell>
          <table:table-cell table:style-name="ce24" table:formula="of:=1000 * POWER(0.001 * [.E38]; 2) * [.D28]" office:value-type="float" office:value="83.6535040916667" calcext:value-type="float">
            <text:p>83.6535040916667</text:p>
          </table:table-cell>
          <table:table-cell table:style-name="ce24" table:formula="of:=1000 * POWER(0.001 * [.E38]; 2) * [.E28]" office:value-type="float" office:value="85.3265741735" calcext:value-type="float">
            <text:p>85.3265741735</text:p>
          </table:table-cell>
          <table:table-cell table:number-columns-repeated="3"/>
          <table:table-cell table:formula="of:=IF([.D28] &gt; 0; CONCATENATE(&quot;Resistor must be sized to handle worst-case fault power of &quot;; POWER(MIN([.$E$2] / [.C28]; 0.77); 2) * [.E28]; &quot;W&quot;); &quot;&quot;)" office:value-type="string" office:string-value="Resistor must be sized to handle worst-case fault power of 1.1586081556927W" calcext:value-type="string">
            <text:p>Resistor must be sized to handle worst-case fault power of 1.1586081556927W</text:p>
          </table:table-cell>
          <table:table-cell table:style-name="Default" table:number-columns-repeated="1015"/>
        </table:table-row>
        <table:table-row table:style-name="ro1">
          <table:table-cell table:style-name="ce24" office:value-type="string" calcext:value-type="string">
            <text:p>LDO Power Dissipation (mW)</text:p>
          </table:table-cell>
          <table:table-cell table:style-name="ce24"/>
          <table:table-cell table:formula="of:=1000 * (([.C29] - [.E31]) * (0.001 * [.E35]) + [.C29] * (0.000001 * ([.E36] + [.E37])))" office:value-type="float" office:value="35.5768758265001" calcext:value-type="float">
            <text:p>35.5768758265001</text:p>
          </table:table-cell>
          <table:table-cell table:style-name="ce24" table:formula="of:=1000 * (([.D29] - [.D31]) * (0.001 * [.E35]) + [.D29] * (0.000001 * ([.E36] + [.E37])))" office:value-type="float" office:value="78.088162575" calcext:value-type="float">
            <text:p>78.088162575</text:p>
          </table:table-cell>
          <table:table-cell table:style-name="ce24" table:formula="of:=1000 * (([.E29] - [.C31]) * (0.001 * [.E35]) + [.E29] * (0.000001 * ([.E36] + [.E37])))" office:value-type="float" office:value="132.179565990167" calcext:value-type="float">
            <text:p>132.179565990167</text:p>
          </table:table-cell>
          <table:table-cell table:style-name="ce24"/>
          <table:table-cell table:style-name="ce24" table:formula="of:=IF([.E44] &gt; [.C45]; CONCATENATE(&quot;TOO HIGH !  MAXIMUM POWER DISSIPATION OF &quot;; [.C45]; &quot;mW IS EXCEEDED !&quot;); &quot;&quot;)">
            <text:p/>
          </table:table-cell>
          <table:table-cell table:style-name="ce24"/>
          <table:table-cell/>
          <table:table-cell table:style-name="ce24" table:number-columns-repeated="1015"/>
        </table:table-row>
        <table:table-row table:style-name="ro1">
          <table:table-cell table:style-name="ce24" office:value-type="string" calcext:value-type="string">
            <text:p>Maximum Power Dissipation (mW)</text:p>
          </table:table-cell>
          <table:table-cell/>
          <table:table-cell table:formula="of:=1000 * ([.C40] - [.$E$3]) / [.E41]" office:value-type="float" office:value="221.631205673759" calcext:value-type="float">
            <text:p>221.631205673759</text:p>
          </table:table-cell>
          <table:table-cell table:style-name="ce24" table:formula="of:=1000 * ([.D40] - [.$E$3]) / [.D41]" office:value-type="float" office:value="302.224371373308" calcext:value-type="float">
            <text:p>302.224371373308</text:p>
          </table:table-cell>
          <table:table-cell table:style-name="ce24" table:formula="of:=1000 * ([.E40] - [.$E$3]) / [.C41]" office:value-type="float" office:value="398.936170212766" calcext:value-type="float">
            <text:p>398.936170212766</text:p>
          </table:table-cell>
          <table:table-cell table:number-columns-repeated="3"/>
          <table:table-cell table:style-name="Default" table:number-columns-repeated="1016"/>
        </table:table-row>
        <table:table-row table:style-name="ro1" table:number-rows-repeated="2">
          <table:table-cell table:style-name="ce24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ce22" office:value-type="string" calcext:value-type="string">
            <text:p>+2.8V LDO (TPS7A2028)</text:p>
          </table:table-cell>
          <table:table-cell table:style-name="ce26"/>
          <table:table-cell table:style-name="ce22" office:value-type="string" calcext:value-type="string">
            <text:p>Min</text:p>
          </table:table-cell>
          <table:table-cell table:style-name="ce22" office:value-type="string" calcext:value-type="string">
            <text:p>Typ</text:p>
          </table:table-cell>
          <table:table-cell table:style-name="ce22" office:value-type="string" calcext:value-type="string">
            <text:p>Max</text:p>
          </table:table-cell>
          <table:table-cell table:style-name="ce26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23" table:formula="of:=[.D49] * 0.9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49] * 1.02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59] * [.E49]" office:value-type="float" office:value="4.23" calcext:value-type="float">
            <text:p>4.23</text:p>
          </table:table-cell>
          <table:table-cell table:style-name="ce24" table:formula="of:=[.$D$2] - 0.001 * [.E59] * [.D49]" office:value-type="float" office:value="5" calcext:value-type="float">
            <text:p>5</text:p>
          </table:table-cell>
          <table:table-cell table:style-name="ce24" table:formula="of:=[.$E$2] - 0.001 * [.E59] * [.C49]" office:value-type="float" office:value="6" calcext:value-type="float">
            <text:p>6</text:p>
          </table:table-cell>
          <table:table-cell table:number-columns-repeated="3"/>
          <table:table-cell table:formula="of:=IF([.C50] &lt; [.E52] + [.E54]; CONCATENATE(&quot;TOO LOW !  MINIMUM INPUT NEEDS TO BE HIGHER THAN OUTPUT + DROP-OUT OF &quot;; [.E52] + [.E54]; &quot;V !&quot;); &quot;&quot;)">
            <text:p/>
          </table:table-cell>
          <table:table-cell table:style-name="Default"/>
          <table:table-cell table:style-name="Default" table:formula="of:=IF([.C50] &lt; [.E52] + 0.3; CONCATENATE(&quot;TOO LOW FOR OPTIMUM PERFORMANCE !  MINIMUM INPUT NEEDS TO BE HIGHER THAN &quot;; [.E52] + 0.3; &quot;V TO MEET DATASHEET OPERATING RANGES !&quot;); &quot;&quot;)">
            <text:p/>
          </table:table-cell>
          <table:table-cell table:style-name="Default" table:number-columns-repeated="1013"/>
        </table:table-row>
        <table:table-row table:style-name="ro1">
          <table:table-cell table:style-name="ce24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52] * (1 + [.C53])" office:value-type="float" office:value="2.758" calcext:value-type="float">
            <text:p>2.758</text:p>
          </table:table-cell>
          <table:table-cell office:value-type="float" office:value="2.8" calcext:value-type="float">
            <text:p>2.8</text:p>
          </table:table-cell>
          <table:table-cell table:style-name="ce24" table:formula="of:=[.D52] * (1 + [.E53])" office:value-type="float" office:value="2.842" calcext:value-type="float">
            <text:p>2.842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27" office:value-type="percentage" office:value="-0.015" calcext:value-type="percentage">
            <text:p>-1.50%</text:p>
          </table:table-cell>
          <table:table-cell table:style-name="ce27" office:value-type="percentage" office:value="0" calcext:value-type="percentage">
            <text:p>0.00%</text:p>
          </table:table-cell>
          <table:table-cell table:style-name="ce27" office:value-type="percentage" office:value="0.015" calcext:value-type="percentage">
            <text:p>1.5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51" office:value-type="float" office:value="0.14" calcext:value-type="float">
            <text:p>0.14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23"/>
          <table:table-cell table:style-name="ce23" table:formula="of:=[.C56] * 2000 / 300" office:value-type="float" office:value="200" calcext:value-type="float">
            <text:p>200</text:p>
          </table:table-cell>
          <table:table-cell table:style-name="ce23" table:formula="of:=[.D56] * 2000 / 300" office:value-type="float" office:value="266.666666666667" calcext:value-type="float">
            <text:p>266.666666666667</text:p>
          </table:table-cell>
          <table:table-cell table:style-name="ce23" table:formula="of:=[.E56] * 2000 / 300" office:value-type="float" office:value="2000" calcext:value-type="float">
            <text:p>2000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23"/>
          <table:table-cell table:number-columns-repeated="3" table:style-name="ce23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23"/>
          <table:table-cell table:style-name="ce23" table:formula="of:=[.C56] + 0.001 * ([.C57] + [.C58])" office:value-type="float" office:value="30.215" calcext:value-type="float">
            <text:p>30.215</text:p>
          </table:table-cell>
          <table:table-cell table:style-name="ce23" table:formula="of:=[.D56] + 0.001 * ([.D57] + [.D58])" office:value-type="float" office:value="40.2816666666667" calcext:value-type="float">
            <text:p>40.2816666666667</text:p>
          </table:table-cell>
          <table:table-cell table:style-name="ce23" table:formula="of:=[.E56] + 0.001 * ([.E57] + [.E58])" office:value-type="float" office:value="302.015" calcext:value-type="float">
            <text:p>302.015</text:p>
          </table:table-cell>
          <table:table-cell table:style-name="ce23" table:number-columns-repeated="3"/>
          <table:table-cell table:number-columns-repeated="1016"/>
        </table:table-row>
        <table:table-row table:style-name="ro1">
          <table:table-cell/>
          <table:table-cell table:style-name="ce23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23"/>
          <table:table-cell table:formula="of:=[.E61] * 0.8" office:value-type="float" office:value="240" calcext:value-type="float">
            <text:p>240</text:p>
          </table:table-cell>
          <table:table-cell table:style-name="ce24" table:formula="of:=[.E61] * 0.9" office:value-type="float" office:value="270" calcext:value-type="float">
            <text:p>270</text:p>
          </table:table-cell>
          <table:table-cell table:style-name="ce23" office:value-type="float" office:value="300" calcext:value-type="float">
            <text:p>300</text:p>
          </table:table-cell>
          <table:table-cell table:style-name="ce23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23"/>
          <table:table-cell table:style-name="ce23" office:value-type="float" office:value="188" calcext:value-type="float">
            <text:p>188</text:p>
          </table:table-cell>
          <table:table-cell table:style-name="ce24" table:formula="of:=[.C62] * 1.1" office:value-type="float" office:value="206.8" calcext:value-type="float">
            <text:p>206.8</text:p>
          </table:table-cell>
          <table:table-cell table:style-name="ce24" table:formula="of:=[.C62] * 1.2" office:value-type="float" office:value="225.6" calcext:value-type="float">
            <text:p>225.6</text:p>
          </table:table-cell>
          <table:table-cell table:style-name="ce23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24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24" office:value-type="string" calcext:value-type="string">
            <text:p>Resistor Power Dissipation (mW)</text:p>
          </table:table-cell>
          <table:table-cell/>
          <table:table-cell table:formula="of:=1000 * POWER(0.001 * [.E59]; 2) * [.C49]" office:value-type="float" office:value="0" calcext:value-type="float">
            <text:p>0</text:p>
          </table:table-cell>
          <table:table-cell table:style-name="ce24" table:formula="of:=1000 * POWER(0.001 * [.E59]; 2) * [.D49]" office:value-type="float" office:value="0" calcext:value-type="float">
            <text:p>0</text:p>
          </table:table-cell>
          <table:table-cell table:style-name="ce24" table:formula="of:=1000 * POWER(0.001 * [.E59]; 2) * [.E49]" office:value-type="float" office:value="0" calcext:value-type="float">
            <text:p>0</text:p>
          </table:table-cell>
          <table:table-cell table:number-columns-repeated="3"/>
          <table:table-cell table:formula="of:=IF([.D49] &gt; 0; CONCATENATE(&quot;Resistor must be sized to handle worst-case fault power of &quot;; POWER(MIN([.$E$2] / [.C49]; 0.77); 2) * [.E49]; &quot;W&quot;); &quot;&quot;)">
            <text:p/>
          </table:table-cell>
          <table:table-cell table:style-name="Default" table:number-columns-repeated="1015"/>
        </table:table-row>
        <table:table-row table:style-name="ro1">
          <table:table-cell table:style-name="ce24" office:value-type="string" calcext:value-type="string">
            <text:p>LDO Power Dissipation (mW)</text:p>
          </table:table-cell>
          <table:table-cell table:style-name="ce24"/>
          <table:table-cell table:formula="of:=1000 * (([.C50] - [.E52]) * (0.001 * [.E56]) + [.C50] * (0.000001 * ([.E57] + [.E58])))" office:value-type="float" office:value="424.92345" calcext:value-type="float">
            <text:p>424.92345</text:p>
          </table:table-cell>
          <table:table-cell table:style-name="ce24" table:formula="of:=1000 * (([.D50] - [.D52]) * (0.001 * [.E56]) + [.D50] * (0.000001 * ([.E57] + [.E58])))" office:value-type="float" office:value="670.075" calcext:value-type="float">
            <text:p>670.075</text:p>
          </table:table-cell>
          <table:table-cell table:style-name="ce24" table:formula="of:=1000 * (([.E50] - [.C52]) * (0.001 * [.E56]) + [.E50] * (0.000001 * ([.E57] + [.E58])))" office:value-type="float" office:value="984.69" calcext:value-type="float">
            <text:p>984.69</text:p>
          </table:table-cell>
          <table:table-cell table:style-name="ce24"/>
          <table:table-cell table:style-name="ce24" table:formula="of:=IF([.E65] &gt; [.C66]; CONCATENATE(&quot;TOO HIGH !  MAXIMUM POWER DISSIPATION OF &quot;; [.C66]; &quot;mW IS EXCEEDED !&quot;); &quot;&quot;)" office:value-type="string" office:string-value="TOO HIGH !  MAXIMUM POWER DISSIPATION OF 842.198581560284mW IS EXCEEDED !" calcext:value-type="string">
            <text:p>TOO HIGH ! <text:s/>MAXIMUM POWER DISSIPATION OF 842.198581560284mW IS EXCEEDED !</text:p>
          </table:table-cell>
          <table:table-cell table:style-name="ce24"/>
          <table:table-cell/>
          <table:table-cell table:style-name="ce24" table:number-columns-repeated="1015"/>
        </table:table-row>
        <table:table-row table:style-name="ro1">
          <table:table-cell table:style-name="ce24" office:value-type="string" calcext:value-type="string">
            <text:p>Maximum Power Dissipation (mW)</text:p>
          </table:table-cell>
          <table:table-cell/>
          <table:table-cell table:formula="of:=1000 * ([.C61] - [.$E$3]) / [.E62]" office:value-type="float" office:value="842.198581560284" calcext:value-type="float">
            <text:p>842.198581560284</text:p>
          </table:table-cell>
          <table:table-cell table:style-name="ce24" table:formula="of:=1000 * ([.D61] - [.$E$3]) / [.D62]" office:value-type="float" office:value="1063.82978723404" calcext:value-type="float">
            <text:p>1063.82978723404</text:p>
          </table:table-cell>
          <table:table-cell table:style-name="ce24" table:formula="of:=1000 * ([.E61] - [.$E$3]) / [.C62]" office:value-type="float" office:value="1329.78723404255" calcext:value-type="float">
            <text:p>1329.78723404255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table:style-name="ce24"/>
          <table:table-cell table:number-columns-repeated="7"/>
          <table:table-cell table:style-name="Default" table:number-columns-repeated="1016"/>
        </table:table-row>
        <table:table-row table:style-name="ro1">
          <table:table-cell/>
          <table:table-cell table:style-name="ce23" table:number-columns-repeated="8"/>
          <table:table-cell table:number-columns-repeated="1015"/>
        </table:table-row>
        <table:table-row table:style-name="ro1">
          <table:table-cell table:style-name="ce22" office:value-type="string" calcext:value-type="string">
            <text:p>+3.3V LDO (TPS7A2033)</text:p>
          </table:table-cell>
          <table:table-cell table:style-name="ce26"/>
          <table:table-cell table:style-name="ce22" office:value-type="string" calcext:value-type="string">
            <text:p>Min</text:p>
          </table:table-cell>
          <table:table-cell table:style-name="ce22" office:value-type="string" calcext:value-type="string">
            <text:p>Typ</text:p>
          </table:table-cell>
          <table:table-cell table:style-name="ce22" office:value-type="string" calcext:value-type="string">
            <text:p>Max</text:p>
          </table:table-cell>
          <table:table-cell table:style-name="ce26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23" table:formula="of:=[.D70] * 0.9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70] * 1.02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80] * [.E70]" office:value-type="float" office:value="4.23" calcext:value-type="float">
            <text:p>4.23</text:p>
          </table:table-cell>
          <table:table-cell table:style-name="ce24" table:formula="of:=[.$D$2] - 0.001 * [.E80] * [.D70]" office:value-type="float" office:value="5" calcext:value-type="float">
            <text:p>5</text:p>
          </table:table-cell>
          <table:table-cell table:style-name="ce24" table:formula="of:=[.$E$2] - 0.001 * [.E80] * [.C70]" office:value-type="float" office:value="6" calcext:value-type="float">
            <text:p>6</text:p>
          </table:table-cell>
          <table:table-cell table:number-columns-repeated="3"/>
          <table:table-cell table:formula="of:=IF([.C71] &lt; [.E73] + [.E75]; CONCATENATE(&quot;TOO LOW !  MINIMUM INPUT NEEDS TO BE HIGHER THAN OUTPUT + DROP-OUT OF &quot;; [.E73] + [.E75]; &quot;V !&quot;); &quot;&quot;)">
            <text:p/>
          </table:table-cell>
          <table:table-cell table:style-name="Default"/>
          <table:table-cell table:style-name="Default" table:formula="of:=IF([.C71] &lt; [.E73] + 0.3; CONCATENATE(&quot;TOO LOW FOR OPTIMUM PERFORMANCE !  MINIMUM INPUT NEEDS TO BE HIGHER THAN &quot;; [.E73] + 0.3; &quot;V TO MEET DATASHEET OPERATING RANGES !&quot;); &quot;&quot;)">
            <text:p/>
          </table:table-cell>
          <table:table-cell table:style-name="Default" table:number-columns-repeated="1013"/>
        </table:table-row>
        <table:table-row table:style-name="ro1">
          <table:table-cell table:style-name="ce24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73] * (1 + [.C74])" office:value-type="float" office:value="3.2505" calcext:value-type="float">
            <text:p>3.2505</text:p>
          </table:table-cell>
          <table:table-cell office:value-type="float" office:value="3.3" calcext:value-type="float">
            <text:p>3.3</text:p>
          </table:table-cell>
          <table:table-cell table:style-name="ce24" table:formula="of:=[.D73] * (1 + [.E74])" office:value-type="float" office:value="3.3495" calcext:value-type="float">
            <text:p>3.349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27" office:value-type="percentage" office:value="-0.015" calcext:value-type="percentage">
            <text:p>-1.50%</text:p>
          </table:table-cell>
          <table:table-cell table:style-name="ce27" office:value-type="percentage" office:value="0" calcext:value-type="percentage">
            <text:p>0.00%</text:p>
          </table:table-cell>
          <table:table-cell table:style-name="ce27" office:value-type="percentage" office:value="0.015" calcext:value-type="percentage">
            <text:p>1.5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51" office:value-type="float" office:value="0.145" calcext:value-type="float">
            <text:p>0.14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23"/>
          <table:table-cell table:style-name="ce23" table:formula="of:=[.C77] * 2000 / 300" office:value-type="float" office:value="200" calcext:value-type="float">
            <text:p>200</text:p>
          </table:table-cell>
          <table:table-cell table:style-name="ce23" table:formula="of:=[.D77] * 2000 / 300" office:value-type="float" office:value="266.666666666667" calcext:value-type="float">
            <text:p>266.666666666667</text:p>
          </table:table-cell>
          <table:table-cell table:style-name="ce23" table:formula="of:=[.E77] * 2000 / 300" office:value-type="float" office:value="2000" calcext:value-type="float">
            <text:p>2000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23"/>
          <table:table-cell table:number-columns-repeated="3" table:style-name="ce23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23"/>
          <table:table-cell table:style-name="ce23" table:formula="of:=[.C77] + 0.001 * ([.C78] + [.C79])" office:value-type="float" office:value="30.215" calcext:value-type="float">
            <text:p>30.215</text:p>
          </table:table-cell>
          <table:table-cell table:style-name="ce23" table:formula="of:=[.D77] + 0.001 * ([.D78] + [.D79])" office:value-type="float" office:value="40.2816666666667" calcext:value-type="float">
            <text:p>40.2816666666667</text:p>
          </table:table-cell>
          <table:table-cell table:style-name="ce23" table:formula="of:=[.E77] + 0.001 * ([.E78] + [.E79])" office:value-type="float" office:value="302.015" calcext:value-type="float">
            <text:p>302.015</text:p>
          </table:table-cell>
          <table:table-cell table:style-name="ce23" table:number-columns-repeated="3"/>
          <table:table-cell table:number-columns-repeated="1016"/>
        </table:table-row>
        <table:table-row table:style-name="ro1">
          <table:table-cell/>
          <table:table-cell table:style-name="ce23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23"/>
          <table:table-cell table:formula="of:=[.E82] * 0.8" office:value-type="float" office:value="100" calcext:value-type="float">
            <text:p>100</text:p>
          </table:table-cell>
          <table:table-cell table:style-name="ce24" table:formula="of:=[.E82] * 0.9" office:value-type="float" office:value="112.5" calcext:value-type="float">
            <text:p>112.5</text:p>
          </table:table-cell>
          <table:table-cell table:style-name="ce23" office:value-type="float" office:value="125" calcext:value-type="float">
            <text:p>125</text:p>
          </table:table-cell>
          <table:table-cell table:style-name="ce23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23"/>
          <table:table-cell table:style-name="ce23" office:value-type="float" office:value="188" calcext:value-type="float">
            <text:p>188</text:p>
          </table:table-cell>
          <table:table-cell table:style-name="ce24" table:formula="of:=[.C83] * 1.1" office:value-type="float" office:value="206.8" calcext:value-type="float">
            <text:p>206.8</text:p>
          </table:table-cell>
          <table:table-cell table:style-name="ce24" table:formula="of:=[.C83] * 1.2" office:value-type="float" office:value="225.6" calcext:value-type="float">
            <text:p>225.6</text:p>
          </table:table-cell>
          <table:table-cell table:style-name="ce23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24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24" office:value-type="string" calcext:value-type="string">
            <text:p>Resistor Power Dissipation (mW)</text:p>
          </table:table-cell>
          <table:table-cell/>
          <table:table-cell table:formula="of:=1000 * POWER(0.001 * [.E80]; 2) * [.C70]" office:value-type="float" office:value="0" calcext:value-type="float">
            <text:p>0</text:p>
          </table:table-cell>
          <table:table-cell table:style-name="ce24" table:formula="of:=1000 * POWER(0.001 * [.E80]; 2) * [.D70]" office:value-type="float" office:value="0" calcext:value-type="float">
            <text:p>0</text:p>
          </table:table-cell>
          <table:table-cell table:style-name="ce24" table:formula="of:=1000 * POWER(0.001 * [.E80]; 2) * [.E70]" office:value-type="float" office:value="0" calcext:value-type="float">
            <text:p>0</text:p>
          </table:table-cell>
          <table:table-cell table:number-columns-repeated="3"/>
          <table:table-cell table:formula="of:=IF([.D70] &gt; 0; CONCATENATE(&quot;Resistor must be sized to handle worst-case fault power of &quot;; POWER(MIN([.$E$2] / [.C70]; 0.77); 2) * [.E70]; &quot;W&quot;); &quot;&quot;)">
            <text:p/>
          </table:table-cell>
          <table:table-cell table:style-name="Default" table:number-columns-repeated="1015"/>
        </table:table-row>
        <table:table-row table:style-name="ro1">
          <table:table-cell table:style-name="ce24" office:value-type="string" calcext:value-type="string">
            <text:p>LDO Power Dissipation (mW)</text:p>
          </table:table-cell>
          <table:table-cell table:style-name="ce24"/>
          <table:table-cell table:formula="of:=1000 * (([.C71] - [.E73]) * (0.001 * [.E77]) + [.C71] * (0.000001 * ([.E78] + [.E79])))" office:value-type="float" office:value="272.67345" calcext:value-type="float">
            <text:p>272.67345</text:p>
          </table:table-cell>
          <table:table-cell table:style-name="ce24" table:formula="of:=1000 * (([.D71] - [.D73]) * (0.001 * [.E77]) + [.D71] * (0.000001 * ([.E78] + [.E79])))" office:value-type="float" office:value="520.075" calcext:value-type="float">
            <text:p>520.075</text:p>
          </table:table-cell>
          <table:table-cell table:style-name="ce24" table:formula="of:=1000 * (([.E71] - [.C73]) * (0.001 * [.E77]) + [.E71] * (0.000001 * ([.E78] + [.E79])))" office:value-type="float" office:value="836.94" calcext:value-type="float">
            <text:p>836.94</text:p>
          </table:table-cell>
          <table:table-cell table:style-name="ce24"/>
          <table:table-cell table:style-name="ce24" table:formula="of:=IF([.E86] &gt; [.C87]; CONCATENATE(&quot;TOO HIGH !  MAXIMUM POWER DISSIPATION OF &quot;; [.C87]; &quot;mW IS EXCEEDED !&quot;); &quot;&quot;)" office:value-type="string" office:string-value="TOO HIGH !  MAXIMUM POWER DISSIPATION OF 221.631205673759mW IS EXCEEDED !" calcext:value-type="string">
            <text:p>TOO HIGH ! <text:s/>MAXIMUM POWER DISSIPATION OF 221.631205673759mW IS EXCEEDED !</text:p>
          </table:table-cell>
          <table:table-cell table:style-name="ce24"/>
          <table:table-cell/>
          <table:table-cell table:style-name="ce24" table:number-columns-repeated="1015"/>
        </table:table-row>
        <table:table-row table:style-name="ro1">
          <table:table-cell table:style-name="ce24" office:value-type="string" calcext:value-type="string">
            <text:p>Maximum Power Dissipation (mW)</text:p>
          </table:table-cell>
          <table:table-cell/>
          <table:table-cell table:formula="of:=1000 * ([.C82] - [.$E$3]) / [.E83]" office:value-type="float" office:value="221.631205673759" calcext:value-type="float">
            <text:p>221.631205673759</text:p>
          </table:table-cell>
          <table:table-cell table:style-name="ce24" table:formula="of:=1000 * ([.D82] - [.$E$3]) / [.D83]" office:value-type="float" office:value="302.224371373308" calcext:value-type="float">
            <text:p>302.224371373308</text:p>
          </table:table-cell>
          <table:table-cell table:style-name="ce24" table:formula="of:=1000 * ([.E82] - [.$E$3]) / [.C83]" office:value-type="float" office:value="398.936170212766" calcext:value-type="float">
            <text:p>398.936170212766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table:style-name="ce24"/>
          <table:table-cell table:number-columns-repeated="7"/>
          <table:table-cell table:style-name="Default" table:number-columns-repeated="1016"/>
        </table:table-row>
        <table:table-row table:style-name="ro1">
          <table:table-cell/>
          <table:table-cell table:style-name="ce23" table:number-columns-repeated="8"/>
          <table:table-cell table:number-columns-repeated="1015"/>
        </table:table-row>
        <table:table-row table:style-name="ro1">
          <table:table-cell table:style-name="ce22" office:value-type="string" calcext:value-type="string">
            <text:p>+3.6V LDO (TPS7A2036)</text:p>
          </table:table-cell>
          <table:table-cell table:style-name="ce26"/>
          <table:table-cell table:style-name="ce22" office:value-type="string" calcext:value-type="string">
            <text:p>Min</text:p>
          </table:table-cell>
          <table:table-cell table:style-name="ce22" office:value-type="string" calcext:value-type="string">
            <text:p>Typ</text:p>
          </table:table-cell>
          <table:table-cell table:style-name="ce22" office:value-type="string" calcext:value-type="string">
            <text:p>Max</text:p>
          </table:table-cell>
          <table:table-cell table:style-name="ce26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23" table:formula="of:=[.D91] * 0.9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91] * 1.02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101] * [.E91]" office:value-type="float" office:value="4.23" calcext:value-type="float">
            <text:p>4.23</text:p>
          </table:table-cell>
          <table:table-cell table:style-name="ce24" table:formula="of:=[.$D$2] - 0.001 * [.E101] * [.D91]" office:value-type="float" office:value="5" calcext:value-type="float">
            <text:p>5</text:p>
          </table:table-cell>
          <table:table-cell table:style-name="ce24" table:formula="of:=[.$E$2] - 0.001 * [.E101] * [.C91]" office:value-type="float" office:value="6" calcext:value-type="float">
            <text:p>6</text:p>
          </table:table-cell>
          <table:table-cell table:number-columns-repeated="3"/>
          <table:table-cell table:formula="of:=IF([.C92] &lt; [.E94] + [.E96]; CONCATENATE(&quot;TOO LOW !  MINIMUM INPUT NEEDS TO BE HIGHER THAN OUTPUT + DROP-OUT OF &quot;; [.E94] + [.E96]; &quot;V !&quot;); &quot;&quot;)">
            <text:p/>
          </table:table-cell>
          <table:table-cell table:style-name="Default"/>
          <table:table-cell table:style-name="Default" table:formula="of:=IF([.C92] &lt; [.E94] + 0.3; CONCATENATE(&quot;TOO LOW FOR OPTIMUM PERFORMANCE !  MINIMUM INPUT NEEDS TO BE HIGHER THAN &quot;; [.E94] + 0.3; &quot;V TO MEET DATASHEET OPERATING RANGES !&quot;); &quot;&quot;)">
            <text:p/>
          </table:table-cell>
          <table:table-cell table:style-name="Default" table:number-columns-repeated="1013"/>
        </table:table-row>
        <table:table-row table:style-name="ro1">
          <table:table-cell table:style-name="ce24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94] * (1 + [.C95])" office:value-type="float" office:value="3.546" calcext:value-type="float">
            <text:p>3.546</text:p>
          </table:table-cell>
          <table:table-cell office:value-type="float" office:value="3.6" calcext:value-type="float">
            <text:p>3.6</text:p>
          </table:table-cell>
          <table:table-cell table:style-name="ce24" table:formula="of:=[.D94] * (1 + [.E95])" office:value-type="float" office:value="3.654" calcext:value-type="float">
            <text:p>3.654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27" office:value-type="percentage" office:value="-0.015" calcext:value-type="percentage">
            <text:p>-1.50%</text:p>
          </table:table-cell>
          <table:table-cell table:style-name="ce27" office:value-type="percentage" office:value="0" calcext:value-type="percentage">
            <text:p>0.00%</text:p>
          </table:table-cell>
          <table:table-cell table:style-name="ce27" office:value-type="percentage" office:value="0.015" calcext:value-type="percentage">
            <text:p>1.5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51" office:value-type="float" office:value="0.145" calcext:value-type="float">
            <text:p>0.14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23"/>
          <table:table-cell table:style-name="ce23" table:formula="of:=[.C98] * 2000 / 300" office:value-type="float" office:value="200" calcext:value-type="float">
            <text:p>200</text:p>
          </table:table-cell>
          <table:table-cell table:style-name="ce23" table:formula="of:=[.D98] * 2000 / 300" office:value-type="float" office:value="266.666666666667" calcext:value-type="float">
            <text:p>266.666666666667</text:p>
          </table:table-cell>
          <table:table-cell table:style-name="ce23" table:formula="of:=[.E98] * 2000 / 300" office:value-type="float" office:value="586.666666666667" calcext:value-type="float">
            <text:p>586.666666666667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23"/>
          <table:table-cell table:number-columns-repeated="3" table:style-name="ce23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23"/>
          <table:table-cell table:style-name="ce23" table:formula="of:=[.C98] + 0.001 * ([.C99] + [.C100])" office:value-type="float" office:value="30.215" calcext:value-type="float">
            <text:p>30.215</text:p>
          </table:table-cell>
          <table:table-cell table:style-name="ce23" table:formula="of:=[.D98] + 0.001 * ([.D99] + [.D100])" office:value-type="float" office:value="40.2816666666667" calcext:value-type="float">
            <text:p>40.2816666666667</text:p>
          </table:table-cell>
          <table:table-cell table:style-name="ce23" table:formula="of:=[.E98] + 0.001 * ([.E99] + [.E100])" office:value-type="float" office:value="88.6016666666667" calcext:value-type="float">
            <text:p>88.6016666666667</text:p>
          </table:table-cell>
          <table:table-cell table:style-name="ce23" table:number-columns-repeated="3"/>
          <table:table-cell table:number-columns-repeated="1016"/>
        </table:table-row>
        <table:table-row table:style-name="ro1">
          <table:table-cell/>
          <table:table-cell table:style-name="ce23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23"/>
          <table:table-cell table:formula="of:=[.E103] * 0.8" office:value-type="float" office:value="100" calcext:value-type="float">
            <text:p>100</text:p>
          </table:table-cell>
          <table:table-cell table:style-name="ce24" table:formula="of:=[.E103] * 0.9" office:value-type="float" office:value="112.5" calcext:value-type="float">
            <text:p>112.5</text:p>
          </table:table-cell>
          <table:table-cell table:style-name="ce23" office:value-type="float" office:value="125" calcext:value-type="float">
            <text:p>125</text:p>
          </table:table-cell>
          <table:table-cell table:style-name="ce23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23"/>
          <table:table-cell table:style-name="ce23" office:value-type="float" office:value="188" calcext:value-type="float">
            <text:p>188</text:p>
          </table:table-cell>
          <table:table-cell table:style-name="ce24" table:formula="of:=[.C104] * 1.1" office:value-type="float" office:value="206.8" calcext:value-type="float">
            <text:p>206.8</text:p>
          </table:table-cell>
          <table:table-cell table:style-name="ce24" table:formula="of:=[.C104] * 1.2" office:value-type="float" office:value="225.6" calcext:value-type="float">
            <text:p>225.6</text:p>
          </table:table-cell>
          <table:table-cell table:style-name="ce23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24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24" office:value-type="string" calcext:value-type="string">
            <text:p>Resistor Power Dissipation (mW)</text:p>
          </table:table-cell>
          <table:table-cell/>
          <table:table-cell table:formula="of:=1000 * POWER(0.001 * [.E101]; 2) * [.C91]" office:value-type="float" office:value="0" calcext:value-type="float">
            <text:p>0</text:p>
          </table:table-cell>
          <table:table-cell table:style-name="ce24" table:formula="of:=1000 * POWER(0.001 * [.E101]; 2) * [.D91]" office:value-type="float" office:value="0" calcext:value-type="float">
            <text:p>0</text:p>
          </table:table-cell>
          <table:table-cell table:style-name="ce24" table:formula="of:=1000 * POWER(0.001 * [.E101]; 2) * [.E91]" office:value-type="float" office:value="0" calcext:value-type="float">
            <text:p>0</text:p>
          </table:table-cell>
          <table:table-cell table:number-columns-repeated="3"/>
          <table:table-cell table:formula="of:=IF([.D91] &gt; 0; CONCATENATE(&quot;Resistor must be sized to handle worst-case fault power of &quot;; POWER(MIN([.$E$2] / [.C91]; 0.77); 2) * [.E91]; &quot;W&quot;); &quot;&quot;)">
            <text:p/>
          </table:table-cell>
          <table:table-cell table:style-name="Default" table:number-columns-repeated="1015"/>
        </table:table-row>
        <table:table-row table:style-name="ro1">
          <table:table-cell table:style-name="ce24" office:value-type="string" calcext:value-type="string">
            <text:p>LDO Power Dissipation (mW)</text:p>
          </table:table-cell>
          <table:table-cell table:style-name="ce24"/>
          <table:table-cell table:formula="of:=1000 * (([.C92] - [.E94]) * (0.001 * [.E98]) + [.C92] * (0.000001 * ([.E99] + [.E100])))" office:value-type="float" office:value="53.2330500000001" calcext:value-type="float">
            <text:p>53.2330500000001</text:p>
          </table:table-cell>
          <table:table-cell table:style-name="ce24" table:formula="of:=1000 * (([.D92] - [.D94]) * (0.001 * [.E98]) + [.D92] * (0.000001 * ([.E99] + [.E100])))" office:value-type="float" office:value="126.208333333333" calcext:value-type="float">
            <text:p>126.208333333333</text:p>
          </table:table-cell>
          <table:table-cell table:style-name="ce24" table:formula="of:=1000 * (([.E92] - [.C94]) * (0.001 * [.E98]) + [.E92] * (0.000001 * ([.E99] + [.E100])))" office:value-type="float" office:value="219.562" calcext:value-type="float">
            <text:p>219.562</text:p>
          </table:table-cell>
          <table:table-cell table:style-name="ce24"/>
          <table:table-cell table:style-name="ce24" table:formula="of:=IF([.E107] &gt; [.C108]; CONCATENATE(&quot;TOO HIGH !  MAXIMUM POWER DISSIPATION OF &quot;; [.C108]; &quot;mW IS EXCEEDED !&quot;); &quot;&quot;)">
            <text:p/>
          </table:table-cell>
          <table:table-cell table:style-name="ce24"/>
          <table:table-cell/>
          <table:table-cell table:style-name="ce24" table:number-columns-repeated="1015"/>
        </table:table-row>
        <table:table-row table:style-name="ro1">
          <table:table-cell table:style-name="ce24" office:value-type="string" calcext:value-type="string">
            <text:p>Maximum Power Dissipation (mW)</text:p>
          </table:table-cell>
          <table:table-cell/>
          <table:table-cell table:formula="of:=1000 * ([.C103] - [.$E$3]) / [.E104]" office:value-type="float" office:value="221.631205673759" calcext:value-type="float">
            <text:p>221.631205673759</text:p>
          </table:table-cell>
          <table:table-cell table:style-name="ce24" table:formula="of:=1000 * ([.D103] - [.$E$3]) / [.D104]" office:value-type="float" office:value="302.224371373308" calcext:value-type="float">
            <text:p>302.224371373308</text:p>
          </table:table-cell>
          <table:table-cell table:style-name="ce24" table:formula="of:=1000 * ([.E103] - [.$E$3]) / [.C104]" office:value-type="float" office:value="398.936170212766" calcext:value-type="float">
            <text:p>398.936170212766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table:style-name="ce24"/>
          <table:table-cell table:number-columns-repeated="7"/>
          <table:table-cell table:style-name="Default" table:number-columns-repeated="1016"/>
        </table:table-row>
        <table:table-row table:style-name="ro1">
          <table:table-cell/>
          <table:table-cell table:style-name="ce23" table:number-columns-repeated="8"/>
          <table:table-cell table:number-columns-repeated="1015"/>
        </table:table-row>
        <table:table-row table:style-name="ro1">
          <table:table-cell table:style-name="ce22" office:value-type="string" calcext:value-type="string">
            <text:p>+4.0V LDO (TPS7A2040)</text:p>
          </table:table-cell>
          <table:table-cell table:style-name="ce26"/>
          <table:table-cell table:style-name="ce22" office:value-type="string" calcext:value-type="string">
            <text:p>Min</text:p>
          </table:table-cell>
          <table:table-cell table:style-name="ce22" office:value-type="string" calcext:value-type="string">
            <text:p>Typ</text:p>
          </table:table-cell>
          <table:table-cell table:style-name="ce22" office:value-type="string" calcext:value-type="string">
            <text:p>Max</text:p>
          </table:table-cell>
          <table:table-cell table:style-name="ce26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23" table:formula="of:=[.D112] * 0.9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112] * 1.02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122] * [.E112]" office:value-type="float" office:value="4.23" calcext:value-type="float">
            <text:p>4.23</text:p>
          </table:table-cell>
          <table:table-cell table:style-name="ce24" table:formula="of:=[.$D$2] - 0.001 * [.E122] * [.D112]" office:value-type="float" office:value="5" calcext:value-type="float">
            <text:p>5</text:p>
          </table:table-cell>
          <table:table-cell table:style-name="ce24" table:formula="of:=[.$E$2] - 0.001 * [.E122] * [.C112]" office:value-type="float" office:value="6" calcext:value-type="float">
            <text:p>6</text:p>
          </table:table-cell>
          <table:table-cell table:number-columns-repeated="3"/>
          <table:table-cell table:formula="of:=IF([.C113] &lt; [.E115] + [.E117]; CONCATENATE(&quot;TOO LOW !  MINIMUM INPUT NEEDS TO BE HIGHER THAN OUTPUT + DROP-OUT OF &quot;; [.E115] + [.E117]; &quot;V !&quot;); &quot;&quot;)">
            <text:p/>
          </table:table-cell>
          <table:table-cell table:style-name="Default"/>
          <table:table-cell table:style-name="Default" table:formula="of:=IF([.C113] &lt; [.E115] + 0.3; CONCATENATE(&quot;TOO LOW FOR OPTIMUM PERFORMANCE !  MINIMUM INPUT NEEDS TO BE HIGHER THAN &quot;; [.E115] + 0.3; &quot;V TO MEET DATASHEET OPERATING RANGES !&quot;); &quot;&quot;)" office:value-type="string" office:string-value="TOO LOW FOR OPTIMUM PERFORMANCE !  MINIMUM INPUT NEEDS TO BE HIGHER THAN 4.36V TO MEET DATASHEET OPERATING RANGES !" calcext:value-type="string">
            <text:p>TOO LOW FOR OPTIMUM PERFORMANCE ! <text:s/>MINIMUM INPUT NEEDS TO BE HIGHER THAN 4.36V TO MEET DATASHEET OPERATING RANGES !</text:p>
          </table:table-cell>
          <table:table-cell table:style-name="Default" table:number-columns-repeated="1013"/>
        </table:table-row>
        <table:table-row table:style-name="ro1">
          <table:table-cell table:style-name="ce24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115] * (1 + [.C116])" office:value-type="float" office:value="3.94" calcext:value-type="float">
            <text:p>3.94</text:p>
          </table:table-cell>
          <table:table-cell office:value-type="float" office:value="4" calcext:value-type="float">
            <text:p>4</text:p>
          </table:table-cell>
          <table:table-cell table:style-name="ce24" table:formula="of:=[.D115] * (1 + [.E116])" office:value-type="float" office:value="4.06" calcext:value-type="float">
            <text:p>4.06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27" office:value-type="percentage" office:value="-0.015" calcext:value-type="percentage">
            <text:p>-1.50%</text:p>
          </table:table-cell>
          <table:table-cell table:style-name="ce27" office:value-type="percentage" office:value="0" calcext:value-type="percentage">
            <text:p>0.00%</text:p>
          </table:table-cell>
          <table:table-cell table:style-name="ce27" office:value-type="percentage" office:value="0.015" calcext:value-type="percentage">
            <text:p>1.5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51" office:value-type="float" office:value="0.145" calcext:value-type="float">
            <text:p>0.14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23"/>
          <table:table-cell table:style-name="ce23" table:formula="of:=[.C119] * 2000 / 300" office:value-type="float" office:value="200" calcext:value-type="float">
            <text:p>200</text:p>
          </table:table-cell>
          <table:table-cell table:style-name="ce23" table:formula="of:=[.D119] * 2000 / 300" office:value-type="float" office:value="266.666666666667" calcext:value-type="float">
            <text:p>266.666666666667</text:p>
          </table:table-cell>
          <table:table-cell table:style-name="ce23" table:formula="of:=[.E119] * 2000 / 300" office:value-type="float" office:value="586.666666666667" calcext:value-type="float">
            <text:p>586.666666666667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23"/>
          <table:table-cell table:number-columns-repeated="3" table:style-name="ce23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23"/>
          <table:table-cell table:style-name="ce23" table:formula="of:=[.C119] + 0.001 * ([.C120] + [.C121])" office:value-type="float" office:value="30.215" calcext:value-type="float">
            <text:p>30.215</text:p>
          </table:table-cell>
          <table:table-cell table:style-name="ce23" table:formula="of:=[.D119] + 0.001 * ([.D120] + [.D121])" office:value-type="float" office:value="40.2816666666667" calcext:value-type="float">
            <text:p>40.2816666666667</text:p>
          </table:table-cell>
          <table:table-cell table:style-name="ce23" table:formula="of:=[.E119] + 0.001 * ([.E120] + [.E121])" office:value-type="float" office:value="88.6016666666667" calcext:value-type="float">
            <text:p>88.6016666666667</text:p>
          </table:table-cell>
          <table:table-cell table:style-name="ce23" table:number-columns-repeated="3"/>
          <table:table-cell table:number-columns-repeated="1016"/>
        </table:table-row>
        <table:table-row table:style-name="ro1">
          <table:table-cell/>
          <table:table-cell table:style-name="ce23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23"/>
          <table:table-cell table:formula="of:=[.E124] * 0.8" office:value-type="float" office:value="100" calcext:value-type="float">
            <text:p>100</text:p>
          </table:table-cell>
          <table:table-cell table:style-name="ce24" table:formula="of:=[.E124] * 0.9" office:value-type="float" office:value="112.5" calcext:value-type="float">
            <text:p>112.5</text:p>
          </table:table-cell>
          <table:table-cell table:style-name="ce23" office:value-type="float" office:value="125" calcext:value-type="float">
            <text:p>125</text:p>
          </table:table-cell>
          <table:table-cell table:style-name="ce23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23"/>
          <table:table-cell table:style-name="ce23" office:value-type="float" office:value="188" calcext:value-type="float">
            <text:p>188</text:p>
          </table:table-cell>
          <table:table-cell table:style-name="ce24" table:formula="of:=[.C125] * 1.1" office:value-type="float" office:value="206.8" calcext:value-type="float">
            <text:p>206.8</text:p>
          </table:table-cell>
          <table:table-cell table:style-name="ce24" table:formula="of:=[.C125] * 1.2" office:value-type="float" office:value="225.6" calcext:value-type="float">
            <text:p>225.6</text:p>
          </table:table-cell>
          <table:table-cell table:style-name="ce23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24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24" office:value-type="string" calcext:value-type="string">
            <text:p>Resistor Power Dissipation (mW)</text:p>
          </table:table-cell>
          <table:table-cell/>
          <table:table-cell table:formula="of:=1000 * POWER(0.001 * [.E122]; 2) * [.C112]" office:value-type="float" office:value="0" calcext:value-type="float">
            <text:p>0</text:p>
          </table:table-cell>
          <table:table-cell table:style-name="ce24" table:formula="of:=1000 * POWER(0.001 * [.E122]; 2) * [.D112]" office:value-type="float" office:value="0" calcext:value-type="float">
            <text:p>0</text:p>
          </table:table-cell>
          <table:table-cell table:style-name="ce24" table:formula="of:=1000 * POWER(0.001 * [.E122]; 2) * [.E112]" office:value-type="float" office:value="0" calcext:value-type="float">
            <text:p>0</text:p>
          </table:table-cell>
          <table:table-cell table:number-columns-repeated="3"/>
          <table:table-cell table:formula="of:=IF([.D112] &gt; 0; CONCATENATE(&quot;Resistor must be sized to handle worst-case fault power of &quot;; POWER(MIN([.$E$2] / [.C112]; 0.77); 2) * [.E112]; &quot;W&quot;); &quot;&quot;)">
            <text:p/>
          </table:table-cell>
          <table:table-cell table:style-name="Default" table:number-columns-repeated="1015"/>
        </table:table-row>
        <table:table-row table:style-name="ro1">
          <table:table-cell table:style-name="ce24" office:value-type="string" calcext:value-type="string">
            <text:p>LDO Power Dissipation (mW)</text:p>
          </table:table-cell>
          <table:table-cell table:style-name="ce24"/>
          <table:table-cell table:formula="of:=1000 * (([.C113] - [.E115]) * (0.001 * [.E119]) + [.C113] * (0.000001 * ([.E120] + [.E121])))" office:value-type="float" office:value="17.5050500000001" calcext:value-type="float">
            <text:p>17.5050500000001</text:p>
          </table:table-cell>
          <table:table-cell table:style-name="ce24" table:formula="of:=1000 * (([.D113] - [.D115]) * (0.001 * [.E119]) + [.D113] * (0.000001 * ([.E120] + [.E121])))" office:value-type="float" office:value="91.0083333333333" calcext:value-type="float">
            <text:p>91.0083333333333</text:p>
          </table:table-cell>
          <table:table-cell table:style-name="ce24" table:formula="of:=1000 * (([.E113] - [.C115]) * (0.001 * [.E119]) + [.E113] * (0.000001 * ([.E120] + [.E121])))" office:value-type="float" office:value="184.89" calcext:value-type="float">
            <text:p>184.89</text:p>
          </table:table-cell>
          <table:table-cell table:style-name="ce24"/>
          <table:table-cell table:style-name="ce24" table:formula="of:=IF([.E128] &gt; [.C129]; CONCATENATE(&quot;TOO HIGH !  MAXIMUM POWER DISSIPATION OF &quot;; [.C129]; &quot;mW IS EXCEEDED !&quot;); &quot;&quot;)">
            <text:p/>
          </table:table-cell>
          <table:table-cell table:style-name="ce24"/>
          <table:table-cell/>
          <table:table-cell table:style-name="ce24" table:number-columns-repeated="1015"/>
        </table:table-row>
        <table:table-row table:style-name="ro1">
          <table:table-cell table:style-name="ce24" office:value-type="string" calcext:value-type="string">
            <text:p>Maximum Power Dissipation (mW)</text:p>
          </table:table-cell>
          <table:table-cell/>
          <table:table-cell table:formula="of:=1000 * ([.C124] - [.$E$3]) / [.E125]" office:value-type="float" office:value="221.631205673759" calcext:value-type="float">
            <text:p>221.631205673759</text:p>
          </table:table-cell>
          <table:table-cell table:style-name="ce24" table:formula="of:=1000 * ([.D124] - [.$E$3]) / [.D125]" office:value-type="float" office:value="302.224371373308" calcext:value-type="float">
            <text:p>302.224371373308</text:p>
          </table:table-cell>
          <table:table-cell table:style-name="ce24" table:formula="of:=1000 * ([.E124] - [.$E$3]) / [.C125]" office:value-type="float" office:value="398.936170212766" calcext:value-type="float">
            <text:p>398.936170212766</text:p>
          </table:table-cell>
          <table:table-cell table:number-columns-repeated="3"/>
          <table:table-cell table:style-name="Default" table:number-columns-repeated="1016"/>
        </table:table-row>
      </table:table>
      <table:table table:name="TPS62851x Buck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2" table:default-cell-style-name="ce24"/>
        <table:table-column table:style-name="co2" table:number-columns-repeated="1015" table:default-cell-style-name="Default"/>
        <table:table-row table:style-name="ro1">
          <table:table-cell table:style-name="ce22" office:value-type="string" calcext:value-type="string">
            <text:p>TPS62851x Synchronous Buck Regulators</text:p>
          </table:table-cell>
          <table:table-cell table:style-name="ce26"/>
          <table:table-cell table:style-name="ce22" office:value-type="string" calcext:value-type="string">
            <text:p>Min</text:p>
          </table:table-cell>
          <table:table-cell table:style-name="ce22" office:value-type="string" calcext:value-type="string">
            <text:p>Typ</text:p>
          </table:table-cell>
          <table:table-cell table:style-name="ce22" office:value-type="string" calcext:value-type="string">
            <text:p>Max</text:p>
          </table:table-cell>
          <table:table-cell table:style-name="ce26" table:number-columns-repeated="3"/>
          <table:table-cell table:style-name="ce22" office:value-type="string" calcext:value-type="string">
            <text:p>See TPS62851x Datasheet and onsemi App Note AND9135D on Synchronous Buck Converters</text:p>
          </table:table-cell>
          <table:table-cell table:style-name="ce26" table:number-columns-repeated="1015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office:value-type="float" office:value="4.15" calcext:value-type="float">
            <text:p>4.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IF([.$C$2] &lt; 2.7; &quot;Input voltage must be at least 2.7V !&quot;; IF([.$E$2] &gt; 6; &quot;Input voltage must be less than 6V !&quot;; &quot;&quot;))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utput Current (A)</text:p>
          </table:table-cell>
          <table:table-cell/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.5" calcext:value-type="float">
            <text:p>1.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mperature (Celsius)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Feedback Voltage (V)</text:p>
          </table:table-cell>
          <table:table-cell/>
          <table:table-cell table:formula="of:=[.D6] * 0.99" office:value-type="float" office:value="0.594" calcext:value-type="float">
            <text:p>0.594</text:p>
          </table:table-cell>
          <table:table-cell office:value-type="float" office:value="0.6" calcext:value-type="float">
            <text:p>0.6</text:p>
          </table:table-cell>
          <table:table-cell table:formula="of:=[.D6] * 1.01" office:value-type="float" office:value="0.606" calcext:value-type="float">
            <text:p>0.606</text:p>
          </table:table-cell>
          <table:table-cell table:number-columns-repeated="3"/>
          <table:table-cell office:value-type="string" calcext:value-type="string">
            <text:p>Datasheet Parameter, all with Vin&gt;=Vout+1V and L=0.47uF; PWM +/- 1%; PFM Vout&gt;=1V, Ceff&gt;=10uF is -1% / +2%; PFM Vout&lt;1V, Ceff&gt;=15uF is -1% / +3%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witching Frequency (fsw, MHz)</text:p>
          </table:table-cell>
          <table:table-cell/>
          <table:table-cell office:value-type="float" office:value="2.025" calcext:value-type="float">
            <text:p>2.025</text:p>
          </table:table-cell>
          <table:table-cell office:value-type="float" office:value="2.25" calcext:value-type="float">
            <text:p>2.25</text:p>
          </table:table-cell>
          <table:table-cell office:value-type="float" office:value="2.475" calcext:value-type="float">
            <text:p>2.47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imum High-Side On (ton, ns)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imum Low-Side On (ton, ns)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urrent Limit Propagation Delay (tpd, ns)</text:p>
          </table:table-cell>
          <table:table-cell/>
          <table:table-cell table:formula="of:=[.D12] * 0.8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formula="of:=[.D12] * 1.2" office:value-type="float" office:value="60" calcext:value-type="float">
            <text:p>60</text:p>
          </table:table-cell>
          <table:table-cell table:number-columns-repeated="3"/>
          <table:table-cell office:value-type="string" calcext:value-type="string">
            <text:p>Datasheet Parameter (typical only; added +/- 20% allowance)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igh-Side FET Resistance (RDSon, m-ohms)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Datasheet Parameter; Vin&gt;=5V</text:p>
          </table:table-cell>
          <table:table-cell table:number-columns-repeated="3"/>
          <table:table-cell table:style-name="ce24" table:formula="of:=IF([.$C$2] &lt; 5; &quot;Input voltage too low for datasheet table values - pull this value from the graphs&quot;; &quot;&quot;)" office:value-type="string" office:string-value="Input voltage too low for datasheet table values - pull this value from the graphs" calcext:value-type="string">
            <text:p>Input voltage too low for datasheet table values - pull this value from the graph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ow-Side FET Resistance (RDSon, m-ohms)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office:value-type="string" calcext:value-type="string">
            <text:p>Datasheet Parameter; Vin&gt;=5V</text:p>
          </table:table-cell>
          <table:table-cell table:number-columns-repeated="3"/>
          <table:table-cell table:style-name="ce24" table:formula="of:=IF([.$C$2] &lt; 5; &quot;Input voltage too low for datasheet table values - pull this value from the graphs&quot;; &quot;&quot;)" office:value-type="string" office:string-value="Input voltage too low for datasheet table values - pull this value from the graphs" calcext:value-type="string">
            <text:p>Input voltage too low for datasheet table values - pull this value from the graph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High Side Current Limit (ILIMH, A)</text:p>
          </table:table-cell>
          <table:table-cell/>
          <table:table-cell table:style-name="ce24" table:formula="of:=SUMPRODUCT([.$B18:.$B21]; [.C18:.C21])" office:value-type="float" office:value="2.85" calcext:value-type="float">
            <text:p>2.85</text:p>
          </table:table-cell>
          <table:table-cell table:style-name="ce24" table:formula="of:=SUMPRODUCT([.$B18:.$B21]; [.D18:.D21])" office:value-type="float" office:value="3.4" calcext:value-type="float">
            <text:p>3.4</text:p>
          </table:table-cell>
          <table:table-cell table:style-name="ce24" table:formula="of:=SUMPRODUCT([.$B18:.$B21]; [.E18:.E21])" office:value-type="float" office:value="3.9" calcext:value-type="float">
            <text:p>3.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2"/>TPS628513</text:p>
          </table:table-cell>
          <table:table-cell office:value-type="float" office:value="0" calcext:value-type="float">
            <text:p>0</text:p>
          </table:table-cell>
          <table:table-cell office:value-type="float" office:value="3.45" calcext:value-type="float">
            <text:p>3.45</text:p>
          </table:table-cell>
          <table:table-cell office:value-type="float" office:value="4.5" calcext:value-type="float">
            <text:p>4.5</text:p>
          </table:table-cell>
          <table:table-cell office:value-type="float" office:value="5.1" calcext:value-type="float">
            <text:p>5.1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2"/>TPS628512</text:p>
          </table:table-cell>
          <table:table-cell office:value-type="float" office:value="1" calcext:value-type="float">
            <text:p>1</text:p>
          </table:table-cell>
          <table:table-cell office:value-type="float" office:value="2.85" calcext:value-type="float">
            <text:p>2.85</text:p>
          </table:table-cell>
          <table:table-cell office:value-type="float" office:value="3.4" calcext:value-type="float">
            <text:p>3.4</text:p>
          </table:table-cell>
          <table:table-cell office:value-type="float" office:value="3.9" calcext:value-type="float">
            <text:p>3.9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2"/>TPS628511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office:value-type="float" office:value="2.6" calcext:value-type="float">
            <text:p>2.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2"/>TPS628510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2.1" calcext:value-type="float">
            <text:p>2.1</text:p>
          </table:table-cell>
          <table:table-cell office:value-type="float" office:value="2.5" calcext:value-type="float">
            <text:p>2.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gative Current Limit (ILIMNEG, A)</text:p>
          </table:table-cell>
          <table:table-cell table:number-columns-repeated="2"/>
          <table:table-cell office:value-type="float" office:value="-1.8" calcext:value-type="float">
            <text:p>-1.8</text:p>
          </table:table-cell>
          <table:table-cell table:number-columns-repeated="4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Feedback Resistor, VDD (R1, k-ohms)</text:p>
          </table:table-cell>
          <table:table-cell/>
          <table:table-cell table:formula="of:=[.D24] * 0.97" office:value-type="float" office:value="86.039" calcext:value-type="float">
            <text:p>86.039</text:p>
          </table:table-cell>
          <table:table-cell office:value-type="float" office:value="88.7" calcext:value-type="float">
            <text:p>88.7</text:p>
          </table:table-cell>
          <table:table-cell table:formula="of:=[.D24] * 1.03" office:value-type="float" office:value="91.361" calcext:value-type="float">
            <text:p>91.361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Feedback Resistor, Ground (R2, k-ohms)</text:p>
          </table:table-cell>
          <table:table-cell/>
          <table:table-cell table:formula="of:=[.D25] * 0.97" office:value-type="float" office:value="19.012" calcext:value-type="float">
            <text:p>19.012</text:p>
          </table:table-cell>
          <table:table-cell office:value-type="float" office:value="19.6" calcext:value-type="float">
            <text:p>19.6</text:p>
          </table:table-cell>
          <table:table-cell table:formula="of:=[.D25] * 1.03" office:value-type="float" office:value="20.188" calcext:value-type="float">
            <text:p>20.188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style-name="ce24" office:value-type="string" calcext:value-type="string">
            <text:p>Output Voltage</text:p>
          </table:table-cell>
          <table:table-cell/>
          <table:table-cell table:style-name="ce24" table:formula="of:=([.$C$24] / [.$E$25] + 1) * [.$C$6]" office:value-type="float" office:value="3.12556162076481" calcext:value-type="float">
            <text:p>3.12556162076481</text:p>
          </table:table-cell>
          <table:table-cell table:style-name="ce24" table:formula="of:=([.$D$24] / [.$D$25] + 1) * [.$D$6]" office:value-type="float" office:value="3.31530612244898" calcext:value-type="float">
            <text:p>3.31530612244898</text:p>
          </table:table-cell>
          <table:table-cell table:style-name="ce24" table:formula="of:=([.$E$24] / [.$C$25] + 1) * [.$E$6]" office:value-type="float" office:value="3.51809583420997" calcext:value-type="float">
            <text:p>3.51809583420997</text:p>
          </table:table-cell>
          <table:table-cell table:number-columns-repeated="3"/>
          <table:table-cell table:formula="of:=IF([.$C$27] &lt; 0.6; &quot;Output voltage must be at least 0.6V&quot;; IF([.$E$27] &gt; [.$C$2]; &quot;Output voltage must be less than the input !&quot;; &quot;&quot;))">
            <text:p/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Feedback Divider Current (uA)</text:p>
          </table:table-cell>
          <table:table-cell/>
          <table:table-cell table:style-name="ce24" table:formula="of:=1000 * [.$C$27] / ([.$E$24] + [.$E$25])" office:value-type="float" office:value="28.0196292280954" calcext:value-type="float">
            <text:p>28.0196292280954</text:p>
          </table:table-cell>
          <table:table-cell table:style-name="ce24" table:formula="of:=1000 * [.$D$27] / ([.$D$24] + [.$D$25])" office:value-type="float" office:value="30.6122448979592" calcext:value-type="float">
            <text:p>30.6122448979592</text:p>
          </table:table-cell>
          <table:table-cell table:style-name="ce24" table:formula="of:=1000 * [.$E$27] / ([.$C$24] + [.$C$25])" office:value-type="float" office:value="33.4894083274788" calcext:value-type="float">
            <text:p>33.4894083274788</text:p>
          </table:table-cell>
          <table:table-cell table:number-columns-repeated="3"/>
          <table:table-cell table:formula="of:=IF([.$C$28] &lt; 2; &quot;Feedback divider current must be at least 2uA !  Preferably at least 20uA.&quot;; &quot;&quot;)">
            <text:p/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Inductor (L, uH)</text:p>
          </table:table-cell>
          <table:table-cell/>
          <table:table-cell table:formula="of:=[.$D$30] * 0.8" office:value-type="float" office:value="0.544" calcext:value-type="float">
            <text:p>0.544</text:p>
          </table:table-cell>
          <table:table-cell office:value-type="float" office:value="0.68" calcext:value-type="float">
            <text:p>0.68</text:p>
          </table:table-cell>
          <table:table-cell table:formula="of:=[.$D$30] * 1.2" office:value-type="float" office:value="0.816" calcext:value-type="float">
            <text:p>0.816</text:p>
          </table:table-cell>
          <table:table-cell table:number-columns-repeated="3"/>
          <table:table-cell office:value-type="string" calcext:value-type="string">
            <text:p>If load current is close to saturation then use the effective inductance at that current, rather than nominal inductance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Inductor Peak Current under Limiting (IPEAK, A)</text:p>
          </table:table-cell>
          <table:table-cell/>
          <table:table-cell table:style-name="ce24" table:formula="of:=[.$C$17] + ([.$C$2] - [.$E$27]) / [.$E$30] * [.$C$12] / 1000" office:value-type="float" office:value="2.88097569440147" calcext:value-type="float">
            <text:p>2.88097569440147</text:p>
          </table:table-cell>
          <table:table-cell table:style-name="ce24" table:formula="of:=[.$D$17] + ([.$D$2] - [.$D$27]) / [.$D$30] * [.$D$12] / 1000" office:value-type="float" office:value="3.52387454981993" calcext:value-type="float">
            <text:p>3.52387454981993</text:p>
          </table:table-cell>
          <table:table-cell table:style-name="ce24" table:formula="of:=[.$E$17] + ([.$E$2] - [.$C$27]) / [.$C$30] * [.$E$12] / 1000" office:value-type="float" office:value="4.21703364476859" calcext:value-type="float">
            <text:p>4.21703364476859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24" office:value-type="string" calcext:value-type="string">
            <text:p>Inductor Current Ratio (LIR)</text:p>
          </table:table-cell>
          <table:table-cell/>
          <table:table-cell table:style-name="ce24" table:formula="of:=([.$C$2] - [.$E$38] - [.$E$27]) * [.$C$35] / ([.$E$30] * [.$E$3] * [.$E$8])" office:value-type="float" office:value="0.0824211268856214" calcext:value-type="float">
            <text:p>0.0824211268856214</text:p>
          </table:table-cell>
          <table:table-cell table:style-name="ce24" table:formula="of:=([.$D$2] - [.$D$38] - [.$D$27]) * [.$D$35] / ([.$D$30] * [.$E$3] * [.$D$8])" office:value-type="float" office:value="0.468056336412116" calcext:value-type="float">
            <text:p>0.468056336412116</text:p>
          </table:table-cell>
          <table:table-cell table:style-name="ce24" table:formula="of:=([.$E$2] - [.$C$38] - [.$C$27]) * [.$E$35] / ([.$C$30] * [.$E$3] * [.$C$8])" office:value-type="float" office:value="1.46265227909441" calcext:value-type="float">
            <text:p>1.46265227909441</text:p>
          </table:table-cell>
          <table:table-cell table:number-columns-repeated="3"/>
          <table:table-cell office:value-type="string" calcext:value-type="string">
            <text:p>Recommended to target an LIR of 0.2-0.4 for ease of post-regulation filtering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Delta Inductor Current (dIL, A)</text:p>
          </table:table-cell>
          <table:table-cell/>
          <table:table-cell table:style-name="ce24" table:formula="of:=[.$C$32] * [.$E$3]" office:value-type="float" office:value="0.123631690328432" calcext:value-type="float">
            <text:p>0.123631690328432</text:p>
          </table:table-cell>
          <table:table-cell table:style-name="ce24" table:formula="of:=[.$D$32] * [.$E$3]" office:value-type="float" office:value="0.702084504618174" calcext:value-type="float">
            <text:p>0.702084504618174</text:p>
          </table:table-cell>
          <table:table-cell table:style-name="ce24" table:formula="of:=[.$E$32] * [.$E$3]" office:value-type="float" office:value="2.19397841864161" calcext:value-type="float">
            <text:p>2.19397841864161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style-name="ce24" office:value-type="string" calcext:value-type="string">
            <text:p>Duty Cycle</text:p>
          </table:table-cell>
          <table:table-cell/>
          <table:table-cell table:style-name="ce24" table:formula="of:=[.$C$27] / [.$E$2]" office:value-type="float" office:value="0.520926936794135" calcext:value-type="float">
            <text:p>0.520926936794135</text:p>
          </table:table-cell>
          <table:table-cell table:style-name="ce24" table:formula="of:=[.$D$27] / [.$D$2]" office:value-type="float" office:value="0.663061224489796" calcext:value-type="float">
            <text:p>0.663061224489796</text:p>
          </table:table-cell>
          <table:table-cell table:style-name="ce24" table:formula="of:=[.$E$27] / [.$C$2]" office:value-type="float" office:value="0.84773393595421" calcext:value-type="float">
            <text:p>0.84773393595421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24" office:value-type="string" calcext:value-type="string">
            <text:p>High-Side On Time (ns)</text:p>
          </table:table-cell>
          <table:table-cell/>
          <table:table-cell table:style-name="ce24" table:formula="of:=1000 * [.$C$35] / [.$E$8]" office:value-type="float" office:value="210.475530017832" calcext:value-type="float">
            <text:p>210.475530017832</text:p>
          </table:table-cell>
          <table:table-cell table:style-name="ce24" table:formula="of:=1000 * [.$D$35] / [.$D$8]" office:value-type="float" office:value="294.69387755102" calcext:value-type="float">
            <text:p>294.69387755102</text:p>
          </table:table-cell>
          <table:table-cell table:style-name="ce24" table:formula="of:=1000 * [.$E$35] / [.$C$8]" office:value-type="float" office:value="418.634042446524" calcext:value-type="float">
            <text:p>418.634042446524</text:p>
          </table:table-cell>
          <table:table-cell table:number-columns-repeated="3"/>
          <table:table-cell table:formula="of:=IF([.$C$36] &lt; [.$E$9]; &quot;PWM duty-cycle results in minimum on-time violation !&quot;; &quot;&quot;)">
            <text:p/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style-name="ce24" table:formula="of:=COM.MICROSOFT.CONCAT(&quot;High-Side Voltage Drop @ &quot;; [.$E$3]; &quot;A (VHS, V)&quot;)" office:value-type="string" office:string-value="High-Side Voltage Drop @ 1.5A (VHS, V)" calcext:value-type="string">
            <text:p>High-Side Voltage Drop @ 1.5A (VHS, V)</text:p>
          </table:table-cell>
          <table:table-cell/>
          <table:table-cell table:style-name="ce24" table:formula="of:=[.$C$14] / 1000 * [.$C$35] * [.$E$3]" office:value-type="float" office:value="0.0234417121557361" calcext:value-type="float">
            <text:p>0.0234417121557361</text:p>
          </table:table-cell>
          <table:table-cell table:style-name="ce24" table:formula="of:=[.$D$14] / 1000 * [.$D$35] * [.$E$3]" office:value-type="float" office:value="0.0646484693877551" calcext:value-type="float">
            <text:p>0.0646484693877551</text:p>
          </table:table-cell>
          <table:table-cell table:style-name="ce24" table:formula="of:=[.$E$14] / 1000 * [.$E$35] * [.$E$3]" office:value-type="float" office:value="0.152592108471758" calcext:value-type="float">
            <text:p>0.152592108471758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24" office:value-type="string" calcext:value-type="string">
            <text:p>Low-Side Voltage at High-On (VLON, V)</text:p>
          </table:table-cell>
          <table:table-cell/>
          <table:table-cell table:style-name="ce24" table:formula="of:=[.$C$2] - [.$E$38] - [.$E$27]" office:value-type="float" office:value="0.47931205731827" calcext:value-type="float">
            <text:p>0.47931205731827</text:p>
          </table:table-cell>
          <table:table-cell table:style-name="ce24" table:formula="of:=[.$D$2] - [.$D$38] - [.$D$27]" office:value-type="float" office:value="1.62004540816327" calcext:value-type="float">
            <text:p>1.62004540816327</text:p>
          </table:table-cell>
          <table:table-cell table:style-name="ce24" table:formula="of:=[.$E$2] - [.$C$38] - [.$C$27]" office:value-type="float" office:value="2.85099666707945" calcext:value-type="float">
            <text:p>2.85099666707945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style-name="ce24" office:value-type="string" calcext:value-type="string">
            <text:p>Maximum Desired Ripple (mVp-p)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24" office:value-type="string" calcext:value-type="string">
            <text:p>Maximum Desired Load Transient Overshoot (mVp-p)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24" table:formula="of:=COM.MICROSOFT.CONCAT(&quot;Maximum C ESR between &quot;; [.$C$8]; &quot;-&quot;; [.$E$8]; &quot;MHz (m-ohms)&quot;)" office:value-type="string" office:string-value="Maximum C ESR between 2.025-2.475MHz (m-ohms)" calcext:value-type="string">
            <text:p>Maximum C ESR between 2.025-2.475MHz (m-ohms)</text:p>
          </table:table-cell>
          <table:table-cell table:number-columns-repeated="3"/>
          <table:table-cell table:style-name="ce24" table:formula="of:=[.$E$41] / [.$E$3]" office:value-type="float" office:value="6.66666666666667" calcext:value-type="float">
            <text:p>6.66666666666667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24" office:value-type="string" calcext:value-type="string">
            <text:p>Capacitor Voltage Ratio (CVR)</text:p>
          </table:table-cell>
          <table:table-cell/>
          <table:table-cell table:style-name="ce24" table:formula="of:=[.$E$41] / 1000 / [.$E$27]" office:value-type="float" office:value="0.00284244673006346" calcext:value-type="float">
            <text:p>0.00284244673006346</text:p>
          </table:table-cell>
          <table:table-cell table:style-name="ce24" table:formula="of:=[.$E$41] / 1000 / [.$D$27]" office:value-type="float" office:value="0.00301631271160357" calcext:value-type="float">
            <text:p>0.00301631271160357</text:p>
          </table:table-cell>
          <table:table-cell table:style-name="ce24" table:formula="of:=[.$E$41] / 1000 / [.$C$27]" office:value-type="float" office:value="0.00319942500367439" calcext:value-type="float">
            <text:p>0.00319942500367439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24" office:value-type="string" calcext:value-type="string">
            <text:p>Ripple Minimum Output Capacitance (uF)</text:p>
          </table:table-cell>
          <table:table-cell/>
          <table:table-cell table:style-name="ce24" table:formula="of:=[.$E$32] * [.$E$3] / (8 * [.$C$8] * [.$C$44] * [.$C$27])" office:value-type="float" office:value="15.2439296852602" calcext:value-type="float">
            <text:p>15.2439296852602</text:p>
          </table:table-cell>
          <table:table-cell table:style-name="ce24"/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table:style-name="ce24" office:value-type="string" calcext:value-type="string">
            <text:p>Load Regulation Minimum Output Capacitance (uF)</text:p>
          </table:table-cell>
          <table:table-cell/>
          <table:table-cell table:style-name="ce24" table:formula="of:=[.$E$30] * POWER([.$E$3] * [.$E$33] / 2; 2) / (POWER([.$E$42] / 1000 + [.$C$27]; 2) - POWER([.$C$27]; 2))" office:value-type="float" office:value="35.2878448824899" calcext:value-type="float">
            <text:p>35.2878448824899</text:p>
          </table:table-cell>
          <table:table-cell table:style-name="ce24"/>
          <table:table-cell table:number-columns-repeated="4"/>
          <table:table-cell table:style-name="Default"/>
          <table:table-cell table:number-columns-repeated="1015"/>
        </table:table-row>
      </table:table>
      <table:table table:name="MP5016H" table:style-name="ta1">
        <table:table-column table:style-name="co7" table:default-cell-style-name="Default"/>
        <table:table-column table:style-name="co4" table:number-columns-repeated="3" table:default-cell-style-name="Default"/>
        <table:table-column table:style-name="co4" table:number-columns-repeated="3" table:default-cell-style-name="ce24"/>
        <table:table-column table:style-name="co4" table:number-columns-repeated="1017" table:default-cell-style-name="Default"/>
        <table:table-row table:style-name="ro1">
          <table:table-cell table:style-name="ce22" office:value-type="string" calcext:value-type="string">
            <text:p>MP5016H Power Switch – OCP, OVP, Inrush Limiting (2.7V-22V, 0.7A-5A)</text:p>
          </table:table-cell>
          <table:table-cell table:style-name="ce26"/>
          <table:table-cell table:style-name="ce22" table:number-columns-repeated="2"/>
          <table:table-cell table:style-name="ce22" office:value-type="string" calcext:value-type="string">
            <text:p>Min</text:p>
          </table:table-cell>
          <table:table-cell table:style-name="ce22" office:value-type="string" calcext:value-type="string">
            <text:p>Typ</text:p>
          </table:table-cell>
          <table:table-cell table:style-name="ce22" office:value-type="string" calcext:value-type="string">
            <text:p>Max</text:p>
          </table:table-cell>
          <table:table-cell table:style-name="ce26" table:number-columns-repeated="1017"/>
        </table:table-row>
        <table:table-row table:style-name="ro1">
          <table:table-cell office:value-type="string" calcext:value-type="string">
            <text:p>ILIMIT Resistor (ohms)</text:p>
          </table:table-cell>
          <table:table-cell table:number-columns-repeated="3"/>
          <table:table-cell table:style-name="Default" table:formula="of:=[.F2] * 0.97" office:value-type="float" office:value="970" calcext:value-type="float">
            <text:p>97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table:formula="of:=[.F2] * 1.03" office:value-type="float" office:value="1030" calcext:value-type="float">
            <text:p>1030</text:p>
          </table:table-cell>
          <table:table-cell table:number-columns-repeated="1017"/>
        </table:table-row>
        <table:table-row table:style-name="ro1">
          <table:table-cell table:style-name="ce24" office:value-type="string" calcext:value-type="string">
            <text:p>Ideal Current Limit (A)</text:p>
          </table:table-cell>
          <table:table-cell table:number-columns-repeated="3"/>
          <table:table-cell table:formula="of:=0.55 * 3870 / [.G2]" office:value-type="float" office:value="2.06650485436893" calcext:value-type="float">
            <text:p>2.06650485436893</text:p>
          </table:table-cell>
          <table:table-cell table:formula="of:=0.55 * 3870 / [.F2]" office:value-type="float" office:value="2.1285" calcext:value-type="float">
            <text:p>2.1285</text:p>
          </table:table-cell>
          <table:table-cell table:formula="of:=0.55 * 3870 / [.E2]" office:value-type="float" office:value="2.19432989690722" calcext:value-type="float">
            <text:p>2.19432989690722</text:p>
          </table:table-cell>
          <table:table-cell/>
          <table:table-cell table:style-name="ce24" table:formula="of:=IF([.E3] &lt; 0.7; &quot;Current limit cannot is not specified for less than 700mA; at about 380mA load the device enters 'sleep mode', so some margin is required&quot;; &quot;&quot;)">
            <text:p/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Current Limit with 12% Margin (A)</text:p>
          </table:table-cell>
          <table:table-cell table:number-columns-repeated="3"/>
          <table:table-cell table:formula="of:=[.E3] * (1 - 0.12)" office:value-type="float" office:value="1.81852427184466" calcext:value-type="float">
            <text:p>1.81852427184466</text:p>
          </table:table-cell>
          <table:table-cell table:formula="of:=[.F3]" office:value-type="float" office:value="2.1285" calcext:value-type="float">
            <text:p>2.1285</text:p>
          </table:table-cell>
          <table:table-cell table:formula="of:=[.G3] * (1 + 0.12)" office:value-type="float" office:value="2.45764948453608" calcext:value-type="float">
            <text:p>2.45764948453608</text:p>
          </table:table-cell>
          <table:table-cell table:number-columns-repeated="1017"/>
        </table:table-row>
        <table:table-row table:style-name="ro1">
          <table:table-cell table:style-name="ce24" office:value-type="string" calcext:value-type="string">
            <text:p>Current Limit with 15% Margin (A)</text:p>
          </table:table-cell>
          <table:table-cell table:number-columns-repeated="3"/>
          <table:table-cell table:formula="of:=[.E4] * (1 - 0.15)" office:value-type="float" office:value="1.54574563106796" calcext:value-type="float">
            <text:p>1.54574563106796</text:p>
          </table:table-cell>
          <table:table-cell table:formula="of:=[.F4]" office:value-type="float" office:value="2.1285" calcext:value-type="float">
            <text:p>2.1285</text:p>
          </table:table-cell>
          <table:table-cell table:formula="of:=[.G4] * (1 + 0.15)" office:value-type="float" office:value="2.8262969072165" calcext:value-type="float">
            <text:p>2.8262969072165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ODE Resistor (k-ohms)</text:p>
          </table:table-cell>
          <table:table-cell table:number-columns-repeated="3"/>
          <table:table-cell table:style-name="Default" table:formula="of:=[.F7] * 0.97" office:value-type="float" office:value="109.61" calcext:value-type="float">
            <text:p>109.61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table:formula="of:=[.F7] * 1.03" office:value-type="float" office:value="116.39" calcext:value-type="float">
            <text:p>116.39</text:p>
          </table:table-cell>
          <table:table-cell/>
          <table:table-cell table:style-name="ce24" table:formula="of:=IF([.E7] &lt; 68; &quot;Resistor must be at least 68k&quot;; &quot;Don't forget the 39pF parallel capacitor&quot;)" office:value-type="string" office:string-value="Don't forget the 39pF parallel capacitor" calcext:value-type="string">
            <text:p>Don't forget the 39pF parallel capacitor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Ideal Over-Voltage Threshold (V)</text:p>
          </table:table-cell>
          <table:table-cell table:number-columns-repeated="3"/>
          <table:table-cell table:formula="of:=0.047 * [.E7] + 0.3" office:value-type="float" office:value="5.45167" calcext:value-type="float">
            <text:p>5.45167</text:p>
          </table:table-cell>
          <table:table-cell table:formula="of:=0.047 * [.F7] + 0.3" office:value-type="float" office:value="5.611" calcext:value-type="float">
            <text:p>5.611</text:p>
          </table:table-cell>
          <table:table-cell table:formula="of:=0.047 * [.G7] + 0.3" office:value-type="float" office:value="5.77033" calcext:value-type="float">
            <text:p>5.77033</text:p>
          </table:table-cell>
          <table:table-cell table:number-columns-repeated="1017"/>
        </table:table-row>
        <table:table-row table:style-name="ro1">
          <table:table-cell table:style-name="ce24" office:value-type="string" calcext:value-type="string">
            <text:p>Over-Voltage with 12% Margin (V)</text:p>
          </table:table-cell>
          <table:table-cell table:number-columns-repeated="3"/>
          <table:table-cell table:formula="of:=[.E8] * (1 - 0.12)" office:value-type="float" office:value="4.7974696" calcext:value-type="float">
            <text:p>4.7974696</text:p>
          </table:table-cell>
          <table:table-cell table:formula="of:=[.F8]" office:value-type="float" office:value="5.611" calcext:value-type="float">
            <text:p>5.611</text:p>
          </table:table-cell>
          <table:table-cell table:formula="of:=[.G8] * (1 + 0.12)" office:value-type="float" office:value="6.4627696" calcext:value-type="float">
            <text:p>6.4627696</text:p>
          </table:table-cell>
          <table:table-cell table:number-columns-repeated="1017"/>
        </table:table-row>
        <table:table-row table:style-name="ro1">
          <table:table-cell table:style-name="ce24" office:value-type="string" calcext:value-type="string">
            <text:p>Over-Voltage with 15% Margin (V)</text:p>
          </table:table-cell>
          <table:table-cell table:number-columns-repeated="3"/>
          <table:table-cell table:formula="of:=[.E9] * (1 - 0.15)" office:value-type="float" office:value="4.07784916" calcext:value-type="float">
            <text:p>4.07784916</text:p>
          </table:table-cell>
          <table:table-cell table:formula="of:=[.F9]" office:value-type="float" office:value="5.611" calcext:value-type="float">
            <text:p>5.611</text:p>
          </table:table-cell>
          <table:table-cell table:formula="of:=[.G9] * (1 + 0.15)" office:value-type="float" office:value="7.43218504" calcext:value-type="float">
            <text:p>7.43218504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SS Capacitor (nF)</text:p>
          </table:table-cell>
          <table:table-cell table:number-columns-repeated="3"/>
          <table:table-cell table:style-name="Default" table:formula="of:=[.F12] * 0.8 * 0.85" office:value-type="float" office:value="68" calcext:value-type="float">
            <text:p>68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table:formula="of:=[.F12] * 1.2 * 1.15" office:value-type="float" office:value="138" calcext:value-type="float">
            <text:p>1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erating Voltage Range (V)</text:p>
          </table:table-cell>
          <table:table-cell table:number-columns-repeated="3"/>
          <table:table-cell table:style-name="Default" office:value-type="float" office:value="4.3" calcext:value-type="float">
            <text:p>4.3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5.5" calcext:value-type="float">
            <text:p>5.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ver-Voltage Threshold (V)</text:p>
          </table:table-cell>
          <table:table-cell table:number-columns-repeated="3"/>
          <table:table-cell table:style-name="Default" office:value-type="float" office:value="5.5" calcext:value-type="float">
            <text:p>5.5</text:p>
          </table:table-cell>
          <table:table-cell table:style-name="Default" office:value-type="float" office:value="5.75" calcext:value-type="float">
            <text:p>5.75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DE Pin (Select Option Below):</text:p>
          </table:table-cell>
          <table:table-cell table:number-columns-repeated="3"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<text:s text:c="2"/>Low ?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5.75" calcext:value-type="float">
            <text:p>5.75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 text:c="2"/>High ?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4.2" calcext:value-type="float">
            <text:p>14.2</text:p>
          </table:table-cell>
          <table:table-cell office:value-type="float" office:value="15.2" calcext:value-type="float">
            <text:p>15.2</text:p>
          </table:table-cell>
          <table:table-cell office:value-type="float" office:value="16.2" calcext:value-type="float">
            <text:p>16.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 text:c="2"/>Floating ?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27" calcext:value-type="float">
            <text:p>27</text:p>
          </table:table-cell>
          <table:table-cell/>
          <table:table-cell table:style-name="ce24" office:value-type="string" calcext:value-type="string">
            <text:p>27V is beyond absolute maximum ratings, so effectively this is ‘no OVP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2"/>External Resistor ?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1000 * [.E8] / (7 * [.G7])" office:value-type="float" office:value="6.6913824211702" calcext:value-type="float">
            <text:p>6.6913824211702</text:p>
          </table:table-cell>
          <table:table-cell table:formula="of:=1000 * [.F8] / (7 * [.F7])" office:value-type="float" office:value="7.09355246523388" calcext:value-type="float">
            <text:p>7.09355246523388</text:p>
          </table:table-cell>
          <table:table-cell table:formula="of:=1000 * [.G8] / (7 * [.E7])" office:value-type="float" office:value="7.52059900686851" calcext:value-type="float">
            <text:p>7.52059900686851</text:p>
          </table:table-cell>
          <table:table-cell table:number-columns-repeated="1017"/>
        </table:table-row>
        <table:table-row table:style-name="ro1">
          <table:table-cell table:style-name="ce24" office:value-type="string" calcext:value-type="string">
            <text:p>Soft-Start Ramp Time (V/ms)</text:p>
          </table:table-cell>
          <table:table-cell table:number-columns-repeated="3"/>
          <table:table-cell table:formula="of:=4.5 * ([.$C$16] * [.E16] + [.$C$17] * [.E17] + [.$C$18] * [.E18] + [.$C$19] * [.E19]) / [.G12]" office:value-type="float" office:value="0.179347826086957" calcext:value-type="float">
            <text:p>0.179347826086957</text:p>
          </table:table-cell>
          <table:table-cell table:formula="of:=6.5 * ([.$C$16] * [.F16] + [.$C$17] * [.F17] + [.$C$18] * [.F18] + [.$C$19] * [.F19]) / [.F12]" office:value-type="float" office:value="0.37375" calcext:value-type="float">
            <text:p>0.37375</text:p>
          </table:table-cell>
          <table:table-cell table:formula="of:=8.5 * ([.$C$16] * [.G16] + [.$C$17] * [.G17] + [.$C$18] * [.G18] + [.$C$19] * [.G19]) / [.E12]" office:value-type="float" office:value="0.75" calcext:value-type="float">
            <text:p>0.75</text:p>
          </table:table-cell>
          <table:table-cell table:number-columns-repeated="1017"/>
        </table:table-row>
        <table:table-row table:style-name="ro1">
          <table:table-cell table:style-name="ce24" office:value-type="string" calcext:value-type="string">
            <text:p>Soft-Start Ramp Time (ms)</text:p>
          </table:table-cell>
          <table:table-cell table:number-columns-repeated="3"/>
          <table:table-cell table:formula="of:=[.E13] / [.G20]" office:value-type="float" office:value="5.73333333333333" calcext:value-type="float">
            <text:p>5.73333333333333</text:p>
          </table:table-cell>
          <table:table-cell table:formula="of:=[.F13] / [.F20]" office:value-type="float" office:value="13.3779264214047" calcext:value-type="float">
            <text:p>13.3779264214047</text:p>
          </table:table-cell>
          <table:table-cell table:formula="of:=[.G13] / [.E20]" office:value-type="float" office:value="30.6666666666667" calcext:value-type="float">
            <text:p>30.6666666666667</text:p>
          </table:table-cell>
          <table:table-cell table:number-columns-repeated="1017"/>
        </table:table-row>
      </table:table>
      <table:table table:name="AP2265x" table:style-name="ta1">
        <table:table-column table:style-name="co8" table:default-cell-style-name="ce22"/>
        <table:table-column table:style-name="co4" table:default-cell-style-name="Default"/>
        <table:table-column table:style-name="co4" table:number-columns-repeated="3" table:default-cell-style-name="ce22"/>
        <table:table-column table:style-name="co4" table:default-cell-style-name="Default"/>
        <table:table-column table:style-name="co4" table:default-cell-style-name="ce24"/>
        <table:table-column table:style-name="co4" table:number-columns-repeated="1015" table:default-cell-style-name="Default"/>
        <table:table-row table:style-name="ro1">
          <table:table-cell office:value-type="string" calcext:value-type="string">
            <text:p>AP2265x Power Switch – OCP, OVP, RCB, Inrush Limiting (3V-5.5V, 125mA-2.6A)</text:p>
          </table:table-cell>
          <table:table-cell table:style-name="ce26"/>
          <table:table-cell office:value-type="string" calcext:value-type="string">
            <text:p>Min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Max</text:p>
          </table:table-cell>
          <table:table-cell table:style-name="ce26" table:number-columns-repeated="1017"/>
        </table:table-row>
        <table:table-row table:style-name="ro1">
          <table:table-cell table:style-name="Default" office:value-type="string" calcext:value-type="string">
            <text:p>ILIMIT Resistor (ohms)</text:p>
          </table:table-cell>
          <table:table-cell/>
          <table:table-cell table:style-name="Default" table:formula="of:=[.D2] * 0.998" office:value-type="float" office:value="67864" calcext:value-type="float">
            <text:p>67864</text:p>
          </table:table-cell>
          <table:table-cell table:style-name="Default" office:value-type="float" office:value="68000" calcext:value-type="float">
            <text:p>68000</text:p>
          </table:table-cell>
          <table:table-cell table:style-name="Default" table:formula="of:=[.D2] * 1.002" office:value-type="float" office:value="68136" calcext:value-type="float">
            <text:p>68136</text:p>
          </table:table-cell>
          <table:table-cell/>
          <table:table-cell table:formula="of:=IF(OR([.C2] &lt; 10000; [.E2] &gt; 210000); &quot;Resisor must be in the range of [10k,210k]&quot;; &quot;&quot;)">
            <text:p/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Current Limit (A)</text:p>
          </table:table-cell>
          <table:table-cell/>
          <table:table-cell table:style-name="ce24" table:formula="of:=28.955 / POWER([.E2] / 1000; 1.075)" office:value-type="float" office:value="0.309630466763629" calcext:value-type="float">
            <text:p>0.309630466763629</text:p>
          </table:table-cell>
          <table:table-cell table:style-name="ce24" table:formula="of:=30.321 / POWER([.D2] / 1000; 1.055)" office:value-type="float" office:value="0.353546561294576" calcext:value-type="float">
            <text:p>0.353546561294576</text:p>
          </table:table-cell>
          <table:table-cell table:style-name="ce24" table:formula="of:=31.033 / POWER([.C2] / 1000; 1.031)" office:value-type="float" office:value="0.401239318736152" calcext:value-type="float">
            <text:p>0.401239318736152</text:p>
          </table:table-cell>
          <table:table-cell table:number-columns-repeated="1017"/>
        </table:table-row>
      </table:table>
      <table:table table:name="MSF Signal" table:style-name="ta1">
        <table:table-column table:style-name="co7" table:default-cell-style-name="Default"/>
        <table:table-column table:style-name="co4" table:number-columns-repeated="16383" table:default-cell-style-name="Default"/>
        <table:table-row table:style-name="ro1">
          <table:table-cell table:style-name="ce22" office:value-type="string" calcext:value-type="string">
            <text:p>MSF Signal and Propagation Properties</text:p>
          </table:table-cell>
          <table:table-cell table:style-name="ce26"/>
          <table:table-cell table:style-name="ce22" table:number-columns-repeated="3"/>
          <table:table-cell table:style-name="ce26" table:number-columns-repeated="1019"/>
          <table:table-cell table:number-columns-repeated="15360"/>
        </table:table-row>
        <table:table-row table:style-name="ro1">
          <table:table-cell office:value-type="string" calcext:value-type="string">
            <text:p>Carrier Frequency (f, kHz)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Electric Field Strength (E, mV/m)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ransmitter Reference Distance (km)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COM.MICROSOFT.CONCAT(&quot;The field strength is &quot;; [.$C$4]; &quot;mV/m at &quot;; [.$C$5]; &quot;km from the MSF transmitter&quot;)" office:value-type="string" office:string-value="The field strength is 10mV/m at 100km from the MSF transmitter" calcext:value-type="string">
            <text:p>The field strength is 10mV/m at 100km from the MSF transmitter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23" office:value-type="string" calcext:value-type="string">
            <text:p>Speed of Light (c, m/s)</text:p>
          </table:table-cell>
          <table:table-cell/>
          <table:table-cell table:style-name="ce23" office:value-type="float" office:value="299792458" calcext:value-type="float">
            <text:p>299792458</text:p>
          </table:table-cell>
          <table:table-cell table:number-columns-repeated="16381"/>
        </table:table-row>
        <table:table-row table:style-name="ro1">
          <table:table-cell table:style-name="ce23" office:value-type="string" calcext:value-type="string">
            <text:p>Permiability of Free Space (u0, H/m)</text:p>
          </table:table-cell>
          <table:table-cell/>
          <table:table-cell table:style-name="ce23" table:formula="of:=4 * PI() * 10^-7" office:value-type="float" office:value="0.00000125663706143592" calcext:value-type="float">
            <text:p>1.25663706143592E-06</text:p>
          </table:table-cell>
          <table:table-cell table:number-columns-repeated="16381"/>
        </table:table-row>
        <table:table-row table:style-name="ro1">
          <table:table-cell table:style-name="ce24" office:value-type="string" calcext:value-type="string">
            <text:p>Impedance of Free Space (Z0, ohms)</text:p>
          </table:table-cell>
          <table:table-cell/>
          <table:table-cell table:style-name="ce24" table:formula="of:=[.$C$8] * [.$C$7]" office:value-type="float" office:value="376.730313461771" calcext:value-type="float">
            <text:p>376.730313461771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style-name="ce24" office:value-type="string" calcext:value-type="string">
            <text:p>Magnetic Field Strength (B, uT)</text:p>
          </table:table-cell>
          <table:table-cell/>
          <table:table-cell table:style-name="ce24" table:formula="of:=[.$C$4] / [.$C$7] * 1000" office:value-type="float" office:value="0.0000333564095198152" calcext:value-type="float">
            <text:p>3.33564095198152E-05</text:p>
          </table:table-cell>
          <table:table-cell/>
          <table:table-cell office:value-type="string" calcext:value-type="string">
            <text:p>Tesla = Webers/m^2</text:p>
          </table:table-cell>
          <table:table-cell table:number-columns-repeated="16379"/>
        </table:table-row>
        <table:table-row table:style-name="ro1">
          <table:table-cell table:style-name="ce24" office:value-type="string" calcext:value-type="string">
            <text:p>Wavelength (lambda, m)</text:p>
          </table:table-cell>
          <table:table-cell/>
          <table:table-cell table:style-name="ce24" table:formula="of:=[.$C$7] / ([.$C$2] * 1000)" office:value-type="float" office:value="4996.54096666667" calcext:value-type="float">
            <text:p>4996.54096666667</text:p>
          </table:table-cell>
          <table:table-cell table:number-columns-repeated="16381"/>
        </table:table-row>
        <table:table-row table:style-name="ro1">
          <table:table-cell table:style-name="ce24" office:value-type="string" calcext:value-type="string">
            <text:p>Period (t, us)</text:p>
          </table:table-cell>
          <table:table-cell/>
          <table:table-cell table:style-name="ce24" table:formula="of:=1000 / [.$C$2]" office:value-type="float" office:value="16.6666666666667" calcext:value-type="float">
            <text:p>16.6666666666667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Receive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Distance from Transmitter (d, km)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IF([.$C$17] * 1000 &lt; [.$C$12] / 6; COM.MICROSOFT.CONCAT(&quot;Within the Fresnel Zone, ie. too close to treat the EM wave as planar; use a receiver at least &quot;; [.$C$12] / 6 / 1000; &quot;km away&quot;); &quot;&quot;)">
            <text:p/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24" office:value-type="string" calcext:value-type="string">
            <text:p>Electric Field Strength (E, mV/m)</text:p>
          </table:table-cell>
          <table:table-cell/>
          <table:table-cell table:style-name="ce24" table:formula="of:=[.$C$4] * POWER([.$C$5] / [.$C$17]; 2)" office:value-type="float" office:value="100000" calcext:value-type="float">
            <text:p>100000</text:p>
          </table:table-cell>
          <table:table-cell table:number-columns-repeated="16381"/>
        </table:table-row>
        <table:table-row table:style-name="ro1">
          <table:table-cell table:style-name="ce24" office:value-type="string" calcext:value-type="string">
            <text:p>Magnetic Field Strength (B, uT)</text:p>
          </table:table-cell>
          <table:table-cell/>
          <table:table-cell table:style-name="ce24" table:formula="of:=[.$C$11] * POWER([.$C$5] / [.$C$17]; 2)" office:value-type="float" office:value="0.333564095198152" calcext:value-type="float">
            <text:p>0.333564095198152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22" office:value-type="string" calcext:value-type="string">
            <text:p>Front-End</text:p>
          </table:table-cell>
          <table:table-cell table:style-name="ce26"/>
          <table:table-cell table:style-name="ce22" table:number-columns-repeated="3"/>
          <table:table-cell table:style-name="ce26" table:number-columns-repeated="1019"/>
          <table:table-cell table:number-columns-repeated="15360"/>
        </table:table-row>
        <table:table-row table:style-name="ro1">
          <table:table-cell office:value-type="string" calcext:value-type="string">
            <text:p>ADC Reference Voltage</text:p>
          </table:table-cell>
          <table:table-cell/>
          <table:table-cell office:value-type="float" office:value="2.475" calcext:value-type="float">
            <text:p>2.475</text:p>
          </table:table-cell>
          <table:table-cell office:value-type="float" office:value="2.516" calcext:value-type="float">
            <text:p>2.516</text:p>
          </table:table-cell>
          <table:table-cell office:value-type="float" office:value="2.557" calcext:value-type="float">
            <text:p>2.55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DC Target Resolution (bits)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1">
          <table:table-cell table:style-name="ce24" office:value-type="string" calcext:value-type="string">
            <text:p>ADC LSb (uV)</text:p>
          </table:table-cell>
          <table:table-cell/>
          <table:table-cell table:style-name="ce24" table:formula="of:=1000000 * [.C$24] / POWER(2; [.$D$25])" office:value-type="float" office:value="75.531005859375" calcext:value-type="float">
            <text:p>75.531005859375</text:p>
          </table:table-cell>
          <table:table-cell table:style-name="ce24" table:formula="of:=1000000 * [.D$24] / POWER(2; [.$D$25])" office:value-type="float" office:value="76.7822265625" calcext:value-type="float">
            <text:p>76.7822265625</text:p>
          </table:table-cell>
          <table:table-cell table:style-name="ce24" table:formula="of:=1000000 * [.E$24] / POWER(2; [.$D$25])" office:value-type="float" office:value="78.033447265625" calcext:value-type="float">
            <text:p>78.033447265625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Variable Gain Block (dB)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20" calcext:value-type="float">
            <text:p>20</text:p>
          </table:table-cell>
          <table:table-cell office:value-type="float" office:value="85.1" calcext:value-type="float">
            <text:p>85.1</text:p>
          </table:table-cell>
          <table:table-cell table:number-columns-repeated="2"/>
          <table:table-cell table:style-name="ce24" office:value-type="string" calcext:value-type="string">
            <text:p>Estimated from the ‘Poor Man PGA’ worksheet calculations</text:p>
          </table:table-cell>
          <table:table-cell table:number-columns-repeated="16376"/>
        </table:table-row>
        <table:table-row table:style-name="ro1">
          <table:table-cell table:style-name="ce24" office:value-type="string" calcext:value-type="string">
            <text:p>Variable Gain Block (V/V)</text:p>
          </table:table-cell>
          <table:table-cell/>
          <table:table-cell table:style-name="ce24" table:formula="of:=POWER(10; [.C28] / 20)" office:value-type="float" office:value="1.69824365246174" calcext:value-type="float">
            <text:p>1.69824365246174</text:p>
          </table:table-cell>
          <table:table-cell table:style-name="ce24" table:formula="of:=POWER(10; [.D28] / 20)" office:value-type="float" office:value="10" calcext:value-type="float">
            <text:p>10</text:p>
          </table:table-cell>
          <table:table-cell table:style-name="ce24" table:formula="of:=POWER(10; [.E28] / 20)" office:value-type="float" office:value="17988.7091512879" calcext:value-type="float">
            <text:p>17988.7091512879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ilter Insertion Loss (-) or Gain (+) (dB)</text:p>
          </table:table-cell>
          <table:table-cell/>
          <table:table-cell table:formula="of:=0 * 2 - 0.5" office:value-type="float" office:value="-0.5" calcext:value-type="float">
            <text:p>-0.5</text:p>
          </table:table-cell>
          <table:table-cell table:formula="of:=1 * 2 - 0.5" office:value-type="float" office:value="1.5" calcext:value-type="float">
            <text:p>1.5</text:p>
          </table:table-cell>
          <table:table-cell table:formula="of:=2 * 2 - 0.5" office:value-type="float" office:value="3.5" calcext:value-type="float">
            <text:p>3.5</text:p>
          </table:table-cell>
          <table:table-cell table:number-columns-repeated="2"/>
          <table:table-cell table:style-name="ce24" office:value-type="string" calcext:value-type="string">
            <text:p>Estimated from simulation; both filter blocks plus the ADC RC anti-aliasing filt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ilter Stop-Band Attenuation @ + 180kHz (dB)</text:p>
          </table:table-cell>
          <table:table-cell/>
          <table:table-cell office:value-type="float" office:value="-77.5" calcext:value-type="float">
            <text:p>-77.5</text:p>
          </table:table-cell>
          <table:table-cell office:value-type="float" office:value="-80" calcext:value-type="float">
            <text:p>-80</text:p>
          </table:table-cell>
          <table:table-cell office:value-type="float" office:value="-89.2" calcext:value-type="float">
            <text:p>-89.2</text:p>
          </table:table-cell>
          <table:table-cell table:number-columns-repeated="2"/>
          <table:table-cell table:style-name="ce24" office:value-type="string" calcext:value-type="string">
            <text:p>Maximum attenuation occurs at maximum gain</text:p>
          </table:table-cell>
          <table:table-cell table:number-columns-repeated="16376"/>
        </table:table-row>
        <table:table-row table:style-name="ro1">
          <table:table-cell table:style-name="ce24" office:value-type="string" calcext:value-type="string">
            <text:p>Filter Insertion Loss (V/V)</text:p>
          </table:table-cell>
          <table:table-cell/>
          <table:table-cell table:style-name="ce24" table:formula="of:=POWER(10; [.C31] / 20)" office:value-type="float" office:value="0.944060876285923" calcext:value-type="float">
            <text:p>0.944060876285923</text:p>
          </table:table-cell>
          <table:table-cell table:style-name="ce24" table:formula="of:=POWER(10; [.D31] / 20)" office:value-type="float" office:value="1.18850222743702" calcext:value-type="float">
            <text:p>1.18850222743702</text:p>
          </table:table-cell>
          <table:table-cell table:style-name="ce24" table:formula="of:=POWER(10; [.E31] / 20)" office:value-type="float" office:value="1.49623565609443" calcext:value-type="float">
            <text:p>1.4962356560944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24" office:value-type="string" calcext:value-type="string">
            <text:p>Total Gain Range (dB)</text:p>
          </table:table-cell>
          <table:table-cell/>
          <table:table-cell table:style-name="ce24" table:formula="of:=[.C$28] + [.C$31]" office:value-type="float" office:value="4.1" calcext:value-type="float">
            <text:p>4.1</text:p>
          </table:table-cell>
          <table:table-cell table:style-name="ce24" table:formula="of:=[.D$28] + [.D$31]" office:value-type="float" office:value="21.5" calcext:value-type="float">
            <text:p>21.5</text:p>
          </table:table-cell>
          <table:table-cell table:style-name="ce24" table:formula="of:=[.E$28] + [.E$31]" office:value-type="float" office:value="88.6" calcext:value-type="float">
            <text:p>88.6</text:p>
          </table:table-cell>
          <table:table-cell table:number-columns-repeated="16379"/>
        </table:table-row>
        <table:table-row table:style-name="ro1">
          <table:table-cell table:style-name="ce24" office:value-type="string" calcext:value-type="string">
            <text:p>Total Gain Range (V/V)</text:p>
          </table:table-cell>
          <table:table-cell/>
          <table:table-cell table:style-name="ce24" table:formula="of:=POWER(10; [.C35] / 20)" office:value-type="float" office:value="1.60324539069004" calcext:value-type="float">
            <text:p>1.60324539069004</text:p>
          </table:table-cell>
          <table:table-cell table:style-name="ce24" table:formula="of:=POWER(10; [.D35] / 20)" office:value-type="float" office:value="11.8850222743702" calcext:value-type="float">
            <text:p>11.8850222743702</text:p>
          </table:table-cell>
          <table:table-cell table:style-name="ce24" table:formula="of:=POWER(10; [.E35] / 20)" office:value-type="float" office:value="26915.3480392691" calcext:value-type="float">
            <text:p>26915.348039269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24" office:value-type="string" calcext:value-type="string">
            <text:p>Total Minimum Gain (dB)</text:p>
          </table:table-cell>
          <table:table-cell/>
          <table:table-cell table:style-name="ce24" table:formula="of:=[.$C$28] + [.C$31]" office:value-type="float" office:value="4.1" calcext:value-type="float">
            <text:p>4.1</text:p>
          </table:table-cell>
          <table:table-cell table:style-name="ce24" table:formula="of:=[.$C$28] + [.D$31]" office:value-type="float" office:value="6.1" calcext:value-type="float">
            <text:p>6.1</text:p>
          </table:table-cell>
          <table:table-cell table:style-name="ce24" table:formula="of:=[.$C$28] + [.E$31]" office:value-type="float" office:value="8.1" calcext:value-type="float">
            <text:p>8.1</text:p>
          </table:table-cell>
          <table:table-cell table:number-columns-repeated="16379"/>
        </table:table-row>
        <table:table-row table:style-name="ro1">
          <table:table-cell table:style-name="ce24" office:value-type="string" calcext:value-type="string">
            <text:p>Total Minimum Gain (V/V)</text:p>
          </table:table-cell>
          <table:table-cell/>
          <table:table-cell table:style-name="ce24" table:formula="of:=POWER(10; [.C38] / 20)" office:value-type="float" office:value="1.60324539069004" calcext:value-type="float">
            <text:p>1.60324539069004</text:p>
          </table:table-cell>
          <table:table-cell table:style-name="ce24" table:formula="of:=POWER(10; [.D38] / 20)" office:value-type="float" office:value="2.01836636368156" calcext:value-type="float">
            <text:p>2.01836636368156</text:p>
          </table:table-cell>
          <table:table-cell table:style-name="ce24" table:formula="of:=POWER(10; [.E38] / 20)" office:value-type="float" office:value="2.5409727055493" calcext:value-type="float">
            <text:p>2.540972705549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24" office:value-type="string" calcext:value-type="string">
            <text:p>Total Maximum Gain (dB)</text:p>
          </table:table-cell>
          <table:table-cell/>
          <table:table-cell table:style-name="ce24" table:formula="of:=[.$E$28] + [.C$31]" office:value-type="float" office:value="84.6" calcext:value-type="float">
            <text:p>84.6</text:p>
          </table:table-cell>
          <table:table-cell table:style-name="ce24" table:formula="of:=[.$E$28] + [.D$31]" office:value-type="float" office:value="86.6" calcext:value-type="float">
            <text:p>86.6</text:p>
          </table:table-cell>
          <table:table-cell table:style-name="ce24" table:formula="of:=[.$E$28] + [.E$31]" office:value-type="float" office:value="88.6" calcext:value-type="float">
            <text:p>88.6</text:p>
          </table:table-cell>
          <table:table-cell table:number-columns-repeated="16379"/>
        </table:table-row>
        <table:table-row table:style-name="ro1">
          <table:table-cell table:style-name="ce24" office:value-type="string" calcext:value-type="string">
            <text:p>Total Maximum Gain (V/V)</text:p>
          </table:table-cell>
          <table:table-cell/>
          <table:table-cell table:style-name="ce24" table:formula="of:=POWER(10; [.C41] / 20)" office:value-type="float" office:value="16982.4365246174" calcext:value-type="float">
            <text:p>16982.4365246174</text:p>
          </table:table-cell>
          <table:table-cell table:style-name="ce24" table:formula="of:=POWER(10; [.D41] / 20)" office:value-type="float" office:value="21379.6208950223" calcext:value-type="float">
            <text:p>21379.6208950223</text:p>
          </table:table-cell>
          <table:table-cell table:style-name="ce24" table:formula="of:=POWER(10; [.E41] / 20)" office:value-type="float" office:value="26915.3480392691" calcext:value-type="float">
            <text:p>26915.348039269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24" office:value-type="string" calcext:value-type="string">
            <text:p>Full-Scale Input at Minimum Gain (mVpp)</text:p>
          </table:table-cell>
          <table:table-cell/>
          <table:table-cell table:style-name="ce24" table:formula="of:=1000 * [.$C$24] / [.$E$39]" office:value-type="float" office:value="974.036436753049" calcext:value-type="float">
            <text:p>974.036436753049</text:p>
          </table:table-cell>
          <table:table-cell table:style-name="ce24" table:formula="of:=1000 * [.$D$24] / [.$D$39]" office:value-type="float" office:value="1246.55268006485" calcext:value-type="float">
            <text:p>1246.55268006485</text:p>
          </table:table-cell>
          <table:table-cell table:style-name="ce24" table:formula="of:=1000 * [.$E$24] / [.$C$39]" office:value-type="float" office:value="1594.88997432855" calcext:value-type="float">
            <text:p>1594.88997432855</text:p>
          </table:table-cell>
          <table:table-cell table:number-columns-repeated="16379"/>
        </table:table-row>
        <table:table-row table:style-name="ro1">
          <table:table-cell table:style-name="ce24" office:value-type="string" calcext:value-type="string">
            <text:p>Full-Scale Input at Maximum Gain (uVpp)</text:p>
          </table:table-cell>
          <table:table-cell/>
          <table:table-cell table:style-name="ce24" table:formula="of:=1000000 * [.$C$24] / [.$E$42]" office:value-type="float" office:value="91.9549692015503" calcext:value-type="float">
            <text:p>91.9549692015503</text:p>
          </table:table-cell>
          <table:table-cell table:style-name="ce24" table:formula="of:=1000000 * [.$D$24] / [.$D$42]" office:value-type="float" office:value="117.682161547859" calcext:value-type="float">
            <text:p>117.682161547859</text:p>
          </table:table-cell>
          <table:table-cell table:style-name="ce24" table:formula="of:=1000000 * [.$E$24] / [.$C$42]" office:value-type="float" office:value="150.567322674424" calcext:value-type="float">
            <text:p>150.567322674424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24" office:value-type="string" calcext:value-type="string">
            <text:p>ADC LSb at Maximum Gain (nV)</text:p>
          </table:table-cell>
          <table:table-cell/>
          <table:table-cell table:style-name="ce24" table:formula="of:=1000 * [.$C$26] / [.$E$42]" office:value-type="float" office:value="2.80624295659028" calcext:value-type="float">
            <text:p>2.80624295659028</text:p>
          </table:table-cell>
          <table:table-cell table:style-name="ce24" table:formula="of:=1000 * [.$D$26] / [.$D$42]" office:value-type="float" office:value="3.59137455895566" calcext:value-type="float">
            <text:p>3.59137455895566</text:p>
          </table:table-cell>
          <table:table-cell table:style-name="ce24" table:formula="of:=1000 * [.$E$26] / [.$C$42]" office:value-type="float" office:value="4.59495003278883" calcext:value-type="float">
            <text:p>4.59495003278883</text:p>
          </table:table-cell>
          <table:table-cell table:number-columns-repeated="16379"/>
        </table:table-row>
        <table:table-row table:style-name="ro1">
          <table:table-cell table:style-name="ce24"/>
          <table:table-cell/>
          <table:table-cell table:style-name="ce24" table:number-columns-repeated="3"/>
          <table:table-cell table:number-columns-repeated="16379"/>
        </table:table-row>
        <table:table-row table:style-name="ro1">
          <table:table-cell table:style-name="ce24" office:value-type="string" calcext:value-type="string">
            <text:p>Op-Amp Noise Across Gains (uVrms)</text:p>
          </table:table-cell>
          <table:table-cell/>
          <table:table-cell table:style-name="ce23" office:value-type="float" office:value="19.1" calcext:value-type="float">
            <text:p>19.1</text:p>
          </table:table-cell>
          <table:table-cell table:style-name="ce23"/>
          <table:table-cell table:style-name="ce23" office:value-type="float" office:value="3300" calcext:value-type="float">
            <text:p>3300</text:p>
          </table:table-cell>
          <table:table-cell table:number-columns-repeated="2"/>
          <table:table-cell table:style-name="ce24" office:value-type="string" calcext:value-type="string">
            <text:p>Estimated from simulation (at 118Hz bandwidth)</text:p>
          </table:table-cell>
          <table:table-cell table:number-columns-repeated="16376"/>
        </table:table-row>
        <table:table-row table:style-name="ro1">
          <table:table-cell table:style-name="ce24" office:value-type="string" calcext:value-type="string">
            <text:p>Min Gain – Min Input-Referred Noise (nVrms)</text:p>
          </table:table-cell>
          <table:table-cell/>
          <table:table-cell table:style-name="ce24" table:formula="of:=1000 * [.C$49] / [.$E$39]" office:value-type="float" office:value="7516.80644120535" calcext:value-type="float">
            <text:p>7516.80644120535</text:p>
          </table:table-cell>
          <table:table-cell table:style-name="ce23" table:number-columns-repeated="2"/>
          <table:table-cell table:number-columns-repeated="2"/>
          <table:table-cell table:style-name="ce24"/>
          <table:table-cell table:number-columns-repeated="16376"/>
        </table:table-row>
        <table:table-row table:style-name="ro1">
          <table:table-cell table:style-name="ce24" office:value-type="string" calcext:value-type="string">
            <text:p>Max Gain – Min Input-Referred Noise (nVrms)</text:p>
          </table:table-cell>
          <table:table-cell/>
          <table:table-cell table:style-name="ce24" table:formula="of:=1000 * [.E$49] / [.$E$42]" office:value-type="float" office:value="122.606625602067" calcext:value-type="float">
            <text:p>122.606625602067</text:p>
          </table:table-cell>
          <table:table-cell table:style-name="ce23"/>
          <table:table-cell table:style-name="ce24"/>
          <table:table-cell table:number-columns-repeated="2"/>
          <table:table-cell table:style-name="ce24"/>
          <table:table-cell table:number-columns-repeated="16376"/>
        </table:table-row>
        <table:table-row table:style-name="ro1">
          <table:table-cell table:style-name="ce23" table:number-columns-repeated="16384"/>
        </table:table-row>
        <table:table-row table:style-name="ro1">
          <table:table-cell office:value-type="string" calcext:value-type="string">
            <text:p>LDO PSRR &lt;= 60.5kHz (dB)</text:p>
          </table:table-cell>
          <table:table-cell/>
          <table:table-cell table:formula="of:=2 * -55" office:value-type="float" office:value="-110" calcext:value-type="float">
            <text:p>-110</text:p>
          </table:table-cell>
          <table:table-cell table:formula="of:=-30 -55" office:value-type="float" office:value="-85" calcext:value-type="float">
            <text:p>-85</text:p>
          </table:table-cell>
          <table:table-cell table:formula="of:=-30 -50" office:value-type="float" office:value="-80" calcext:value-type="float">
            <text:p>-80</text:p>
          </table:table-cell>
          <table:table-cell table:number-columns-repeated="2"/>
          <table:table-cell table:style-name="ce24" office:value-type="string" calcext:value-type="string">
            <text:p>Datasheet Parameter; two cascaded LDO Regulator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Op-Amp PSRR &lt;= 60.5kHz (dB)</text:p>
          </table:table-cell>
          <table:table-cell/>
          <table:table-cell office:value-type="float" office:value="-60" calcext:value-type="float">
            <text:p>-60</text:p>
          </table:table-cell>
          <table:table-cell office:value-type="float" office:value="-50" calcext:value-type="float">
            <text:p>-50</text:p>
          </table:table-cell>
          <table:table-cell office:value-type="float" office:value="-16" calcext:value-type="float">
            <text:p>-16</text:p>
          </table:table-cell>
          <table:table-cell table:number-columns-repeated="2"/>
          <table:table-cell table:style-name="ce24" office:value-type="string" calcext:value-type="string">
            <text:p>Datasheet Parameter states about -50dB @ 60kHz (for 5.5V supply), but SPICE model indicates about -16dB (for 3.6V supply)</text:p>
          </table:table-cell>
          <table:table-cell table:number-columns-repeated="16376"/>
        </table:table-row>
        <table:table-row table:style-name="ro1">
          <table:table-cell table:style-name="ce24" office:value-type="string" calcext:value-type="string">
            <text:p>Total PSRR &lt;= 60.5kHz (dB)</text:p>
          </table:table-cell>
          <table:table-cell/>
          <table:table-cell table:style-name="ce24" table:formula="of:=[.C53] + [.C54]" office:value-type="float" office:value="-170" calcext:value-type="float">
            <text:p>-170</text:p>
          </table:table-cell>
          <table:table-cell table:style-name="ce24" table:formula="of:=[.D53] + [.D54]" office:value-type="float" office:value="-135" calcext:value-type="float">
            <text:p>-135</text:p>
          </table:table-cell>
          <table:table-cell table:style-name="ce24" table:formula="of:=[.E53] + [.E54]" office:value-type="float" office:value="-96" calcext:value-type="float">
            <text:p>-96</text:p>
          </table:table-cell>
          <table:table-cell table:number-columns-repeated="2"/>
          <table:table-cell table:style-name="ce24"/>
          <table:table-cell table:number-columns-repeated="16376"/>
        </table:table-row>
        <table:table-row table:style-name="ro1">
          <table:table-cell table:style-name="ce24" office:value-type="string" calcext:value-type="string">
            <text:p>Maximum Input Power Rail Ripple &lt;= 60.5kHz (mVrms)</text:p>
          </table:table-cell>
          <table:table-cell/>
          <table:table-cell table:style-name="ce24" table:formula="of:=0.5 * MAX([.$C$47]; [.$C$51]) * POWER(10; [.E55] / -20) / 1000000" office:value-type="float" office:value="3.86797754527787" calcext:value-type="float">
            <text:p>3.86797754527787</text:p>
          </table:table-cell>
          <table:table-cell table:style-name="ce24" table:number-columns-repeated="2"/>
          <table:table-cell table:number-columns-repeated="2"/>
          <table:table-cell table:style-name="ce24" office:value-type="string" calcext:value-type="string">
            <text:p>Based on the larger of (half of) the input-referred noise at maximum gain (a lot more stringent than using minimum gain) or the input-referred ADC LSb (which could be below the noise floor, meaning the noise floor is the figure we use instead)</text:p>
          </table:table-cell>
          <table:table-cell table:number-columns-repeated="16376"/>
        </table:table-row>
        <table:table-row table:style-name="ro1">
          <table:table-cell table:number-columns-repeated="7"/>
          <table:table-cell table:style-name="ce24"/>
          <table:table-cell table:number-columns-repeated="16376"/>
        </table:table-row>
        <table:table-row table:style-name="ro1">
          <table:table-cell office:value-type="string" calcext:value-type="string">
            <text:p>LDO PSRR 60.5kHz-1MHz (dB)</text:p>
          </table:table-cell>
          <table:table-cell/>
          <table:table-cell table:formula="of:=2 * -40" office:value-type="float" office:value="-80" calcext:value-type="float">
            <text:p>-80</text:p>
          </table:table-cell>
          <table:table-cell table:formula="of:=-30 -40" office:value-type="float" office:value="-70" calcext:value-type="float">
            <text:p>-70</text:p>
          </table:table-cell>
          <table:table-cell table:formula="of:=-20 -40" office:value-type="float" office:value="-60" calcext:value-type="float">
            <text:p>-60</text:p>
          </table:table-cell>
          <table:table-cell table:number-columns-repeated="2"/>
          <table:table-cell table:style-name="ce24" office:value-type="string" calcext:value-type="string">
            <text:p>Datasheet Parameter; two cascaded LDO Regulators – PSRR gets worse as frequency increase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Op-Amp PSRR 60.5kHz-1MHz (dB)</text:p>
          </table:table-cell>
          <table:table-cell/>
          <table:table-cell office:value-type="float" office:value="-30" calcext:value-type="float">
            <text:p>-30</text:p>
          </table:table-cell>
          <table:table-cell office:value-type="float" office:value="-16" calcext:value-type="float">
            <text:p>-16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table:style-name="ce24" office:value-type="string" calcext:value-type="string">
            <text:p>Datasheet Parameter and SPICE simulation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ilter Stop-Band Attenuation (dB)</text:p>
          </table:table-cell>
          <table:table-cell/>
          <table:table-cell office:value-type="float" office:value="-88.7" calcext:value-type="float">
            <text:p>-88.7</text:p>
          </table:table-cell>
          <table:table-cell table:formula="of:=[.$D$32] - [.$D$31]" office:value-type="float" office:value="-81.5" calcext:value-type="float">
            <text:p>-81.5</text:p>
          </table:table-cell>
          <table:table-cell office:value-type="float" office:value="-81" calcext:value-type="float">
            <text:p>-81</text:p>
          </table:table-cell>
          <table:table-cell table:number-columns-repeated="2"/>
          <table:table-cell table:style-name="ce24"/>
          <table:table-cell table:number-columns-repeated="16376"/>
        </table:table-row>
        <table:table-row table:style-name="ro1">
          <table:table-cell table:style-name="ce24" office:value-type="string" calcext:value-type="string">
            <text:p>Total OOB PSRR (dB)</text:p>
          </table:table-cell>
          <table:table-cell/>
          <table:table-cell table:style-name="ce24" table:formula="of:=SUM([.C58:.C60])" office:value-type="float" office:value="-198.7" calcext:value-type="float">
            <text:p>-198.7</text:p>
          </table:table-cell>
          <table:table-cell table:style-name="ce24" table:formula="of:=SUM([.D58:.D60])" office:value-type="float" office:value="-167.5" calcext:value-type="float">
            <text:p>-167.5</text:p>
          </table:table-cell>
          <table:table-cell table:style-name="ce24" table:formula="of:=SUM([.E58:.E60])" office:value-type="float" office:value="-151" calcext:value-type="float">
            <text:p>-151</text:p>
          </table:table-cell>
          <table:table-cell table:number-columns-repeated="2"/>
          <table:table-cell table:style-name="ce24" office:value-type="string" calcext:value-type="string">
            <text:p>OOB – Out-of-Band, ie. 0-59.5kHz and 60.5kHz+ - the worst frequency is 180kHz as that aliases to 60kHz at the 240kHz sampling rate that would be used for quadrature sampling</text:p>
          </table:table-cell>
          <table:table-cell table:number-columns-repeated="16376"/>
        </table:table-row>
        <table:table-row table:style-name="ro1">
          <table:table-cell table:style-name="ce24" office:value-type="string" calcext:value-type="string">
            <text:p>Maximum OOB Input Power Rail Ripple (mVrms)</text:p>
          </table:table-cell>
          <table:table-cell/>
          <table:table-cell table:style-name="ce24" table:formula="of:=0.5 * MAX([.$C$47]; [.$C$51]) * POWER(10; [.E61] / -20) / 1000000" office:value-type="float" office:value="2175.12361861807" calcext:value-type="float">
            <text:p>2175.12361861807</text:p>
          </table:table-cell>
          <table:table-cell table:style-name="ce24" table:number-columns-repeated="2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24" office:value-type="string" calcext:value-type="string">
            <text:p>TPS7A20xx noise is about 25nV/Hz^-1; at -50dB op-amp PSRR and 86.6dB gain in a 118Hz bandwidth, that is just over 17uVrms – half a 16-bit Lsb; should be fine for a 14- / 15-bit solution</text:p>
          </table:table-cell>
          <table:table-cell table:number-columns-repeated="16383"/>
        </table:table-row>
      </table:table>
      <table:table table:name="Poor Man PGA" table:style-name="ta1">
        <table:shapes>
          <draw:frame draw:z-index="0" draw:style-name="gr1" draw:text-style-name="P1" svg:width="19.852cm" svg:height="8.999cm" svg:x="0.413cm" svg:y="11.971cm">
            <draw:object draw:notify-on-update-of-ranges="'Poor Man PGA'.L11:'Poor Man PGA'.L26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4" table:number-columns-repeated="1024" table:default-cell-style-name="Default"/>
        <table:table-row table:style-name="ro1">
          <table:table-cell table:style-name="ce22" office:value-type="string" calcext:value-type="string">
            <text:p>Poor Man’s Programmable Gain Amplifier</text:p>
          </table:table-cell>
          <table:table-cell table:style-name="ce26"/>
          <table:table-cell table:style-name="ce22" table:number-columns-repeated="3"/>
          <table:table-cell table:style-name="ce26" table:number-columns-repeated="1019"/>
        </table:table-row>
        <table:table-row table:style-name="ro1">
          <table:table-cell office:value-type="string" calcext:value-type="string">
            <text:p>String of four series resistors in the feedback path (output-to-inverting-input) of a non-inverting op-amp. <text:s/>A switch is across each resistor in the string to short it. <text:s/>Rg is the resistor from inverting input to ground and Rs is the value of a shorted switch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switch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24"/>
          <table:table-cell table:style-name="ce24" office:value-type="string" calcext:value-type="string">
            <text:p>V/V</text:p>
          </table:table-cell>
          <table:table-cell table:style-name="ce24" office:value-type="string" calcext:value-type="string">
            <text:p>dB</text:p>
          </table:table-cell>
          <table:table-cell/>
          <table:table-cell table:style-name="ce24" office:value-type="string" calcext:value-type="string">
            <text:p>V/V</text:p>
          </table:table-cell>
          <table:table-cell table:style-name="ce24" office:value-type="string" calcext:value-type="string">
            <text:p>dB</text:p>
          </table:table-cell>
          <table:table-cell/>
          <table:table-cell table:style-name="ce24" office:value-type="string" calcext:value-type="string">
            <text:p>V/V</text:p>
          </table:table-cell>
          <table:table-cell table:style-name="ce24" office:value-type="string" calcext:value-type="string">
            <text:p>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g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table:style-name="ce24" office:value-type="string" calcext:value-type="string">
            <text:p>Min Gain</text:p>
          </table:table-cell>
          <table:table-cell table:style-name="ce24" table:formula="of:=MIN([.$F$11:.$F$26])" office:value-type="float" office:value="1.42553191489362" calcext:value-type="float">
            <text:p>1.42553191489362</text:p>
          </table:table-cell>
          <table:table-cell table:style-name="ce24" table:formula="of:=20 * LOG10([.$H$5])" office:value-type="float" office:value="3.07953889530218" calcext:value-type="float">
            <text:p>3.07953889530218</text:p>
          </table:table-cell>
          <table:table-cell/>
          <table:table-cell table:style-name="ce24" table:formula="of:=MIN([.$H$11:.$H$26])" office:value-type="float" office:value="1.2" calcext:value-type="float">
            <text:p>1.2</text:p>
          </table:table-cell>
          <table:table-cell table:style-name="ce24" table:formula="of:=20 * LOG10([.$K$5])" office:value-type="float" office:value="1.5836249209525" calcext:value-type="float">
            <text:p>1.5836249209525</text:p>
          </table:table-cell>
          <table:table-cell/>
          <table:table-cell table:style-name="ce24" table:formula="of:=MIN([.$J$11:.$J$266])" office:value-type="float" office:value="1.71063829787234" calcext:value-type="float">
            <text:p>1.71063829787234</text:p>
          </table:table-cell>
          <table:table-cell table:style-name="ce24" table:formula="of:=20 * LOG10([.$N$5])" office:value-type="float" office:value="4.66316381625467" calcext:value-type="float">
            <text:p>4.6631638162546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f0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390" calcext:value-type="float">
            <text:p>390</text:p>
          </table:table-cell>
          <table:table-cell table:number-columns-repeated="2"/>
          <table:table-cell table:style-name="ce24" office:value-type="string" calcext:value-type="string">
            <text:p>Max Gain</text:p>
          </table:table-cell>
          <table:table-cell table:style-name="ce24" table:formula="of:=MAX([.$F$11:.$F$26])" office:value-type="float" office:value="194.829787234043" calcext:value-type="float">
            <text:p>194.829787234043</text:p>
          </table:table-cell>
          <table:table-cell table:style-name="ce24" table:formula="of:=20 * LOG10([.$H$6])" office:value-type="float" office:value="45.7931071250213" calcext:value-type="float">
            <text:p>45.7931071250213</text:p>
          </table:table-cell>
          <table:table-cell/>
          <table:table-cell table:style-name="ce24" table:formula="of:=MAX([.$H$11:.$H$26])" office:value-type="float" office:value="92.1" calcext:value-type="float">
            <text:p>92.1</text:p>
          </table:table-cell>
          <table:table-cell table:style-name="ce24" table:formula="of:=20 * LOG10([.$K$6])" office:value-type="float" office:value="39.285192603937" calcext:value-type="float">
            <text:p>39.285192603937</text:p>
          </table:table-cell>
          <table:table-cell/>
          <table:table-cell table:style-name="ce24" table:formula="of:=MAX([.$J$11:.$J$266])" office:value-type="float" office:value="17943.8234042553" calcext:value-type="float">
            <text:p>17943.8234042553</text:p>
          </table:table-cell>
          <table:table-cell table:style-name="ce24" table:formula="of:=20 * LOG10([.$N$6])" office:value-type="float" office:value="85.0782997289583" calcext:value-type="float">
            <text:p>85.078299728958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f1</text:p>
          </table:table-cell>
          <table:table-cell office:value-type="float" office:value="1240" calcext:value-type="float">
            <text:p>1240</text:p>
          </table:table-cell>
          <table:table-cell/>
          <table:table-cell office:value-type="float" office:value="1240" calcext:value-type="float">
            <text:p>12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f2</text:p>
          </table:table-cell>
          <table:table-cell office:value-type="float" office:value="2490" calcext:value-type="float">
            <text:p>2490</text:p>
          </table:table-cell>
          <table:table-cell/>
          <table:table-cell office:value-type="float" office:value="2490" calcext:value-type="float">
            <text:p>249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f3</text:p>
          </table:table-cell>
          <table:table-cell office:value-type="float" office:value="4990" calcext:value-type="float">
            <text:p>4990</text:p>
          </table:table-cell>
          <table:table-cell/>
          <table:table-cell office:value-type="float" office:value="4990" calcext:value-type="float">
            <text:p>499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/>
          <table:table-cell table:formula="of:=1 + (IF([.$A11] &lt;&gt; 0; [.$B$9]; [.$B$4]) + IF([.$B11] &lt;&gt; 0; [.$B$8]; [.$B$4]) + IF([.$C11] &lt;&gt; 0; [.$B$7]; [.$B$4]) + IF([.$D11] &lt;&gt; 0; [.$B$6]; [.$B$4])) / [.$B$5]" office:value-type="float" office:value="1.42553191489362" calcext:value-type="float">
            <text:p>1.42553191489362</text:p>
          </table:table-cell>
          <table:table-cell/>
          <table:table-cell table:formula="of:=1 + (IF([.$A11] &lt;&gt; 0; [.$D$9]; [.$B$4]) + IF([.$B11] &lt;&gt; 0; [.$D$8]; [.$B$4]) + IF([.$C11] &lt;&gt; 0; [.$D$7]; [.$B$4]) + IF([.$D11] &lt;&gt; 0; [.$D$6]; [.$B$4])) / [.$D$5]" office:value-type="float" office:value="1.2" calcext:value-type="float">
            <text:p>1.2</text:p>
          </table:table-cell>
          <table:table-cell/>
          <table:table-cell table:formula="of:=[.$F$11] * [.$H11]" office:value-type="float" office:value="1.71063829787234" calcext:value-type="float">
            <text:p>1.71063829787234</text:p>
          </table:table-cell>
          <table:table-cell/>
          <table:table-cell table:formula="of:=20 * LOG10([.$J11])" office:value-type="float" office:value="4.66316381625467" calcext:value-type="float">
            <text:p>4.66316381625467</text:p>
          </table:table-cell>
          <table:table-cell table:number-columns-repeated="101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1 + (IF([.$A12] &lt;&gt; 0; [.$B$9]; [.$B$4]) + IF([.$B12] &lt;&gt; 0; [.$B$8]; [.$B$4]) + IF([.$C12] &lt;&gt; 0; [.$B$7]; [.$B$4]) + IF([.$D12] &lt;&gt; 0; [.$B$6]; [.$B$4])) / [.$B$5]" office:value-type="float" office:value="9.61702127659575" calcext:value-type="float">
            <text:p>9.61702127659575</text:p>
          </table:table-cell>
          <table:table-cell/>
          <table:table-cell table:formula="of:=1 + (IF([.$A12] &lt;&gt; 0; [.$D$9]; [.$B$4]) + IF([.$B12] &lt;&gt; 0; [.$D$8]; [.$B$4]) + IF([.$C12] &lt;&gt; 0; [.$D$7]; [.$B$4]) + IF([.$D12] &lt;&gt; 0; [.$D$6]; [.$B$4])) / [.$D$5]" office:value-type="float" office:value="5.05" calcext:value-type="float">
            <text:p>5.05</text:p>
          </table:table-cell>
          <table:table-cell/>
          <table:table-cell table:formula="of:=[.$F$11] * [.$H12]" office:value-type="float" office:value="7.19893617021277" calcext:value-type="float">
            <text:p>7.19893617021277</text:p>
          </table:table-cell>
          <table:table-cell/>
          <table:table-cell table:formula="of:=20 * LOG10([.$J12])" office:value-type="float" office:value="17.1453664576754" calcext:value-type="float">
            <text:p>17.1453664576754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1 + (IF([.$A13] &lt;&gt; 0; [.$B$9]; [.$B$4]) + IF([.$B13] &lt;&gt; 0; [.$B$8]; [.$B$4]) + IF([.$C13] &lt;&gt; 0; [.$B$7]; [.$B$4]) + IF([.$D13] &lt;&gt; 0; [.$B$6]; [.$B$4])) / [.$B$5]" office:value-type="float" office:value="27.7021276595745" calcext:value-type="float">
            <text:p>27.7021276595745</text:p>
          </table:table-cell>
          <table:table-cell/>
          <table:table-cell table:formula="of:=1 + (IF([.$A13] &lt;&gt; 0; [.$D$9]; [.$B$4]) + IF([.$B13] &lt;&gt; 0; [.$D$8]; [.$B$4]) + IF([.$C13] &lt;&gt; 0; [.$D$7]; [.$B$4]) + IF([.$D13] &lt;&gt; 0; [.$D$6]; [.$B$4])) / [.$D$5]" office:value-type="float" office:value="13.55" calcext:value-type="float">
            <text:p>13.55</text:p>
          </table:table-cell>
          <table:table-cell/>
          <table:table-cell table:formula="of:=[.$F$11] * [.$H13]" office:value-type="float" office:value="19.3159574468085" calcext:value-type="float">
            <text:p>19.3159574468085</text:p>
          </table:table-cell>
          <table:table-cell/>
          <table:table-cell table:formula="of:=20 * LOG10([.$J13])" office:value-type="float" office:value="25.7183247995107" calcext:value-type="float">
            <text:p>25.7183247995107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1 + (IF([.$A14] &lt;&gt; 0; [.$B$9]; [.$B$4]) + IF([.$B14] &lt;&gt; 0; [.$B$8]; [.$B$4]) + IF([.$C14] &lt;&gt; 0; [.$B$7]; [.$B$4]) + IF([.$D14] &lt;&gt; 0; [.$B$6]; [.$B$4])) / [.$B$5]" office:value-type="float" office:value="35.8936170212766" calcext:value-type="float">
            <text:p>35.8936170212766</text:p>
          </table:table-cell>
          <table:table-cell/>
          <table:table-cell table:formula="of:=1 + (IF([.$A14] &lt;&gt; 0; [.$D$9]; [.$B$4]) + IF([.$B14] &lt;&gt; 0; [.$D$8]; [.$B$4]) + IF([.$C14] &lt;&gt; 0; [.$D$7]; [.$B$4]) + IF([.$D14] &lt;&gt; 0; [.$D$6]; [.$B$4])) / [.$D$5]" office:value-type="float" office:value="17.4" calcext:value-type="float">
            <text:p>17.4</text:p>
          </table:table-cell>
          <table:table-cell/>
          <table:table-cell table:formula="of:=[.$F$11] * [.$H14]" office:value-type="float" office:value="24.8042553191489" calcext:value-type="float">
            <text:p>24.8042553191489</text:p>
          </table:table-cell>
          <table:table-cell/>
          <table:table-cell table:formula="of:=20 * LOG10([.$J14])" office:value-type="float" office:value="27.8905238609542" calcext:value-type="float">
            <text:p>27.8905238609542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1 + (IF([.$A15] &lt;&gt; 0; [.$B$9]; [.$B$4]) + IF([.$B15] &lt;&gt; 0; [.$B$8]; [.$B$4]) + IF([.$C15] &lt;&gt; 0; [.$B$7]; [.$B$4]) + IF([.$D15] &lt;&gt; 0; [.$B$6]; [.$B$4])) / [.$B$5]" office:value-type="float" office:value="54.2978723404255" calcext:value-type="float">
            <text:p>54.2978723404255</text:p>
          </table:table-cell>
          <table:table-cell/>
          <table:table-cell table:formula="of:=1 + (IF([.$A15] &lt;&gt; 0; [.$D$9]; [.$B$4]) + IF([.$B15] &lt;&gt; 0; [.$D$8]; [.$B$4]) + IF([.$C15] &lt;&gt; 0; [.$D$7]; [.$B$4]) + IF([.$D15] &lt;&gt; 0; [.$D$6]; [.$B$4])) / [.$D$5]" office:value-type="float" office:value="26.05" calcext:value-type="float">
            <text:p>26.05</text:p>
          </table:table-cell>
          <table:table-cell/>
          <table:table-cell table:formula="of:=[.$F$11] * [.$H15]" office:value-type="float" office:value="37.1351063829787" calcext:value-type="float">
            <text:p>37.1351063829787</text:p>
          </table:table-cell>
          <table:table-cell/>
          <table:table-cell table:formula="of:=20 * LOG10([.$J15])" office:value-type="float" office:value="31.3956934480131" calcext:value-type="float">
            <text:p>31.3956934480131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1 + (IF([.$A16] &lt;&gt; 0; [.$B$9]; [.$B$4]) + IF([.$B16] &lt;&gt; 0; [.$B$8]; [.$B$4]) + IF([.$C16] &lt;&gt; 0; [.$B$7]; [.$B$4]) + IF([.$D16] &lt;&gt; 0; [.$B$6]; [.$B$4])) / [.$B$5]" office:value-type="float" office:value="62.4893617021277" calcext:value-type="float">
            <text:p>62.4893617021277</text:p>
          </table:table-cell>
          <table:table-cell/>
          <table:table-cell table:formula="of:=1 + (IF([.$A16] &lt;&gt; 0; [.$D$9]; [.$B$4]) + IF([.$B16] &lt;&gt; 0; [.$D$8]; [.$B$4]) + IF([.$C16] &lt;&gt; 0; [.$D$7]; [.$B$4]) + IF([.$D16] &lt;&gt; 0; [.$D$6]; [.$B$4])) / [.$D$5]" office:value-type="float" office:value="29.9" calcext:value-type="float">
            <text:p>29.9</text:p>
          </table:table-cell>
          <table:table-cell/>
          <table:table-cell table:formula="of:=[.$F$11] * [.$H16]" office:value-type="float" office:value="42.6234042553191" calcext:value-type="float">
            <text:p>42.6234042553191</text:p>
          </table:table-cell>
          <table:table-cell/>
          <table:table-cell table:formula="of:=20 * LOG10([.$J16])" office:value-type="float" office:value="32.5929626617908" calcext:value-type="float">
            <text:p>32.5929626617908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1 + (IF([.$A17] &lt;&gt; 0; [.$B$9]; [.$B$4]) + IF([.$B17] &lt;&gt; 0; [.$B$8]; [.$B$4]) + IF([.$C17] &lt;&gt; 0; [.$B$7]; [.$B$4]) + IF([.$D17] &lt;&gt; 0; [.$B$6]; [.$B$4])) / [.$B$5]" office:value-type="float" office:value="80.5744680851064" calcext:value-type="float">
            <text:p>80.5744680851064</text:p>
          </table:table-cell>
          <table:table-cell/>
          <table:table-cell table:formula="of:=1 + (IF([.$A17] &lt;&gt; 0; [.$D$9]; [.$B$4]) + IF([.$B17] &lt;&gt; 0; [.$D$8]; [.$B$4]) + IF([.$C17] &lt;&gt; 0; [.$D$7]; [.$B$4]) + IF([.$D17] &lt;&gt; 0; [.$D$6]; [.$B$4])) / [.$D$5]" office:value-type="float" office:value="38.4" calcext:value-type="float">
            <text:p>38.4</text:p>
          </table:table-cell>
          <table:table-cell/>
          <table:table-cell table:formula="of:=[.$F$11] * [.$H17]" office:value-type="float" office:value="54.7404255319149" calcext:value-type="float">
            <text:p>54.7404255319149</text:p>
          </table:table-cell>
          <table:table-cell/>
          <table:table-cell table:formula="of:=20 * LOG10([.$J17])" office:value-type="float" office:value="34.7661633826528" calcext:value-type="float">
            <text:p>34.7661633826528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1 + (IF([.$A18] &lt;&gt; 0; [.$B$9]; [.$B$4]) + IF([.$B18] &lt;&gt; 0; [.$B$8]; [.$B$4]) + IF([.$C18] &lt;&gt; 0; [.$B$7]; [.$B$4]) + IF([.$D18] &lt;&gt; 0; [.$B$6]; [.$B$4])) / [.$B$5]" office:value-type="float" office:value="88.7659574468085" calcext:value-type="float">
            <text:p>88.7659574468085</text:p>
          </table:table-cell>
          <table:table-cell/>
          <table:table-cell table:formula="of:=1 + (IF([.$A18] &lt;&gt; 0; [.$D$9]; [.$B$4]) + IF([.$B18] &lt;&gt; 0; [.$D$8]; [.$B$4]) + IF([.$C18] &lt;&gt; 0; [.$D$7]; [.$B$4]) + IF([.$D18] &lt;&gt; 0; [.$D$6]; [.$B$4])) / [.$D$5]" office:value-type="float" office:value="42.25" calcext:value-type="float">
            <text:p>42.25</text:p>
          </table:table-cell>
          <table:table-cell/>
          <table:table-cell table:formula="of:=[.$F$11] * [.$H18]" office:value-type="float" office:value="60.2287234042553" calcext:value-type="float">
            <text:p>60.2287234042553</text:p>
          </table:table-cell>
          <table:table-cell/>
          <table:table-cell table:formula="of:=20 * LOG10([.$J18])" office:value-type="float" office:value="35.5960731610164" calcext:value-type="float">
            <text:p>35.5960731610164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1 + (IF([.$A19] &lt;&gt; 0; [.$B$9]; [.$B$4]) + IF([.$B19] &lt;&gt; 0; [.$B$8]; [.$B$4]) + IF([.$C19] &lt;&gt; 0; [.$B$7]; [.$B$4]) + IF([.$D19] &lt;&gt; 0; [.$B$6]; [.$B$4])) / [.$B$5]" office:value-type="float" office:value="107.489361702128" calcext:value-type="float">
            <text:p>107.489361702128</text:p>
          </table:table-cell>
          <table:table-cell/>
          <table:table-cell table:formula="of:=1 + (IF([.$A19] &lt;&gt; 0; [.$D$9]; [.$B$4]) + IF([.$B19] &lt;&gt; 0; [.$D$8]; [.$B$4]) + IF([.$C19] &lt;&gt; 0; [.$D$7]; [.$B$4]) + IF([.$D19] &lt;&gt; 0; [.$D$6]; [.$B$4])) / [.$D$5]" office:value-type="float" office:value="51.05" calcext:value-type="float">
            <text:p>51.05</text:p>
          </table:table-cell>
          <table:table-cell/>
          <table:table-cell table:formula="of:=[.$F$11] * [.$H19]" office:value-type="float" office:value="72.7734042553191" calcext:value-type="float">
            <text:p>72.7734042553191</text:p>
          </table:table-cell>
          <table:table-cell/>
          <table:table-cell table:formula="of:=20 * LOG10([.$J19])" office:value-type="float" office:value="37.2394538237608" calcext:value-type="float">
            <text:p>37.2394538237608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1 + (IF([.$A20] &lt;&gt; 0; [.$B$9]; [.$B$4]) + IF([.$B20] &lt;&gt; 0; [.$B$8]; [.$B$4]) + IF([.$C20] &lt;&gt; 0; [.$B$7]; [.$B$4]) + IF([.$D20] &lt;&gt; 0; [.$B$6]; [.$B$4])) / [.$B$5]" office:value-type="float" office:value="115.68085106383" calcext:value-type="float">
            <text:p>115.68085106383</text:p>
          </table:table-cell>
          <table:table-cell/>
          <table:table-cell table:formula="of:=1 + (IF([.$A20] &lt;&gt; 0; [.$D$9]; [.$B$4]) + IF([.$B20] &lt;&gt; 0; [.$D$8]; [.$B$4]) + IF([.$C20] &lt;&gt; 0; [.$D$7]; [.$B$4]) + IF([.$D20] &lt;&gt; 0; [.$D$6]; [.$B$4])) / [.$D$5]" office:value-type="float" office:value="54.9" calcext:value-type="float">
            <text:p>54.9</text:p>
          </table:table-cell>
          <table:table-cell/>
          <table:table-cell table:formula="of:=[.$F$11] * [.$H20]" office:value-type="float" office:value="78.2617021276596" calcext:value-type="float">
            <text:p>78.2617021276596</text:p>
          </table:table-cell>
          <table:table-cell/>
          <table:table-cell table:formula="of:=20 * LOG10([.$J20])" office:value-type="float" office:value="37.870985784304" calcext:value-type="float">
            <text:p>37.870985784304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1 + (IF([.$A21] &lt;&gt; 0; [.$B$9]; [.$B$4]) + IF([.$B21] &lt;&gt; 0; [.$B$8]; [.$B$4]) + IF([.$C21] &lt;&gt; 0; [.$B$7]; [.$B$4]) + IF([.$D21] &lt;&gt; 0; [.$B$6]; [.$B$4])) / [.$B$5]" office:value-type="float" office:value="133.765957446809" calcext:value-type="float">
            <text:p>133.765957446809</text:p>
          </table:table-cell>
          <table:table-cell/>
          <table:table-cell table:formula="of:=1 + (IF([.$A21] &lt;&gt; 0; [.$D$9]; [.$B$4]) + IF([.$B21] &lt;&gt; 0; [.$D$8]; [.$B$4]) + IF([.$C21] &lt;&gt; 0; [.$D$7]; [.$B$4]) + IF([.$D21] &lt;&gt; 0; [.$D$6]; [.$B$4])) / [.$D$5]" office:value-type="float" office:value="63.4" calcext:value-type="float">
            <text:p>63.4</text:p>
          </table:table-cell>
          <table:table-cell/>
          <table:table-cell table:formula="of:=[.$F$11] * [.$H21]" office:value-type="float" office:value="90.3787234042553" calcext:value-type="float">
            <text:p>90.3787234042553</text:p>
          </table:table-cell>
          <table:table-cell/>
          <table:table-cell table:formula="of:=20 * LOG10([.$J21])" office:value-type="float" office:value="39.1213240529368" calcext:value-type="float">
            <text:p>39.1213240529368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1 + (IF([.$A22] &lt;&gt; 0; [.$B$9]; [.$B$4]) + IF([.$B22] &lt;&gt; 0; [.$B$8]; [.$B$4]) + IF([.$C22] &lt;&gt; 0; [.$B$7]; [.$B$4]) + IF([.$D22] &lt;&gt; 0; [.$B$6]; [.$B$4])) / [.$B$5]" office:value-type="float" office:value="141.957446808511" calcext:value-type="float">
            <text:p>141.957446808511</text:p>
          </table:table-cell>
          <table:table-cell/>
          <table:table-cell table:formula="of:=1 + (IF([.$A22] &lt;&gt; 0; [.$D$9]; [.$B$4]) + IF([.$B22] &lt;&gt; 0; [.$D$8]; [.$B$4]) + IF([.$C22] &lt;&gt; 0; [.$D$7]; [.$B$4]) + IF([.$D22] &lt;&gt; 0; [.$D$6]; [.$B$4])) / [.$D$5]" office:value-type="float" office:value="67.25" calcext:value-type="float">
            <text:p>67.25</text:p>
          </table:table-cell>
          <table:table-cell/>
          <table:table-cell table:formula="of:=[.$F$11] * [.$H22]" office:value-type="float" office:value="95.8670212765957" calcext:value-type="float">
            <text:p>95.8670212765957</text:p>
          </table:table-cell>
          <table:table-cell/>
          <table:table-cell table:formula="of:=20 * LOG10([.$J22])" office:value-type="float" office:value="39.6333846687911" calcext:value-type="float">
            <text:p>39.6333846687911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1 + (IF([.$A23] &lt;&gt; 0; [.$B$9]; [.$B$4]) + IF([.$B23] &lt;&gt; 0; [.$B$8]; [.$B$4]) + IF([.$C23] &lt;&gt; 0; [.$B$7]; [.$B$4]) + IF([.$D23] &lt;&gt; 0; [.$B$6]; [.$B$4])) / [.$B$5]" office:value-type="float" office:value="160.36170212766" calcext:value-type="float">
            <text:p>160.36170212766</text:p>
          </table:table-cell>
          <table:table-cell/>
          <table:table-cell table:formula="of:=1 + (IF([.$A23] &lt;&gt; 0; [.$D$9]; [.$B$4]) + IF([.$B23] &lt;&gt; 0; [.$D$8]; [.$B$4]) + IF([.$C23] &lt;&gt; 0; [.$D$7]; [.$B$4]) + IF([.$D23] &lt;&gt; 0; [.$D$6]; [.$B$4])) / [.$D$5]" office:value-type="float" office:value="75.9" calcext:value-type="float">
            <text:p>75.9</text:p>
          </table:table-cell>
          <table:table-cell/>
          <table:table-cell table:formula="of:=[.$F$11] * [.$H23]" office:value-type="float" office:value="108.197872340426" calcext:value-type="float">
            <text:p>108.197872340426</text:p>
          </table:table-cell>
          <table:table-cell/>
          <table:table-cell table:formula="of:=20 * LOG10([.$J23])" office:value-type="float" office:value="40.6843744132118" calcext:value-type="float">
            <text:p>40.6843744132118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1 + (IF([.$A24] &lt;&gt; 0; [.$B$9]; [.$B$4]) + IF([.$B24] &lt;&gt; 0; [.$B$8]; [.$B$4]) + IF([.$C24] &lt;&gt; 0; [.$B$7]; [.$B$4]) + IF([.$D24] &lt;&gt; 0; [.$B$6]; [.$B$4])) / [.$B$5]" office:value-type="float" office:value="168.553191489362" calcext:value-type="float">
            <text:p>168.553191489362</text:p>
          </table:table-cell>
          <table:table-cell/>
          <table:table-cell table:formula="of:=1 + (IF([.$A24] &lt;&gt; 0; [.$D$9]; [.$B$4]) + IF([.$B24] &lt;&gt; 0; [.$D$8]; [.$B$4]) + IF([.$C24] &lt;&gt; 0; [.$D$7]; [.$B$4]) + IF([.$D24] &lt;&gt; 0; [.$D$6]; [.$B$4])) / [.$D$5]" office:value-type="float" office:value="79.75" calcext:value-type="float">
            <text:p>79.75</text:p>
          </table:table-cell>
          <table:table-cell/>
          <table:table-cell table:formula="of:=[.$F$11] * [.$H24]" office:value-type="float" office:value="113.686170212766" calcext:value-type="float">
            <text:p>113.686170212766</text:p>
          </table:table-cell>
          <table:table-cell/>
          <table:table-cell table:formula="of:=20 * LOG10([.$J24])" office:value-type="float" office:value="41.1141527298866" calcext:value-type="float">
            <text:p>41.1141527298866</text:p>
          </table:table-cell>
          <table:table-cell table:number-columns-repeated="101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1 + (IF([.$A25] &lt;&gt; 0; [.$B$9]; [.$B$4]) + IF([.$B25] &lt;&gt; 0; [.$B$8]; [.$B$4]) + IF([.$C25] &lt;&gt; 0; [.$B$7]; [.$B$4]) + IF([.$D25] &lt;&gt; 0; [.$B$6]; [.$B$4])) / [.$B$5]" office:value-type="float" office:value="186.63829787234" calcext:value-type="float">
            <text:p>186.63829787234</text:p>
          </table:table-cell>
          <table:table-cell/>
          <table:table-cell table:formula="of:=1 + (IF([.$A25] &lt;&gt; 0; [.$D$9]; [.$B$4]) + IF([.$B25] &lt;&gt; 0; [.$D$8]; [.$B$4]) + IF([.$C25] &lt;&gt; 0; [.$D$7]; [.$B$4]) + IF([.$D25] &lt;&gt; 0; [.$D$6]; [.$B$4])) / [.$D$5]" office:value-type="float" office:value="88.25" calcext:value-type="float">
            <text:p>88.25</text:p>
          </table:table-cell>
          <table:table-cell/>
          <table:table-cell table:formula="of:=[.$F$11] * [.$H25]" office:value-type="float" office:value="125.803191489362" calcext:value-type="float">
            <text:p>125.803191489362</text:p>
          </table:table-cell>
          <table:table-cell/>
          <table:table-cell table:formula="of:=20 * LOG10([.$J25])" office:value-type="float" office:value="41.9938331764994" calcext:value-type="float">
            <text:p>41.9938331764994</text:p>
          </table:table-cell>
          <table:table-cell table:number-columns-repeated="101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table:formula="of:=1 + (IF([.$A26] &lt;&gt; 0; [.$B$9]; [.$B$4]) + IF([.$B26] &lt;&gt; 0; [.$B$8]; [.$B$4]) + IF([.$C26] &lt;&gt; 0; [.$B$7]; [.$B$4]) + IF([.$D26] &lt;&gt; 0; [.$B$6]; [.$B$4])) / [.$B$5]" office:value-type="float" office:value="194.829787234043" calcext:value-type="float">
            <text:p>194.829787234043</text:p>
          </table:table-cell>
          <table:table-cell/>
          <table:table-cell table:formula="of:=1 + (IF([.$A26] &lt;&gt; 0; [.$D$9]; [.$B$4]) + IF([.$B26] &lt;&gt; 0; [.$D$8]; [.$B$4]) + IF([.$C26] &lt;&gt; 0; [.$D$7]; [.$B$4]) + IF([.$D26] &lt;&gt; 0; [.$D$6]; [.$B$4])) / [.$D$5]" office:value-type="float" office:value="92.1" calcext:value-type="float">
            <text:p>92.1</text:p>
          </table:table-cell>
          <table:table-cell/>
          <table:table-cell table:formula="of:=[.$F$11] * [.$H26]" office:value-type="float" office:value="131.291489361702" calcext:value-type="float">
            <text:p>131.291489361702</text:p>
          </table:table-cell>
          <table:table-cell/>
          <table:table-cell table:formula="of:=20 * LOG10([.$J26])" office:value-type="float" office:value="42.3647314992392" calcext:value-type="float">
            <text:p>42.364731499239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1]" office:value-type="float" office:value="11.5404255319149" calcext:value-type="float">
            <text:p>11.5404255319149</text:p>
          </table:table-cell>
          <table:table-cell/>
          <table:table-cell table:formula="of:=20 * LOG10([.$J27])" office:value-type="float" office:value="21.2444364584658" calcext:value-type="float">
            <text:p>21.244436458465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2]" office:value-type="float" office:value="48.5659574468085" calcext:value-type="float">
            <text:p>48.5659574468085</text:p>
          </table:table-cell>
          <table:table-cell/>
          <table:table-cell table:formula="of:=20 * LOG10([.$J28])" office:value-type="float" office:value="33.7266390998865" calcext:value-type="float">
            <text:p>33.726639099886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3]" office:value-type="float" office:value="130.310638297872" calcext:value-type="float">
            <text:p>130.310638297872</text:p>
          </table:table-cell>
          <table:table-cell/>
          <table:table-cell table:formula="of:=20 * LOG10([.$J29])" office:value-type="float" office:value="42.2995974417218" calcext:value-type="float">
            <text:p>42.299597441721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4]" office:value-type="float" office:value="167.336170212766" calcext:value-type="float">
            <text:p>167.336170212766</text:p>
          </table:table-cell>
          <table:table-cell/>
          <table:table-cell table:formula="of:=20 * LOG10([.$J30])" office:value-type="float" office:value="44.4717965031653" calcext:value-type="float">
            <text:p>44.471796503165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5]" office:value-type="float" office:value="250.523404255319" calcext:value-type="float">
            <text:p>250.523404255319</text:p>
          </table:table-cell>
          <table:table-cell/>
          <table:table-cell table:formula="of:=20 * LOG10([.$J31])" office:value-type="float" office:value="47.9769660902242" calcext:value-type="float">
            <text:p>47.976966090224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6]" office:value-type="float" office:value="287.548936170213" calcext:value-type="float">
            <text:p>287.548936170213</text:p>
          </table:table-cell>
          <table:table-cell/>
          <table:table-cell table:formula="of:=20 * LOG10([.$J32])" office:value-type="float" office:value="49.1742353040019" calcext:value-type="float">
            <text:p>49.174235304001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7]" office:value-type="float" office:value="369.293617021277" calcext:value-type="float">
            <text:p>369.293617021277</text:p>
          </table:table-cell>
          <table:table-cell/>
          <table:table-cell table:formula="of:=20 * LOG10([.$J33])" office:value-type="float" office:value="51.3474360248639" calcext:value-type="float">
            <text:p>51.347436024863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8]" office:value-type="float" office:value="406.31914893617" calcext:value-type="float">
            <text:p>406.31914893617</text:p>
          </table:table-cell>
          <table:table-cell/>
          <table:table-cell table:formula="of:=20 * LOG10([.$J34])" office:value-type="float" office:value="52.1773458032275" calcext:value-type="float">
            <text:p>52.177345803227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9]" office:value-type="float" office:value="490.948936170213" calcext:value-type="float">
            <text:p>490.948936170213</text:p>
          </table:table-cell>
          <table:table-cell/>
          <table:table-cell table:formula="of:=20 * LOG10([.$J35])" office:value-type="float" office:value="53.8207264659719" calcext:value-type="float">
            <text:p>53.820726465971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0]" office:value-type="float" office:value="527.974468085106" calcext:value-type="float">
            <text:p>527.974468085106</text:p>
          </table:table-cell>
          <table:table-cell/>
          <table:table-cell table:formula="of:=20 * LOG10([.$J36])" office:value-type="float" office:value="54.4522584265151" calcext:value-type="float">
            <text:p>54.452258426515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1]" office:value-type="float" office:value="609.71914893617" calcext:value-type="float">
            <text:p>609.71914893617</text:p>
          </table:table-cell>
          <table:table-cell/>
          <table:table-cell table:formula="of:=20 * LOG10([.$J37])" office:value-type="float" office:value="55.7025966951479" calcext:value-type="float">
            <text:p>55.70259669514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2]" office:value-type="float" office:value="646.744680851064" calcext:value-type="float">
            <text:p>646.744680851064</text:p>
          </table:table-cell>
          <table:table-cell/>
          <table:table-cell table:formula="of:=20 * LOG10([.$J38])" office:value-type="float" office:value="56.2146573110022" calcext:value-type="float">
            <text:p>56.214657311002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3]" office:value-type="float" office:value="729.931914893617" calcext:value-type="float">
            <text:p>729.931914893617</text:p>
          </table:table-cell>
          <table:table-cell/>
          <table:table-cell table:formula="of:=20 * LOG10([.$J39])" office:value-type="float" office:value="57.2656470554229" calcext:value-type="float">
            <text:p>57.265647055422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4]" office:value-type="float" office:value="766.957446808511" calcext:value-type="float">
            <text:p>766.957446808511</text:p>
          </table:table-cell>
          <table:table-cell/>
          <table:table-cell table:formula="of:=20 * LOG10([.$J40])" office:value-type="float" office:value="57.6954253720977" calcext:value-type="float">
            <text:p>57.695425372097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5]" office:value-type="float" office:value="848.702127659574" calcext:value-type="float">
            <text:p>848.702127659574</text:p>
          </table:table-cell>
          <table:table-cell/>
          <table:table-cell table:formula="of:=20 * LOG10([.$J41])" office:value-type="float" office:value="58.5751058187105" calcext:value-type="float">
            <text:p>58.575105818710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6]" office:value-type="float" office:value="885.727659574468" calcext:value-type="float">
            <text:p>885.727659574468</text:p>
          </table:table-cell>
          <table:table-cell/>
          <table:table-cell table:formula="of:=20 * LOG10([.$J42])" office:value-type="float" office:value="58.9460041414503" calcext:value-type="float">
            <text:p>58.946004141450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1]" office:value-type="float" office:value="33.2425531914894" calcext:value-type="float">
            <text:p>33.2425531914894</text:p>
          </table:table-cell>
          <table:table-cell/>
          <table:table-cell table:formula="of:=20 * LOG10([.$J43])" office:value-type="float" office:value="30.4338874468816" calcext:value-type="float">
            <text:p>30.433887446881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2]" office:value-type="float" office:value="139.895744680851" calcext:value-type="float">
            <text:p>139.895744680851</text:p>
          </table:table-cell>
          <table:table-cell/>
          <table:table-cell table:formula="of:=20 * LOG10([.$J44])" office:value-type="float" office:value="42.9160900883024" calcext:value-type="float">
            <text:p>42.916090088302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3]" office:value-type="float" office:value="375.363829787234" calcext:value-type="float">
            <text:p>375.363829787234</text:p>
          </table:table-cell>
          <table:table-cell/>
          <table:table-cell table:formula="of:=20 * LOG10([.$J45])" office:value-type="float" office:value="51.4890484301376" calcext:value-type="float">
            <text:p>51.489048430137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4]" office:value-type="float" office:value="482.017021276596" calcext:value-type="float">
            <text:p>482.017021276596</text:p>
          </table:table-cell>
          <table:table-cell/>
          <table:table-cell table:formula="of:=20 * LOG10([.$J46])" office:value-type="float" office:value="53.6612474915811" calcext:value-type="float">
            <text:p>53.661247491581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5]" office:value-type="float" office:value="721.640425531915" calcext:value-type="float">
            <text:p>721.640425531915</text:p>
          </table:table-cell>
          <table:table-cell/>
          <table:table-cell table:formula="of:=20 * LOG10([.$J47])" office:value-type="float" office:value="57.16641707864" calcext:value-type="float">
            <text:p>57.1664170786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6]" office:value-type="float" office:value="828.293617021277" calcext:value-type="float">
            <text:p>828.293617021277</text:p>
          </table:table-cell>
          <table:table-cell/>
          <table:table-cell table:formula="of:=20 * LOG10([.$J48])" office:value-type="float" office:value="58.3636862924177" calcext:value-type="float">
            <text:p>58.363686292417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7]" office:value-type="float" office:value="1063.76170212766" calcext:value-type="float">
            <text:p>1063.76170212766</text:p>
          </table:table-cell>
          <table:table-cell/>
          <table:table-cell table:formula="of:=20 * LOG10([.$J49])" office:value-type="float" office:value="60.5368870132797" calcext:value-type="float">
            <text:p>60.536887013279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8]" office:value-type="float" office:value="1170.41489361702" calcext:value-type="float">
            <text:p>1170.41489361702</text:p>
          </table:table-cell>
          <table:table-cell/>
          <table:table-cell table:formula="of:=20 * LOG10([.$J50])" office:value-type="float" office:value="61.3667967916433" calcext:value-type="float">
            <text:p>61.366796791643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9]" office:value-type="float" office:value="1414.19361702128" calcext:value-type="float">
            <text:p>1414.19361702128</text:p>
          </table:table-cell>
          <table:table-cell/>
          <table:table-cell table:formula="of:=20 * LOG10([.$J51])" office:value-type="float" office:value="63.0101774543877" calcext:value-type="float">
            <text:p>63.010177454387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0]" office:value-type="float" office:value="1520.84680851064" calcext:value-type="float">
            <text:p>1520.84680851064</text:p>
          </table:table-cell>
          <table:table-cell/>
          <table:table-cell table:formula="of:=20 * LOG10([.$J52])" office:value-type="float" office:value="63.641709414931" calcext:value-type="float">
            <text:p>63.64170941493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1]" office:value-type="float" office:value="1756.31489361702" calcext:value-type="float">
            <text:p>1756.31489361702</text:p>
          </table:table-cell>
          <table:table-cell/>
          <table:table-cell table:formula="of:=20 * LOG10([.$J53])" office:value-type="float" office:value="64.8920476835638" calcext:value-type="float">
            <text:p>64.892047683563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2]" office:value-type="float" office:value="1862.96808510638" calcext:value-type="float">
            <text:p>1862.96808510638</text:p>
          </table:table-cell>
          <table:table-cell/>
          <table:table-cell table:formula="of:=20 * LOG10([.$J54])" office:value-type="float" office:value="65.404108299418" calcext:value-type="float">
            <text:p>65.40410829941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3]" office:value-type="float" office:value="2102.5914893617" calcext:value-type="float">
            <text:p>2102.5914893617</text:p>
          </table:table-cell>
          <table:table-cell/>
          <table:table-cell table:formula="of:=20 * LOG10([.$J55])" office:value-type="float" office:value="66.4550980438387" calcext:value-type="float">
            <text:p>66.455098043838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4]" office:value-type="float" office:value="2209.24468085106" calcext:value-type="float">
            <text:p>2209.24468085106</text:p>
          </table:table-cell>
          <table:table-cell/>
          <table:table-cell table:formula="of:=20 * LOG10([.$J56])" office:value-type="float" office:value="66.8848763605135" calcext:value-type="float">
            <text:p>66.884876360513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5]" office:value-type="float" office:value="2444.71276595745" calcext:value-type="float">
            <text:p>2444.71276595745</text:p>
          </table:table-cell>
          <table:table-cell/>
          <table:table-cell table:formula="of:=20 * LOG10([.$J57])" office:value-type="float" office:value="67.7645568071263" calcext:value-type="float">
            <text:p>67.764556807126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6]" office:value-type="float" office:value="2551.36595744681" calcext:value-type="float">
            <text:p>2551.36595744681</text:p>
          </table:table-cell>
          <table:table-cell/>
          <table:table-cell table:formula="of:=20 * LOG10([.$J58])" office:value-type="float" office:value="68.1354551298661" calcext:value-type="float">
            <text:p>68.135455129866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1]" office:value-type="float" office:value="43.0723404255319" calcext:value-type="float">
            <text:p>43.0723404255319</text:p>
          </table:table-cell>
          <table:table-cell/>
          <table:table-cell table:formula="of:=20 * LOG10([.$J59])" office:value-type="float" office:value="32.6839694140207" calcext:value-type="float">
            <text:p>32.683969414020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2]" office:value-type="float" office:value="181.262765957447" calcext:value-type="float">
            <text:p>181.262765957447</text:p>
          </table:table-cell>
          <table:table-cell/>
          <table:table-cell table:formula="of:=20 * LOG10([.$J60])" office:value-type="float" office:value="45.1661720554414" calcext:value-type="float">
            <text:p>45.16617205544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3]" office:value-type="float" office:value="486.358510638298" calcext:value-type="float">
            <text:p>486.358510638298</text:p>
          </table:table-cell>
          <table:table-cell/>
          <table:table-cell table:formula="of:=20 * LOG10([.$J61])" office:value-type="float" office:value="53.7391303972767" calcext:value-type="float">
            <text:p>53.739130397276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4]" office:value-type="float" office:value="624.548936170213" calcext:value-type="float">
            <text:p>624.548936170213</text:p>
          </table:table-cell>
          <table:table-cell/>
          <table:table-cell table:formula="of:=20 * LOG10([.$J62])" office:value-type="float" office:value="55.9113294587202" calcext:value-type="float">
            <text:p>55.91132945872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5]" office:value-type="float" office:value="935.028723404255" calcext:value-type="float">
            <text:p>935.028723404255</text:p>
          </table:table-cell>
          <table:table-cell/>
          <table:table-cell table:formula="of:=20 * LOG10([.$J63])" office:value-type="float" office:value="59.416499045779" calcext:value-type="float">
            <text:p>59.4164990457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6]" office:value-type="float" office:value="1073.21914893617" calcext:value-type="float">
            <text:p>1073.21914893617</text:p>
          </table:table-cell>
          <table:table-cell/>
          <table:table-cell table:formula="of:=20 * LOG10([.$J64])" office:value-type="float" office:value="60.6137682595568" calcext:value-type="float">
            <text:p>60.613768259556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7]" office:value-type="float" office:value="1378.31489361702" calcext:value-type="float">
            <text:p>1378.31489361702</text:p>
          </table:table-cell>
          <table:table-cell/>
          <table:table-cell table:formula="of:=20 * LOG10([.$J65])" office:value-type="float" office:value="62.7869689804188" calcext:value-type="float">
            <text:p>62.786968980418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8]" office:value-type="float" office:value="1516.50531914894" calcext:value-type="float">
            <text:p>1516.50531914894</text:p>
          </table:table-cell>
          <table:table-cell/>
          <table:table-cell table:formula="of:=20 * LOG10([.$J66])" office:value-type="float" office:value="63.6168787587824" calcext:value-type="float">
            <text:p>63.616878758782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9]" office:value-type="float" office:value="1832.36914893617" calcext:value-type="float">
            <text:p>1832.36914893617</text:p>
          </table:table-cell>
          <table:table-cell/>
          <table:table-cell table:formula="of:=20 * LOG10([.$J67])" office:value-type="float" office:value="65.2602594215267" calcext:value-type="float">
            <text:p>65.260259421526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0]" office:value-type="float" office:value="1970.55957446809" calcext:value-type="float">
            <text:p>1970.55957446809</text:p>
          </table:table-cell>
          <table:table-cell/>
          <table:table-cell table:formula="of:=20 * LOG10([.$J68])" office:value-type="float" office:value="65.89179138207" calcext:value-type="float">
            <text:p>65.8917913820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1]" office:value-type="float" office:value="2275.65531914894" calcext:value-type="float">
            <text:p>2275.65531914894</text:p>
          </table:table-cell>
          <table:table-cell/>
          <table:table-cell table:formula="of:=20 * LOG10([.$J69])" office:value-type="float" office:value="67.1421296507028" calcext:value-type="float">
            <text:p>67.142129650702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2]" office:value-type="float" office:value="2413.84574468085" calcext:value-type="float">
            <text:p>2413.84574468085</text:p>
          </table:table-cell>
          <table:table-cell/>
          <table:table-cell table:formula="of:=20 * LOG10([.$J70])" office:value-type="float" office:value="67.6541902665571" calcext:value-type="float">
            <text:p>67.654190266557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3]" office:value-type="float" office:value="2724.32553191489" calcext:value-type="float">
            <text:p>2724.32553191489</text:p>
          </table:table-cell>
          <table:table-cell/>
          <table:table-cell table:formula="of:=20 * LOG10([.$J71])" office:value-type="float" office:value="68.7051800109778" calcext:value-type="float">
            <text:p>68.705180010977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4]" office:value-type="float" office:value="2862.51595744681" calcext:value-type="float">
            <text:p>2862.51595744681</text:p>
          </table:table-cell>
          <table:table-cell/>
          <table:table-cell table:formula="of:=20 * LOG10([.$J72])" office:value-type="float" office:value="69.1349583276525" calcext:value-type="float">
            <text:p>69.134958327652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5]" office:value-type="float" office:value="3167.61170212766" calcext:value-type="float">
            <text:p>3167.61170212766</text:p>
          </table:table-cell>
          <table:table-cell/>
          <table:table-cell table:formula="of:=20 * LOG10([.$J73])" office:value-type="float" office:value="70.0146387742654" calcext:value-type="float">
            <text:p>70.014638774265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6]" office:value-type="float" office:value="3305.80212765957" calcext:value-type="float">
            <text:p>3305.80212765957</text:p>
          </table:table-cell>
          <table:table-cell/>
          <table:table-cell table:formula="of:=20 * LOG10([.$J74])" office:value-type="float" office:value="70.3855370970051" calcext:value-type="float">
            <text:p>70.385537097005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1]" office:value-type="float" office:value="65.1574468085106" calcext:value-type="float">
            <text:p>65.1574468085106</text:p>
          </table:table-cell>
          <table:table-cell/>
          <table:table-cell table:formula="of:=20 * LOG10([.$J75])" office:value-type="float" office:value="36.2792811632206" calcext:value-type="float">
            <text:p>36.279281163220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2]" office:value-type="float" office:value="274.204255319149" calcext:value-type="float">
            <text:p>274.204255319149</text:p>
          </table:table-cell>
          <table:table-cell/>
          <table:table-cell table:formula="of:=20 * LOG10([.$J76])" office:value-type="float" office:value="48.7614838046414" calcext:value-type="float">
            <text:p>48.76148380464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3]" office:value-type="float" office:value="735.736170212766" calcext:value-type="float">
            <text:p>735.736170212766</text:p>
          </table:table-cell>
          <table:table-cell/>
          <table:table-cell table:formula="of:=20 * LOG10([.$J77])" office:value-type="float" office:value="57.3344421464766" calcext:value-type="float">
            <text:p>57.334442146476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4]" office:value-type="float" office:value="944.782978723404" calcext:value-type="float">
            <text:p>944.782978723404</text:p>
          </table:table-cell>
          <table:table-cell/>
          <table:table-cell table:formula="of:=20 * LOG10([.$J78])" office:value-type="float" office:value="59.5066412079201" calcext:value-type="float">
            <text:p>59.506641207920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5]" office:value-type="float" office:value="1414.45957446809" calcext:value-type="float">
            <text:p>1414.45957446809</text:p>
          </table:table-cell>
          <table:table-cell/>
          <table:table-cell table:formula="of:=20 * LOG10([.$J79])" office:value-type="float" office:value="63.011810794979" calcext:value-type="float">
            <text:p>63.0118107949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6]" office:value-type="float" office:value="1623.50638297872" calcext:value-type="float">
            <text:p>1623.50638297872</text:p>
          </table:table-cell>
          <table:table-cell/>
          <table:table-cell table:formula="of:=20 * LOG10([.$J80])" office:value-type="float" office:value="64.2090800087567" calcext:value-type="float">
            <text:p>64.209080008756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7]" office:value-type="float" office:value="2085.03829787234" calcext:value-type="float">
            <text:p>2085.03829787234</text:p>
          </table:table-cell>
          <table:table-cell/>
          <table:table-cell table:formula="of:=20 * LOG10([.$J81])" office:value-type="float" office:value="66.3822807296188" calcext:value-type="float">
            <text:p>66.382280729618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8]" office:value-type="float" office:value="2294.08510638298" calcext:value-type="float">
            <text:p>2294.08510638298</text:p>
          </table:table-cell>
          <table:table-cell/>
          <table:table-cell table:formula="of:=20 * LOG10([.$J82])" office:value-type="float" office:value="67.2121905079824" calcext:value-type="float">
            <text:p>67.212190507982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9]" office:value-type="float" office:value="2771.90638297872" calcext:value-type="float">
            <text:p>2771.90638297872</text:p>
          </table:table-cell>
          <table:table-cell/>
          <table:table-cell table:formula="of:=20 * LOG10([.$J83])" office:value-type="float" office:value="68.8555711707267" calcext:value-type="float">
            <text:p>68.855571170726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0]" office:value-type="float" office:value="2980.95319148936" calcext:value-type="float">
            <text:p>2980.95319148936</text:p>
          </table:table-cell>
          <table:table-cell/>
          <table:table-cell table:formula="of:=20 * LOG10([.$J84])" office:value-type="float" office:value="69.48710313127" calcext:value-type="float">
            <text:p>69.4871031312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1]" office:value-type="float" office:value="3442.48510638298" calcext:value-type="float">
            <text:p>3442.48510638298</text:p>
          </table:table-cell>
          <table:table-cell/>
          <table:table-cell table:formula="of:=20 * LOG10([.$J85])" office:value-type="float" office:value="70.7374413999028" calcext:value-type="float">
            <text:p>70.737441399902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2]" office:value-type="float" office:value="3651.53191489362" calcext:value-type="float">
            <text:p>3651.53191489362</text:p>
          </table:table-cell>
          <table:table-cell/>
          <table:table-cell table:formula="of:=20 * LOG10([.$J86])" office:value-type="float" office:value="71.2495020157571" calcext:value-type="float">
            <text:p>71.249502015757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3]" office:value-type="float" office:value="4121.2085106383" calcext:value-type="float">
            <text:p>4121.2085106383</text:p>
          </table:table-cell>
          <table:table-cell/>
          <table:table-cell table:formula="of:=20 * LOG10([.$J87])" office:value-type="float" office:value="72.3004917601778" calcext:value-type="float">
            <text:p>72.300491760177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4]" office:value-type="float" office:value="4330.25531914894" calcext:value-type="float">
            <text:p>4330.25531914894</text:p>
          </table:table-cell>
          <table:table-cell/>
          <table:table-cell table:formula="of:=20 * LOG10([.$J88])" office:value-type="float" office:value="72.7302700768525" calcext:value-type="float">
            <text:p>72.730270076852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5]" office:value-type="float" office:value="4791.78723404255" calcext:value-type="float">
            <text:p>4791.78723404255</text:p>
          </table:table-cell>
          <table:table-cell/>
          <table:table-cell table:formula="of:=20 * LOG10([.$J89])" office:value-type="float" office:value="73.6099505234654" calcext:value-type="float">
            <text:p>73.609950523465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6]" office:value-type="float" office:value="5000.83404255319" calcext:value-type="float">
            <text:p>5000.83404255319</text:p>
          </table:table-cell>
          <table:table-cell/>
          <table:table-cell table:formula="of:=20 * LOG10([.$J90])" office:value-type="float" office:value="73.9808488462051" calcext:value-type="float">
            <text:p>73.980848846205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1]" office:value-type="float" office:value="74.9872340425532" calcext:value-type="float">
            <text:p>74.9872340425532</text:p>
          </table:table-cell>
          <table:table-cell/>
          <table:table-cell table:formula="of:=20 * LOG10([.$J91])" office:value-type="float" office:value="37.4997466926942" calcext:value-type="float">
            <text:p>37.499746692694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2]" office:value-type="float" office:value="315.571276595745" calcext:value-type="float">
            <text:p>315.571276595745</text:p>
          </table:table-cell>
          <table:table-cell/>
          <table:table-cell table:formula="of:=20 * LOG10([.$J92])" office:value-type="float" office:value="49.9819493341149" calcext:value-type="float">
            <text:p>49.981949334114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3]" office:value-type="float" office:value="846.73085106383" calcext:value-type="float">
            <text:p>846.73085106383</text:p>
          </table:table-cell>
          <table:table-cell/>
          <table:table-cell table:formula="of:=20 * LOG10([.$J93])" office:value-type="float" office:value="58.5549076759502" calcext:value-type="float">
            <text:p>58.55490767595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4]" office:value-type="float" office:value="1087.31489361702" calcext:value-type="float">
            <text:p>1087.31489361702</text:p>
          </table:table-cell>
          <table:table-cell/>
          <table:table-cell table:formula="of:=20 * LOG10([.$J94])" office:value-type="float" office:value="60.7271067373937" calcext:value-type="float">
            <text:p>60.727106737393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5]" office:value-type="float" office:value="1627.84787234043" calcext:value-type="float">
            <text:p>1627.84787234043</text:p>
          </table:table-cell>
          <table:table-cell/>
          <table:table-cell table:formula="of:=20 * LOG10([.$J95])" office:value-type="float" office:value="64.2322763244525" calcext:value-type="float">
            <text:p>64.232276324452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6]" office:value-type="float" office:value="1868.43191489362" calcext:value-type="float">
            <text:p>1868.43191489362</text:p>
          </table:table-cell>
          <table:table-cell/>
          <table:table-cell table:formula="of:=20 * LOG10([.$J96])" office:value-type="float" office:value="65.4295455382302" calcext:value-type="float">
            <text:p>65.42954553823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7]" office:value-type="float" office:value="2399.5914893617" calcext:value-type="float">
            <text:p>2399.5914893617</text:p>
          </table:table-cell>
          <table:table-cell/>
          <table:table-cell table:formula="of:=20 * LOG10([.$J97])" office:value-type="float" office:value="67.6027462590923" calcext:value-type="float">
            <text:p>67.602746259092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8]" office:value-type="float" office:value="2640.17553191489" calcext:value-type="float">
            <text:p>2640.17553191489</text:p>
          </table:table-cell>
          <table:table-cell/>
          <table:table-cell table:formula="of:=20 * LOG10([.$J98])" office:value-type="float" office:value="68.4326560374559" calcext:value-type="float">
            <text:p>68.432656037455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9]" office:value-type="float" office:value="3190.08191489362" calcext:value-type="float">
            <text:p>3190.08191489362</text:p>
          </table:table-cell>
          <table:table-cell/>
          <table:table-cell table:formula="of:=20 * LOG10([.$J99])" office:value-type="float" office:value="70.0760367002002" calcext:value-type="float">
            <text:p>70.07603670020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0]" office:value-type="float" office:value="3430.66595744681" calcext:value-type="float">
            <text:p>3430.66595744681</text:p>
          </table:table-cell>
          <table:table-cell/>
          <table:table-cell table:formula="of:=20 * LOG10([.$J100])" office:value-type="float" office:value="70.7075686607435" calcext:value-type="float">
            <text:p>70.707568660743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1]" office:value-type="float" office:value="3961.82553191489" calcext:value-type="float">
            <text:p>3961.82553191489</text:p>
          </table:table-cell>
          <table:table-cell/>
          <table:table-cell table:formula="of:=20 * LOG10([.$J101])" office:value-type="float" office:value="71.9579069293763" calcext:value-type="float">
            <text:p>71.957906929376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2]" office:value-type="float" office:value="4202.40957446809" calcext:value-type="float">
            <text:p>4202.40957446809</text:p>
          </table:table-cell>
          <table:table-cell/>
          <table:table-cell table:formula="of:=20 * LOG10([.$J102])" office:value-type="float" office:value="72.4699675452306" calcext:value-type="float">
            <text:p>72.469967545230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3]" office:value-type="float" office:value="4742.94255319149" calcext:value-type="float">
            <text:p>4742.94255319149</text:p>
          </table:table-cell>
          <table:table-cell/>
          <table:table-cell table:formula="of:=20 * LOG10([.$J103])" office:value-type="float" office:value="73.5209572896513" calcext:value-type="float">
            <text:p>73.520957289651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4]" office:value-type="float" office:value="4983.52659574468" calcext:value-type="float">
            <text:p>4983.52659574468</text:p>
          </table:table-cell>
          <table:table-cell/>
          <table:table-cell table:formula="of:=20 * LOG10([.$J104])" office:value-type="float" office:value="73.950735606326" calcext:value-type="float">
            <text:p>73.95073560632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5]" office:value-type="float" office:value="5514.68617021277" calcext:value-type="float">
            <text:p>5514.68617021277</text:p>
          </table:table-cell>
          <table:table-cell/>
          <table:table-cell table:formula="of:=20 * LOG10([.$J105])" office:value-type="float" office:value="74.8304160529389" calcext:value-type="float">
            <text:p>74.830416052938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6]" office:value-type="float" office:value="5755.27021276596" calcext:value-type="float">
            <text:p>5755.27021276596</text:p>
          </table:table-cell>
          <table:table-cell/>
          <table:table-cell table:formula="of:=20 * LOG10([.$J106])" office:value-type="float" office:value="75.2013143756786" calcext:value-type="float">
            <text:p>75.201314375678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1]" office:value-type="float" office:value="96.6893617021277" calcext:value-type="float">
            <text:p>96.6893617021277</text:p>
          </table:table-cell>
          <table:table-cell/>
          <table:table-cell table:formula="of:=20 * LOG10([.$J107])" office:value-type="float" office:value="39.7075738646547" calcext:value-type="float">
            <text:p>39.707573864654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2]" office:value-type="float" office:value="406.901063829787" calcext:value-type="float">
            <text:p>406.901063829787</text:p>
          </table:table-cell>
          <table:table-cell/>
          <table:table-cell table:formula="of:=20 * LOG10([.$J108])" office:value-type="float" office:value="52.1897765060754" calcext:value-type="float">
            <text:p>52.189776506075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3]" office:value-type="float" office:value="1091.78404255319" calcext:value-type="float">
            <text:p>1091.78404255319</text:p>
          </table:table-cell>
          <table:table-cell/>
          <table:table-cell table:formula="of:=20 * LOG10([.$J109])" office:value-type="float" office:value="60.7627348479107" calcext:value-type="float">
            <text:p>60.762734847910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4]" office:value-type="float" office:value="1401.99574468085" calcext:value-type="float">
            <text:p>1401.99574468085</text:p>
          </table:table-cell>
          <table:table-cell/>
          <table:table-cell table:formula="of:=20 * LOG10([.$J110])" office:value-type="float" office:value="62.9349339093542" calcext:value-type="float">
            <text:p>62.934933909354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5]" office:value-type="float" office:value="2098.96489361702" calcext:value-type="float">
            <text:p>2098.96489361702</text:p>
          </table:table-cell>
          <table:table-cell/>
          <table:table-cell table:formula="of:=20 * LOG10([.$J111])" office:value-type="float" office:value="66.440103496413" calcext:value-type="float">
            <text:p>66.44010349641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6]" office:value-type="float" office:value="2409.17659574468" calcext:value-type="float">
            <text:p>2409.17659574468</text:p>
          </table:table-cell>
          <table:table-cell/>
          <table:table-cell table:formula="of:=20 * LOG10([.$J112])" office:value-type="float" office:value="67.6373727101908" calcext:value-type="float">
            <text:p>67.637372710190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7]" office:value-type="float" office:value="3094.05957446809" calcext:value-type="float">
            <text:p>3094.05957446809</text:p>
          </table:table-cell>
          <table:table-cell/>
          <table:table-cell table:formula="of:=20 * LOG10([.$J113])" office:value-type="float" office:value="69.8105734310528" calcext:value-type="float">
            <text:p>69.810573431052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8]" office:value-type="float" office:value="3404.27127659575" calcext:value-type="float">
            <text:p>3404.27127659575</text:p>
          </table:table-cell>
          <table:table-cell/>
          <table:table-cell table:formula="of:=20 * LOG10([.$J114])" office:value-type="float" office:value="70.6404832094164" calcext:value-type="float">
            <text:p>70.640483209416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9]" office:value-type="float" office:value="4113.32659574468" calcext:value-type="float">
            <text:p>4113.32659574468</text:p>
          </table:table-cell>
          <table:table-cell/>
          <table:table-cell table:formula="of:=20 * LOG10([.$J115])" office:value-type="float" office:value="72.2838638721608" calcext:value-type="float">
            <text:p>72.283863872160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0]" office:value-type="float" office:value="4423.53829787234" calcext:value-type="float">
            <text:p>4423.53829787234</text:p>
          </table:table-cell>
          <table:table-cell/>
          <table:table-cell table:formula="of:=20 * LOG10([.$J116])" office:value-type="float" office:value="72.915395832704" calcext:value-type="float">
            <text:p>72.9153958327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1]" office:value-type="float" office:value="5108.42127659574" calcext:value-type="float">
            <text:p>5108.42127659574</text:p>
          </table:table-cell>
          <table:table-cell/>
          <table:table-cell table:formula="of:=20 * LOG10([.$J117])" office:value-type="float" office:value="74.1657341013368" calcext:value-type="float">
            <text:p>74.165734101336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2]" office:value-type="float" office:value="5418.6329787234" calcext:value-type="float">
            <text:p>5418.6329787234</text:p>
          </table:table-cell>
          <table:table-cell/>
          <table:table-cell table:formula="of:=20 * LOG10([.$J118])" office:value-type="float" office:value="74.6777947171911" calcext:value-type="float">
            <text:p>74.677794717191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3]" office:value-type="float" office:value="6115.60212765958" calcext:value-type="float">
            <text:p>6115.60212765958</text:p>
          </table:table-cell>
          <table:table-cell/>
          <table:table-cell table:formula="of:=20 * LOG10([.$J119])" office:value-type="float" office:value="75.7287844616118" calcext:value-type="float">
            <text:p>75.728784461611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4]" office:value-type="float" office:value="6425.81382978724" calcext:value-type="float">
            <text:p>6425.81382978724</text:p>
          </table:table-cell>
          <table:table-cell/>
          <table:table-cell table:formula="of:=20 * LOG10([.$J120])" office:value-type="float" office:value="76.1585627782866" calcext:value-type="float">
            <text:p>76.158562778286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5]" office:value-type="float" office:value="7110.69680851064" calcext:value-type="float">
            <text:p>7110.69680851064</text:p>
          </table:table-cell>
          <table:table-cell/>
          <table:table-cell table:formula="of:=20 * LOG10([.$J121])" office:value-type="float" office:value="77.0382432248994" calcext:value-type="float">
            <text:p>77.038243224899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6]" office:value-type="float" office:value="7420.9085106383" calcext:value-type="float">
            <text:p>7420.9085106383</text:p>
          </table:table-cell>
          <table:table-cell/>
          <table:table-cell table:formula="of:=20 * LOG10([.$J122])" office:value-type="float" office:value="77.4091415476392" calcext:value-type="float">
            <text:p>77.409141547639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1]" office:value-type="float" office:value="106.51914893617" calcext:value-type="float">
            <text:p>106.51914893617</text:p>
          </table:table-cell>
          <table:table-cell/>
          <table:table-cell table:formula="of:=20 * LOG10([.$J123])" office:value-type="float" office:value="40.548553757328" calcext:value-type="float">
            <text:p>40.54855375732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2]" office:value-type="float" office:value="448.268085106383" calcext:value-type="float">
            <text:p>448.268085106383</text:p>
          </table:table-cell>
          <table:table-cell/>
          <table:table-cell table:formula="of:=20 * LOG10([.$J124])" office:value-type="float" office:value="53.0307563987488" calcext:value-type="float">
            <text:p>53.030756398748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3]" office:value-type="float" office:value="1202.77872340426" calcext:value-type="float">
            <text:p>1202.77872340426</text:p>
          </table:table-cell>
          <table:table-cell/>
          <table:table-cell table:formula="of:=20 * LOG10([.$J125])" office:value-type="float" office:value="61.603714740584" calcext:value-type="float">
            <text:p>61.60371474058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4]" office:value-type="float" office:value="1544.52765957447" calcext:value-type="float">
            <text:p>1544.52765957447</text:p>
          </table:table-cell>
          <table:table-cell/>
          <table:table-cell table:formula="of:=20 * LOG10([.$J126])" office:value-type="float" office:value="63.7759138020275" calcext:value-type="float">
            <text:p>63.775913802027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5]" office:value-type="float" office:value="2312.35319148936" calcext:value-type="float">
            <text:p>2312.35319148936</text:p>
          </table:table-cell>
          <table:table-cell/>
          <table:table-cell table:formula="of:=20 * LOG10([.$J127])" office:value-type="float" office:value="67.2810833890864" calcext:value-type="float">
            <text:p>67.281083389086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6]" office:value-type="float" office:value="2654.10212765957" calcext:value-type="float">
            <text:p>2654.10212765957</text:p>
          </table:table-cell>
          <table:table-cell/>
          <table:table-cell table:formula="of:=20 * LOG10([.$J128])" office:value-type="float" office:value="68.4783526028641" calcext:value-type="float">
            <text:p>68.478352602864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7]" office:value-type="float" office:value="3408.61276595745" calcext:value-type="float">
            <text:p>3408.61276595745</text:p>
          </table:table-cell>
          <table:table-cell/>
          <table:table-cell table:formula="of:=20 * LOG10([.$J129])" office:value-type="float" office:value="70.6515533237261" calcext:value-type="float">
            <text:p>70.651553323726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8]" office:value-type="float" office:value="3750.36170212766" calcext:value-type="float">
            <text:p>3750.36170212766</text:p>
          </table:table-cell>
          <table:table-cell/>
          <table:table-cell table:formula="of:=20 * LOG10([.$J130])" office:value-type="float" office:value="71.4814631020897" calcext:value-type="float">
            <text:p>71.481463102089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9]" office:value-type="float" office:value="4531.50212765957" calcext:value-type="float">
            <text:p>4531.50212765957</text:p>
          </table:table-cell>
          <table:table-cell/>
          <table:table-cell table:formula="of:=20 * LOG10([.$J131])" office:value-type="float" office:value="73.1248437648341" calcext:value-type="float">
            <text:p>73.124843764834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0]" office:value-type="float" office:value="4873.25106382979" calcext:value-type="float">
            <text:p>4873.25106382979</text:p>
          </table:table-cell>
          <table:table-cell/>
          <table:table-cell table:formula="of:=20 * LOG10([.$J132])" office:value-type="float" office:value="73.7563757253774" calcext:value-type="float">
            <text:p>73.756375725377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1]" office:value-type="float" office:value="5627.76170212766" calcext:value-type="float">
            <text:p>5627.76170212766</text:p>
          </table:table-cell>
          <table:table-cell/>
          <table:table-cell table:formula="of:=20 * LOG10([.$J133])" office:value-type="float" office:value="75.0067139940102" calcext:value-type="float">
            <text:p>75.00671399401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2]" office:value-type="float" office:value="5969.51063829787" calcext:value-type="float">
            <text:p>5969.51063829787</text:p>
          </table:table-cell>
          <table:table-cell/>
          <table:table-cell table:formula="of:=20 * LOG10([.$J134])" office:value-type="float" office:value="75.5187746098644" calcext:value-type="float">
            <text:p>75.518774609864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3]" office:value-type="float" office:value="6737.33617021277" calcext:value-type="float">
            <text:p>6737.33617021277</text:p>
          </table:table-cell>
          <table:table-cell/>
          <table:table-cell table:formula="of:=20 * LOG10([.$J135])" office:value-type="float" office:value="76.5697643542851" calcext:value-type="float">
            <text:p>76.569764354285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4]" office:value-type="float" office:value="7079.08510638298" calcext:value-type="float">
            <text:p>7079.08510638298</text:p>
          </table:table-cell>
          <table:table-cell/>
          <table:table-cell table:formula="of:=20 * LOG10([.$J136])" office:value-type="float" office:value="76.9995426709599" calcext:value-type="float">
            <text:p>76.999542670959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5]" office:value-type="float" office:value="7833.59574468085" calcext:value-type="float">
            <text:p>7833.59574468085</text:p>
          </table:table-cell>
          <table:table-cell/>
          <table:table-cell table:formula="of:=20 * LOG10([.$J137])" office:value-type="float" office:value="77.8792231175727" calcext:value-type="float">
            <text:p>77.879223117572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6]" office:value-type="float" office:value="8175.34468085106" calcext:value-type="float">
            <text:p>8175.34468085106</text:p>
          </table:table-cell>
          <table:table-cell/>
          <table:table-cell table:formula="of:=20 * LOG10([.$J138])" office:value-type="float" office:value="78.2501214403125" calcext:value-type="float">
            <text:p>78.250121440312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1]" office:value-type="float" office:value="128.987234042553" calcext:value-type="float">
            <text:p>128.987234042553</text:p>
          </table:table-cell>
          <table:table-cell/>
          <table:table-cell table:formula="of:=20 * LOG10([.$J139])" office:value-type="float" office:value="42.210934599904" calcext:value-type="float">
            <text:p>42.2109345999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2]" office:value-type="float" office:value="542.821276595745" calcext:value-type="float">
            <text:p>542.821276595745</text:p>
          </table:table-cell>
          <table:table-cell/>
          <table:table-cell table:formula="of:=20 * LOG10([.$J140])" office:value-type="float" office:value="54.6931372413247" calcext:value-type="float">
            <text:p>54.693137241324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3]" office:value-type="float" office:value="1456.48085106383" calcext:value-type="float">
            <text:p>1456.48085106383</text:p>
          </table:table-cell>
          <table:table-cell/>
          <table:table-cell table:formula="of:=20 * LOG10([.$J141])" office:value-type="float" office:value="63.26609558316" calcext:value-type="float">
            <text:p>63.2660955831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4]" office:value-type="float" office:value="1870.31489361702" calcext:value-type="float">
            <text:p>1870.31489361702</text:p>
          </table:table-cell>
          <table:table-cell/>
          <table:table-cell table:formula="of:=20 * LOG10([.$J142])" office:value-type="float" office:value="65.4382946446035" calcext:value-type="float">
            <text:p>65.438294644603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5]" office:value-type="float" office:value="2800.09787234043" calcext:value-type="float">
            <text:p>2800.09787234043</text:p>
          </table:table-cell>
          <table:table-cell/>
          <table:table-cell table:formula="of:=20 * LOG10([.$J143])" office:value-type="float" office:value="68.9434642316624" calcext:value-type="float">
            <text:p>68.943464231662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6]" office:value-type="float" office:value="3213.93191489362" calcext:value-type="float">
            <text:p>3213.93191489362</text:p>
          </table:table-cell>
          <table:table-cell/>
          <table:table-cell table:formula="of:=20 * LOG10([.$J144])" office:value-type="float" office:value="70.1407334454401" calcext:value-type="float">
            <text:p>70.140733445440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7]" office:value-type="float" office:value="4127.5914893617" calcext:value-type="float">
            <text:p>4127.5914893617</text:p>
          </table:table-cell>
          <table:table-cell/>
          <table:table-cell table:formula="of:=20 * LOG10([.$J145])" office:value-type="float" office:value="72.3139341663021" calcext:value-type="float">
            <text:p>72.313934166302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8]" office:value-type="float" office:value="4541.42553191489" calcext:value-type="float">
            <text:p>4541.42553191489</text:p>
          </table:table-cell>
          <table:table-cell/>
          <table:table-cell table:formula="of:=20 * LOG10([.$J146])" office:value-type="float" office:value="73.1438439446657" calcext:value-type="float">
            <text:p>73.143843944665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9]" office:value-type="float" office:value="5487.33191489362" calcext:value-type="float">
            <text:p>5487.33191489362</text:p>
          </table:table-cell>
          <table:table-cell/>
          <table:table-cell table:formula="of:=20 * LOG10([.$J147])" office:value-type="float" office:value="74.7872246074101" calcext:value-type="float">
            <text:p>74.787224607410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0]" office:value-type="float" office:value="5901.16595744681" calcext:value-type="float">
            <text:p>5901.16595744681</text:p>
          </table:table-cell>
          <table:table-cell/>
          <table:table-cell table:formula="of:=20 * LOG10([.$J148])" office:value-type="float" office:value="75.4187565679534" calcext:value-type="float">
            <text:p>75.418756567953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1]" office:value-type="float" office:value="6814.82553191489" calcext:value-type="float">
            <text:p>6814.82553191489</text:p>
          </table:table-cell>
          <table:table-cell/>
          <table:table-cell table:formula="of:=20 * LOG10([.$J149])" office:value-type="float" office:value="76.6690948365862" calcext:value-type="float">
            <text:p>76.669094836586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2]" office:value-type="float" office:value="7228.65957446808" calcext:value-type="float">
            <text:p>7228.65957446808</text:p>
          </table:table-cell>
          <table:table-cell/>
          <table:table-cell table:formula="of:=20 * LOG10([.$J150])" office:value-type="float" office:value="77.1811554524404" calcext:value-type="float">
            <text:p>77.18115545244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3]" office:value-type="float" office:value="8158.44255319149" calcext:value-type="float">
            <text:p>8158.44255319149</text:p>
          </table:table-cell>
          <table:table-cell/>
          <table:table-cell table:formula="of:=20 * LOG10([.$J151])" office:value-type="float" office:value="78.2321451968611" calcext:value-type="float">
            <text:p>78.232145196861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4]" office:value-type="float" office:value="8572.27659574468" calcext:value-type="float">
            <text:p>8572.27659574468</text:p>
          </table:table-cell>
          <table:table-cell/>
          <table:table-cell table:formula="of:=20 * LOG10([.$J152])" office:value-type="float" office:value="78.6619235135359" calcext:value-type="float">
            <text:p>78.661923513535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5]" office:value-type="float" office:value="9485.93617021277" calcext:value-type="float">
            <text:p>9485.93617021277</text:p>
          </table:table-cell>
          <table:table-cell/>
          <table:table-cell table:formula="of:=20 * LOG10([.$J153])" office:value-type="float" office:value="79.5416039601487" calcext:value-type="float">
            <text:p>79.541603960148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6]" office:value-type="float" office:value="9899.77021276596" calcext:value-type="float">
            <text:p>9899.77021276596</text:p>
          </table:table-cell>
          <table:table-cell/>
          <table:table-cell table:formula="of:=20 * LOG10([.$J154])" office:value-type="float" office:value="79.9125022828885" calcext:value-type="float">
            <text:p>79.912502282888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1]" office:value-type="float" office:value="138.817021276596" calcext:value-type="float">
            <text:p>138.817021276596</text:p>
          </table:table-cell>
          <table:table-cell/>
          <table:table-cell table:formula="of:=20 * LOG10([.$J155])" office:value-type="float" office:value="42.8488544222724" calcext:value-type="float">
            <text:p>42.848854422272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2]" office:value-type="float" office:value="584.18829787234" calcext:value-type="float">
            <text:p>584.18829787234</text:p>
          </table:table-cell>
          <table:table-cell/>
          <table:table-cell table:formula="of:=20 * LOG10([.$J156])" office:value-type="float" office:value="55.3310570636931" calcext:value-type="float">
            <text:p>55.331057063693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3]" office:value-type="float" office:value="1567.47553191489" calcext:value-type="float">
            <text:p>1567.47553191489</text:p>
          </table:table-cell>
          <table:table-cell/>
          <table:table-cell table:formula="of:=20 * LOG10([.$J157])" office:value-type="float" office:value="63.9040154055284" calcext:value-type="float">
            <text:p>63.904015405528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4]" office:value-type="float" office:value="2012.84680851064" calcext:value-type="float">
            <text:p>2012.84680851064</text:p>
          </table:table-cell>
          <table:table-cell/>
          <table:table-cell table:formula="of:=20 * LOG10([.$J158])" office:value-type="float" office:value="66.0762144669719" calcext:value-type="float">
            <text:p>66.076214466971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5]" office:value-type="float" office:value="3013.48617021277" calcext:value-type="float">
            <text:p>3013.48617021277</text:p>
          </table:table-cell>
          <table:table-cell/>
          <table:table-cell table:formula="of:=20 * LOG10([.$J159])" office:value-type="float" office:value="69.5813840540307" calcext:value-type="float">
            <text:p>69.581384054030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6]" office:value-type="float" office:value="3458.85744680851" calcext:value-type="float">
            <text:p>3458.85744680851</text:p>
          </table:table-cell>
          <table:table-cell/>
          <table:table-cell table:formula="of:=20 * LOG10([.$J160])" office:value-type="float" office:value="70.7786532678085" calcext:value-type="float">
            <text:p>70.778653267808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7]" office:value-type="float" office:value="4442.14468085106" calcext:value-type="float">
            <text:p>4442.14468085106</text:p>
          </table:table-cell>
          <table:table-cell/>
          <table:table-cell table:formula="of:=20 * LOG10([.$J161])" office:value-type="float" office:value="72.9518539886705" calcext:value-type="float">
            <text:p>72.951853988670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8]" office:value-type="float" office:value="4887.51595744681" calcext:value-type="float">
            <text:p>4887.51595744681</text:p>
          </table:table-cell>
          <table:table-cell/>
          <table:table-cell table:formula="of:=20 * LOG10([.$J162])" office:value-type="float" office:value="73.7817637670341" calcext:value-type="float">
            <text:p>73.781763767034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9]" office:value-type="float" office:value="5905.50744680851" calcext:value-type="float">
            <text:p>5905.50744680851</text:p>
          </table:table-cell>
          <table:table-cell/>
          <table:table-cell table:formula="of:=20 * LOG10([.$J163])" office:value-type="float" office:value="75.4251444297784" calcext:value-type="float">
            <text:p>75.425144429778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0]" office:value-type="float" office:value="6350.87872340426" calcext:value-type="float">
            <text:p>6350.87872340426</text:p>
          </table:table-cell>
          <table:table-cell/>
          <table:table-cell table:formula="of:=20 * LOG10([.$J164])" office:value-type="float" office:value="76.0566763903217" calcext:value-type="float">
            <text:p>76.056676390321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1]" office:value-type="float" office:value="7334.16595744681" calcext:value-type="float">
            <text:p>7334.16595744681</text:p>
          </table:table-cell>
          <table:table-cell/>
          <table:table-cell table:formula="of:=20 * LOG10([.$J165])" office:value-type="float" office:value="77.3070146589545" calcext:value-type="float">
            <text:p>77.307014658954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2]" office:value-type="float" office:value="7779.53723404255" calcext:value-type="float">
            <text:p>7779.53723404255</text:p>
          </table:table-cell>
          <table:table-cell/>
          <table:table-cell table:formula="of:=20 * LOG10([.$J166])" office:value-type="float" office:value="77.8190752748088" calcext:value-type="float">
            <text:p>77.819075274808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3]" office:value-type="float" office:value="8780.17659574468" calcext:value-type="float">
            <text:p>8780.17659574468</text:p>
          </table:table-cell>
          <table:table-cell/>
          <table:table-cell table:formula="of:=20 * LOG10([.$J167])" office:value-type="float" office:value="78.8700650192295" calcext:value-type="float">
            <text:p>78.870065019229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4]" office:value-type="float" office:value="9225.54787234043" calcext:value-type="float">
            <text:p>9225.54787234043</text:p>
          </table:table-cell>
          <table:table-cell/>
          <table:table-cell table:formula="of:=20 * LOG10([.$J168])" office:value-type="float" office:value="79.2998433359042" calcext:value-type="float">
            <text:p>79.299843335904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5]" office:value-type="float" office:value="10208.835106383" calcext:value-type="float">
            <text:p>10208.835106383</text:p>
          </table:table-cell>
          <table:table-cell/>
          <table:table-cell table:formula="of:=20 * LOG10([.$J169])" office:value-type="float" office:value="80.1795237825171" calcext:value-type="float">
            <text:p>80.179523782517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6]" office:value-type="float" office:value="10654.2063829787" calcext:value-type="float">
            <text:p>10654.2063829787</text:p>
          </table:table-cell>
          <table:table-cell/>
          <table:table-cell table:formula="of:=20 * LOG10([.$J170])" office:value-type="float" office:value="80.5504221052568" calcext:value-type="float">
            <text:p>80.550422105256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1]" office:value-type="float" office:value="160.51914893617" calcext:value-type="float">
            <text:p>160.51914893617</text:p>
          </table:table-cell>
          <table:table-cell/>
          <table:table-cell table:formula="of:=20 * LOG10([.$J171])" office:value-type="float" office:value="44.1105369692419" calcext:value-type="float">
            <text:p>44.110536969241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2]" office:value-type="float" office:value="675.518085106383" calcext:value-type="float">
            <text:p>675.518085106383</text:p>
          </table:table-cell>
          <table:table-cell/>
          <table:table-cell table:formula="of:=20 * LOG10([.$J172])" office:value-type="float" office:value="56.5927396106626" calcext:value-type="float">
            <text:p>56.592739610662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3]" office:value-type="float" office:value="1812.52872340426" calcext:value-type="float">
            <text:p>1812.52872340426</text:p>
          </table:table-cell>
          <table:table-cell/>
          <table:table-cell table:formula="of:=20 * LOG10([.$J173])" office:value-type="float" office:value="65.1656979524979" calcext:value-type="float">
            <text:p>65.16569795249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4]" office:value-type="float" office:value="2327.52765957447" calcext:value-type="float">
            <text:p>2327.52765957447</text:p>
          </table:table-cell>
          <table:table-cell/>
          <table:table-cell table:formula="of:=20 * LOG10([.$J174])" office:value-type="float" office:value="67.3378970139414" calcext:value-type="float">
            <text:p>67.33789701394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5]" office:value-type="float" office:value="3484.60319148936" calcext:value-type="float">
            <text:p>3484.60319148936</text:p>
          </table:table-cell>
          <table:table-cell/>
          <table:table-cell table:formula="of:=20 * LOG10([.$J175])" office:value-type="float" office:value="70.8430666010003" calcext:value-type="float">
            <text:p>70.843066601000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6]" office:value-type="float" office:value="3999.60212765957" calcext:value-type="float">
            <text:p>3999.60212765957</text:p>
          </table:table-cell>
          <table:table-cell/>
          <table:table-cell table:formula="of:=20 * LOG10([.$J176])" office:value-type="float" office:value="72.040335814778" calcext:value-type="float">
            <text:p>72.04033581477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7]" office:value-type="float" office:value="5136.61276595745" calcext:value-type="float">
            <text:p>5136.61276595745</text:p>
          </table:table-cell>
          <table:table-cell/>
          <table:table-cell table:formula="of:=20 * LOG10([.$J177])" office:value-type="float" office:value="74.21353653564" calcext:value-type="float">
            <text:p>74.2135365356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8]" office:value-type="float" office:value="5651.61170212766" calcext:value-type="float">
            <text:p>5651.61170212766</text:p>
          </table:table-cell>
          <table:table-cell/>
          <table:table-cell table:formula="of:=20 * LOG10([.$J178])" office:value-type="float" office:value="75.0434463140036" calcext:value-type="float">
            <text:p>75.043446314003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9]" office:value-type="float" office:value="6828.75212765957" calcext:value-type="float">
            <text:p>6828.75212765957</text:p>
          </table:table-cell>
          <table:table-cell/>
          <table:table-cell table:formula="of:=20 * LOG10([.$J179])" office:value-type="float" office:value="76.686826976748" calcext:value-type="float">
            <text:p>76.68682697674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0]" office:value-type="float" office:value="7343.75106382979" calcext:value-type="float">
            <text:p>7343.75106382979</text:p>
          </table:table-cell>
          <table:table-cell/>
          <table:table-cell table:formula="of:=20 * LOG10([.$J180])" office:value-type="float" office:value="77.3183589372912" calcext:value-type="float">
            <text:p>77.318358937291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1]" office:value-type="float" office:value="8480.76170212766" calcext:value-type="float">
            <text:p>8480.76170212766</text:p>
          </table:table-cell>
          <table:table-cell/>
          <table:table-cell table:formula="of:=20 * LOG10([.$J181])" office:value-type="float" office:value="78.5686972059241" calcext:value-type="float">
            <text:p>78.568697205924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2]" office:value-type="float" office:value="8995.76063829787" calcext:value-type="float">
            <text:p>8995.76063829787</text:p>
          </table:table-cell>
          <table:table-cell/>
          <table:table-cell table:formula="of:=20 * LOG10([.$J182])" office:value-type="float" office:value="79.0807578217783" calcext:value-type="float">
            <text:p>79.080757821778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3]" office:value-type="float" office:value="10152.8361702128" calcext:value-type="float">
            <text:p>10152.8361702128</text:p>
          </table:table-cell>
          <table:table-cell/>
          <table:table-cell table:formula="of:=20 * LOG10([.$J183])" office:value-type="float" office:value="80.131747566199" calcext:value-type="float">
            <text:p>80.13174756619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4]" office:value-type="float" office:value="10667.835106383" calcext:value-type="float">
            <text:p>10667.835106383</text:p>
          </table:table-cell>
          <table:table-cell/>
          <table:table-cell table:formula="of:=20 * LOG10([.$J184])" office:value-type="float" office:value="80.5615258828738" calcext:value-type="float">
            <text:p>80.561525882873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5]" office:value-type="float" office:value="11804.8457446809" calcext:value-type="float">
            <text:p>11804.8457446809</text:p>
          </table:table-cell>
          <table:table-cell/>
          <table:table-cell table:formula="of:=20 * LOG10([.$J185])" office:value-type="float" office:value="81.4412063294866" calcext:value-type="float">
            <text:p>81.441206329486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6]" office:value-type="float" office:value="12319.8446808511" calcext:value-type="float">
            <text:p>12319.8446808511</text:p>
          </table:table-cell>
          <table:table-cell/>
          <table:table-cell table:formula="of:=20 * LOG10([.$J186])" office:value-type="float" office:value="81.8121046522264" calcext:value-type="float">
            <text:p>81.812104652226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1]" office:value-type="float" office:value="170.348936170213" calcext:value-type="float">
            <text:p>170.348936170213</text:p>
          </table:table-cell>
          <table:table-cell/>
          <table:table-cell table:formula="of:=20 * LOG10([.$J187])" office:value-type="float" office:value="44.6267885148318" calcext:value-type="float">
            <text:p>44.626788514831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2]" office:value-type="float" office:value="716.885106382979" calcext:value-type="float">
            <text:p>716.885106382979</text:p>
          </table:table-cell>
          <table:table-cell/>
          <table:table-cell table:formula="of:=20 * LOG10([.$J188])" office:value-type="float" office:value="57.1089911562525" calcext:value-type="float">
            <text:p>57.108991156252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3]" office:value-type="float" office:value="1923.52340425532" calcext:value-type="float">
            <text:p>1923.52340425532</text:p>
          </table:table-cell>
          <table:table-cell/>
          <table:table-cell table:formula="of:=20 * LOG10([.$J189])" office:value-type="float" office:value="65.6819494980878" calcext:value-type="float">
            <text:p>65.681949498087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4]" office:value-type="float" office:value="2470.05957446809" calcext:value-type="float">
            <text:p>2470.05957446809</text:p>
          </table:table-cell>
          <table:table-cell/>
          <table:table-cell table:formula="of:=20 * LOG10([.$J190])" office:value-type="float" office:value="67.8541485595313" calcext:value-type="float">
            <text:p>67.854148559531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5]" office:value-type="float" office:value="3697.9914893617" calcext:value-type="float">
            <text:p>3697.9914893617</text:p>
          </table:table-cell>
          <table:table-cell/>
          <table:table-cell table:formula="of:=20 * LOG10([.$J191])" office:value-type="float" office:value="71.3593181465902" calcext:value-type="float">
            <text:p>71.35931814659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6]" office:value-type="float" office:value="4244.52765957447" calcext:value-type="float">
            <text:p>4244.52765957447</text:p>
          </table:table-cell>
          <table:table-cell/>
          <table:table-cell table:formula="of:=20 * LOG10([.$J192])" office:value-type="float" office:value="72.5565873603679" calcext:value-type="float">
            <text:p>72.55658736036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7]" office:value-type="float" office:value="5451.16595744681" calcext:value-type="float">
            <text:p>5451.16595744681</text:p>
          </table:table-cell>
          <table:table-cell/>
          <table:table-cell table:formula="of:=20 * LOG10([.$J193])" office:value-type="float" office:value="74.7297880812299" calcext:value-type="float">
            <text:p>74.729788081229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8]" office:value-type="float" office:value="5997.70212765957" calcext:value-type="float">
            <text:p>5997.70212765957</text:p>
          </table:table-cell>
          <table:table-cell/>
          <table:table-cell table:formula="of:=20 * LOG10([.$J194])" office:value-type="float" office:value="75.5596978595935" calcext:value-type="float">
            <text:p>75.559697859593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9]" office:value-type="float" office:value="7246.92765957447" calcext:value-type="float">
            <text:p>7246.92765957447</text:p>
          </table:table-cell>
          <table:table-cell/>
          <table:table-cell table:formula="of:=20 * LOG10([.$J195])" office:value-type="float" office:value="77.2030785223379" calcext:value-type="float">
            <text:p>77.20307852233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0]" office:value-type="float" office:value="7793.46382978723" calcext:value-type="float">
            <text:p>7793.46382978723</text:p>
          </table:table-cell>
          <table:table-cell/>
          <table:table-cell table:formula="of:=20 * LOG10([.$J196])" office:value-type="float" office:value="77.8346104828812" calcext:value-type="float">
            <text:p>77.834610482881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1]" office:value-type="float" office:value="9000.10212765958" calcext:value-type="float">
            <text:p>9000.10212765958</text:p>
          </table:table-cell>
          <table:table-cell/>
          <table:table-cell table:formula="of:=20 * LOG10([.$J197])" office:value-type="float" office:value="79.084948751514" calcext:value-type="float">
            <text:p>79.0849487515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2]" office:value-type="float" office:value="9546.63829787234" calcext:value-type="float">
            <text:p>9546.63829787234</text:p>
          </table:table-cell>
          <table:table-cell/>
          <table:table-cell table:formula="of:=20 * LOG10([.$J198])" office:value-type="float" office:value="79.5970093673682" calcext:value-type="float">
            <text:p>79.597009367368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3]" office:value-type="float" office:value="10774.570212766" calcext:value-type="float">
            <text:p>10774.570212766</text:p>
          </table:table-cell>
          <table:table-cell/>
          <table:table-cell table:formula="of:=20 * LOG10([.$J199])" office:value-type="float" office:value="80.6479991117889" calcext:value-type="float">
            <text:p>80.647999111788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4]" office:value-type="float" office:value="11321.1063829787" calcext:value-type="float">
            <text:p>11321.1063829787</text:p>
          </table:table-cell>
          <table:table-cell/>
          <table:table-cell table:formula="of:=20 * LOG10([.$J200])" office:value-type="float" office:value="81.0777774284637" calcext:value-type="float">
            <text:p>81.077777428463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5]" office:value-type="float" office:value="12527.7446808511" calcext:value-type="float">
            <text:p>12527.7446808511</text:p>
          </table:table-cell>
          <table:table-cell/>
          <table:table-cell table:formula="of:=20 * LOG10([.$J201])" office:value-type="float" office:value="81.9574578750765" calcext:value-type="float">
            <text:p>81.957457875076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6]" office:value-type="float" office:value="13074.2808510638" calcext:value-type="float">
            <text:p>13074.2808510638</text:p>
          </table:table-cell>
          <table:table-cell/>
          <table:table-cell table:formula="of:=20 * LOG10([.$J202])" office:value-type="float" office:value="82.3283561978163" calcext:value-type="float">
            <text:p>82.328356197816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1]" office:value-type="float" office:value="192.434042553192" calcext:value-type="float">
            <text:p>192.434042553192</text:p>
          </table:table-cell>
          <table:table-cell/>
          <table:table-cell table:formula="of:=20 * LOG10([.$J203])" office:value-type="float" office:value="45.6856380676739" calcext:value-type="float">
            <text:p>45.685638067673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2]" office:value-type="float" office:value="809.826595744681" calcext:value-type="float">
            <text:p>809.826595744681</text:p>
          </table:table-cell>
          <table:table-cell/>
          <table:table-cell table:formula="of:=20 * LOG10([.$J204])" office:value-type="float" office:value="58.1678407090947" calcext:value-type="float">
            <text:p>58.167840709094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3]" office:value-type="float" office:value="2172.90106382979" calcext:value-type="float">
            <text:p>2172.90106382979</text:p>
          </table:table-cell>
          <table:table-cell/>
          <table:table-cell table:formula="of:=20 * LOG10([.$J205])" office:value-type="float" office:value="66.7407990509299" calcext:value-type="float">
            <text:p>66.740799050929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4]" office:value-type="float" office:value="2790.29361702128" calcext:value-type="float">
            <text:p>2790.29361702128</text:p>
          </table:table-cell>
          <table:table-cell/>
          <table:table-cell table:formula="of:=20 * LOG10([.$J206])" office:value-type="float" office:value="68.9129981123734" calcext:value-type="float">
            <text:p>68.912998112373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5]" office:value-type="float" office:value="4177.42234042553" calcext:value-type="float">
            <text:p>4177.42234042553</text:p>
          </table:table-cell>
          <table:table-cell/>
          <table:table-cell table:formula="of:=20 * LOG10([.$J207])" office:value-type="float" office:value="72.4181676994323" calcext:value-type="float">
            <text:p>72.418167699432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6]" office:value-type="float" office:value="4794.81489361702" calcext:value-type="float">
            <text:p>4794.81489361702</text:p>
          </table:table-cell>
          <table:table-cell/>
          <table:table-cell table:formula="of:=20 * LOG10([.$J208])" office:value-type="float" office:value="73.6154369132101" calcext:value-type="float">
            <text:p>73.615436913210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7]" office:value-type="float" office:value="6157.88936170213" calcext:value-type="float">
            <text:p>6157.88936170213</text:p>
          </table:table-cell>
          <table:table-cell/>
          <table:table-cell table:formula="of:=20 * LOG10([.$J209])" office:value-type="float" office:value="75.7886376340721" calcext:value-type="float">
            <text:p>75.788637634072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8]" office:value-type="float" office:value="6775.28191489362" calcext:value-type="float">
            <text:p>6775.28191489362</text:p>
          </table:table-cell>
          <table:table-cell/>
          <table:table-cell table:formula="of:=20 * LOG10([.$J210])" office:value-type="float" office:value="76.6185474124357" calcext:value-type="float">
            <text:p>76.618547412435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9]" office:value-type="float" office:value="8186.46489361702" calcext:value-type="float">
            <text:p>8186.46489361702</text:p>
          </table:table-cell>
          <table:table-cell/>
          <table:table-cell table:formula="of:=20 * LOG10([.$J211])" office:value-type="float" office:value="78.26192807518" calcext:value-type="float">
            <text:p>78.2619280751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0]" office:value-type="float" office:value="8803.85744680851" calcext:value-type="float">
            <text:p>8803.85744680851</text:p>
          </table:table-cell>
          <table:table-cell/>
          <table:table-cell table:formula="of:=20 * LOG10([.$J212])" office:value-type="float" office:value="78.8934600357233" calcext:value-type="float">
            <text:p>78.893460035723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1]" office:value-type="float" office:value="10166.9319148936" calcext:value-type="float">
            <text:p>10166.9319148936</text:p>
          </table:table-cell>
          <table:table-cell/>
          <table:table-cell table:formula="of:=20 * LOG10([.$J213])" office:value-type="float" office:value="80.1437983043561" calcext:value-type="float">
            <text:p>80.143798304356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2]" office:value-type="float" office:value="10784.3244680851" calcext:value-type="float">
            <text:p>10784.3244680851</text:p>
          </table:table-cell>
          <table:table-cell/>
          <table:table-cell table:formula="of:=20 * LOG10([.$J214])" office:value-type="float" office:value="80.6558589202104" calcext:value-type="float">
            <text:p>80.65585892021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3]" office:value-type="float" office:value="12171.4531914894" calcext:value-type="float">
            <text:p>12171.4531914894</text:p>
          </table:table-cell>
          <table:table-cell/>
          <table:table-cell table:formula="of:=20 * LOG10([.$J215])" office:value-type="float" office:value="81.7068486646311" calcext:value-type="float">
            <text:p>81.706848664631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4]" office:value-type="float" office:value="12788.8457446809" calcext:value-type="float">
            <text:p>12788.8457446809</text:p>
          </table:table-cell>
          <table:table-cell/>
          <table:table-cell table:formula="of:=20 * LOG10([.$J216])" office:value-type="float" office:value="82.1366269813058" calcext:value-type="float">
            <text:p>82.136626981305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5]" office:value-type="float" office:value="14151.920212766" calcext:value-type="float">
            <text:p>14151.920212766</text:p>
          </table:table-cell>
          <table:table-cell/>
          <table:table-cell table:formula="of:=20 * LOG10([.$J217])" office:value-type="float" office:value="83.0163074279187" calcext:value-type="float">
            <text:p>83.016307427918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6]" office:value-type="float" office:value="14769.3127659574" calcext:value-type="float">
            <text:p>14769.3127659574</text:p>
          </table:table-cell>
          <table:table-cell/>
          <table:table-cell table:formula="of:=20 * LOG10([.$J218])" office:value-type="float" office:value="83.3872057506584" calcext:value-type="float">
            <text:p>83.387205750658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1]" office:value-type="float" office:value="202.263829787234" calcext:value-type="float">
            <text:p>202.263829787234</text:p>
          </table:table-cell>
          <table:table-cell/>
          <table:table-cell table:formula="of:=20 * LOG10([.$J219])" office:value-type="float" office:value="46.1183645236036" calcext:value-type="float">
            <text:p>46.118364523603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2]" office:value-type="float" office:value="851.193617021277" calcext:value-type="float">
            <text:p>851.193617021277</text:p>
          </table:table-cell>
          <table:table-cell/>
          <table:table-cell table:formula="of:=20 * LOG10([.$J220])" office:value-type="float" office:value="58.6005671650244" calcext:value-type="float">
            <text:p>58.600567165024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3]" office:value-type="float" office:value="2283.89574468085" calcext:value-type="float">
            <text:p>2283.89574468085</text:p>
          </table:table-cell>
          <table:table-cell/>
          <table:table-cell table:formula="of:=20 * LOG10([.$J221])" office:value-type="float" office:value="67.1735255068596" calcext:value-type="float">
            <text:p>67.173525506859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4]" office:value-type="float" office:value="2932.82553191489" calcext:value-type="float">
            <text:p>2932.82553191489</text:p>
          </table:table-cell>
          <table:table-cell/>
          <table:table-cell table:formula="of:=20 * LOG10([.$J222])" office:value-type="float" office:value="69.3457245683031" calcext:value-type="float">
            <text:p>69.345724568303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5]" office:value-type="float" office:value="4390.81063829787" calcext:value-type="float">
            <text:p>4390.81063829787</text:p>
          </table:table-cell>
          <table:table-cell/>
          <table:table-cell table:formula="of:=20 * LOG10([.$J223])" office:value-type="float" office:value="72.850894155362" calcext:value-type="float">
            <text:p>72.85089415536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6]" office:value-type="float" office:value="5039.74042553191" calcext:value-type="float">
            <text:p>5039.74042553191</text:p>
          </table:table-cell>
          <table:table-cell/>
          <table:table-cell table:formula="of:=20 * LOG10([.$J224])" office:value-type="float" office:value="74.0481633691397" calcext:value-type="float">
            <text:p>74.048163369139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7]" office:value-type="float" office:value="6472.44255319149" calcext:value-type="float">
            <text:p>6472.44255319149</text:p>
          </table:table-cell>
          <table:table-cell/>
          <table:table-cell table:formula="of:=20 * LOG10([.$J225])" office:value-type="float" office:value="76.2213640900017" calcext:value-type="float">
            <text:p>76.221364090001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8]" office:value-type="float" office:value="7121.37234042553" calcext:value-type="float">
            <text:p>7121.37234042553</text:p>
          </table:table-cell>
          <table:table-cell/>
          <table:table-cell table:formula="of:=20 * LOG10([.$J226])" office:value-type="float" office:value="77.0512738683654" calcext:value-type="float">
            <text:p>77.051273868365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9]" office:value-type="float" office:value="8604.64042553191" calcext:value-type="float">
            <text:p>8604.64042553191</text:p>
          </table:table-cell>
          <table:table-cell/>
          <table:table-cell table:formula="of:=20 * LOG10([.$J227])" office:value-type="float" office:value="78.6946545311097" calcext:value-type="float">
            <text:p>78.694654531109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0]" office:value-type="float" office:value="9253.57021276596" calcext:value-type="float">
            <text:p>9253.57021276596</text:p>
          </table:table-cell>
          <table:table-cell/>
          <table:table-cell table:formula="of:=20 * LOG10([.$J228])" office:value-type="float" office:value="79.326186491653" calcext:value-type="float">
            <text:p>79.32618649165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1]" office:value-type="float" office:value="10686.2723404255" calcext:value-type="float">
            <text:p>10686.2723404255</text:p>
          </table:table-cell>
          <table:table-cell/>
          <table:table-cell table:formula="of:=20 * LOG10([.$J229])" office:value-type="float" office:value="80.5765247602858" calcext:value-type="float">
            <text:p>80.576524760285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2]" office:value-type="float" office:value="11335.2021276596" calcext:value-type="float">
            <text:p>11335.2021276596</text:p>
          </table:table-cell>
          <table:table-cell/>
          <table:table-cell table:formula="of:=20 * LOG10([.$J230])" office:value-type="float" office:value="81.0885853761401" calcext:value-type="float">
            <text:p>81.088585376140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3]" office:value-type="float" office:value="12793.1872340426" calcext:value-type="float">
            <text:p>12793.1872340426</text:p>
          </table:table-cell>
          <table:table-cell/>
          <table:table-cell table:formula="of:=20 * LOG10([.$J231])" office:value-type="float" office:value="82.1395751205608" calcext:value-type="float">
            <text:p>82.139575120560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4]" office:value-type="float" office:value="13442.1170212766" calcext:value-type="float">
            <text:p>13442.1170212766</text:p>
          </table:table-cell>
          <table:table-cell/>
          <table:table-cell table:formula="of:=20 * LOG10([.$J232])" office:value-type="float" office:value="82.5693534372355" calcext:value-type="float">
            <text:p>82.569353437235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5]" office:value-type="float" office:value="14874.8191489362" calcext:value-type="float">
            <text:p>14874.8191489362</text:p>
          </table:table-cell>
          <table:table-cell/>
          <table:table-cell table:formula="of:=20 * LOG10([.$J233])" office:value-type="float" office:value="83.4490338838483" calcext:value-type="float">
            <text:p>83.449033883848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6]" office:value-type="float" office:value="15523.7489361702" calcext:value-type="float">
            <text:p>15523.7489361702</text:p>
          </table:table-cell>
          <table:table-cell/>
          <table:table-cell table:formula="of:=20 * LOG10([.$J234])" office:value-type="float" office:value="83.8199322065881" calcext:value-type="float">
            <text:p>83.819932206588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1]" office:value-type="float" office:value="223.965957446809" calcext:value-type="float">
            <text:p>223.965957446809</text:p>
          </table:table-cell>
          <table:table-cell/>
          <table:table-cell table:formula="of:=20 * LOG10([.$J235])" office:value-type="float" office:value="47.0036402223479" calcext:value-type="float">
            <text:p>47.00364022234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2]" office:value-type="float" office:value="942.523404255319" calcext:value-type="float">
            <text:p>942.523404255319</text:p>
          </table:table-cell>
          <table:table-cell/>
          <table:table-cell table:formula="of:=20 * LOG10([.$J236])" office:value-type="float" office:value="59.4858428637686" calcext:value-type="float">
            <text:p>59.485842863768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3]" office:value-type="float" office:value="2528.94893617021" calcext:value-type="float">
            <text:p>2528.94893617021</text:p>
          </table:table-cell>
          <table:table-cell/>
          <table:table-cell table:formula="of:=20 * LOG10([.$J237])" office:value-type="float" office:value="68.0588012056039" calcext:value-type="float">
            <text:p>68.058801205603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4]" office:value-type="float" office:value="3247.50638297872" calcext:value-type="float">
            <text:p>3247.50638297872</text:p>
          </table:table-cell>
          <table:table-cell/>
          <table:table-cell table:formula="of:=20 * LOG10([.$J238])" office:value-type="float" office:value="70.2310002670474" calcext:value-type="float">
            <text:p>70.231000267047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5]" office:value-type="float" office:value="4861.92765957447" calcext:value-type="float">
            <text:p>4861.92765957447</text:p>
          </table:table-cell>
          <table:table-cell/>
          <table:table-cell table:formula="of:=20 * LOG10([.$J239])" office:value-type="float" office:value="73.7361698541062" calcext:value-type="float">
            <text:p>73.736169854106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6]" office:value-type="float" office:value="5580.48510638298" calcext:value-type="float">
            <text:p>5580.48510638298</text:p>
          </table:table-cell>
          <table:table-cell/>
          <table:table-cell table:formula="of:=20 * LOG10([.$J240])" office:value-type="float" office:value="74.933439067884" calcext:value-type="float">
            <text:p>74.93343906788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7]" office:value-type="float" office:value="7166.91063829787" calcext:value-type="float">
            <text:p>7166.91063829787</text:p>
          </table:table-cell>
          <table:table-cell/>
          <table:table-cell table:formula="of:=20 * LOG10([.$J241])" office:value-type="float" office:value="77.106639788746" calcext:value-type="float">
            <text:p>77.10663978874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8]" office:value-type="float" office:value="7885.46808510638" calcext:value-type="float">
            <text:p>7885.46808510638</text:p>
          </table:table-cell>
          <table:table-cell/>
          <table:table-cell table:formula="of:=20 * LOG10([.$J242])" office:value-type="float" office:value="77.9365495671096" calcext:value-type="float">
            <text:p>77.936549567109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9]" office:value-type="float" office:value="9527.88510638298" calcext:value-type="float">
            <text:p>9527.88510638298</text:p>
          </table:table-cell>
          <table:table-cell/>
          <table:table-cell table:formula="of:=20 * LOG10([.$J243])" office:value-type="float" office:value="79.5799302298539" calcext:value-type="float">
            <text:p>79.579930229853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0]" office:value-type="float" office:value="10246.4425531915" calcext:value-type="float">
            <text:p>10246.4425531915</text:p>
          </table:table-cell>
          <table:table-cell/>
          <table:table-cell table:formula="of:=20 * LOG10([.$J244])" office:value-type="float" office:value="80.2114621903972" calcext:value-type="float">
            <text:p>80.211462190397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1]" office:value-type="float" office:value="11832.8680851064" calcext:value-type="float">
            <text:p>11832.8680851064</text:p>
          </table:table-cell>
          <table:table-cell/>
          <table:table-cell table:formula="of:=20 * LOG10([.$J245])" office:value-type="float" office:value="81.46180045903" calcext:value-type="float">
            <text:p>81.4618004590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2]" office:value-type="float" office:value="12551.4255319149" calcext:value-type="float">
            <text:p>12551.4255319149</text:p>
          </table:table-cell>
          <table:table-cell/>
          <table:table-cell table:formula="of:=20 * LOG10([.$J246])" office:value-type="float" office:value="81.9738610748843" calcext:value-type="float">
            <text:p>81.973861074884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3]" office:value-type="float" office:value="14165.8468085106" calcext:value-type="float">
            <text:p>14165.8468085106</text:p>
          </table:table-cell>
          <table:table-cell/>
          <table:table-cell table:formula="of:=20 * LOG10([.$J247])" office:value-type="float" office:value="83.024850819305" calcext:value-type="float">
            <text:p>83.02485081930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4]" office:value-type="float" office:value="14884.4042553191" calcext:value-type="float">
            <text:p>14884.4042553191</text:p>
          </table:table-cell>
          <table:table-cell/>
          <table:table-cell table:formula="of:=20 * LOG10([.$J248])" office:value-type="float" office:value="83.4546291359797" calcext:value-type="float">
            <text:p>83.454629135979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5]" office:value-type="float" office:value="16470.829787234" calcext:value-type="float">
            <text:p>16470.829787234</text:p>
          </table:table-cell>
          <table:table-cell/>
          <table:table-cell table:formula="of:=20 * LOG10([.$J249])" office:value-type="float" office:value="84.3343095825926" calcext:value-type="float">
            <text:p>84.334309582592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6]" office:value-type="float" office:value="17189.3872340426" calcext:value-type="float">
            <text:p>17189.3872340426</text:p>
          </table:table-cell>
          <table:table-cell/>
          <table:table-cell table:formula="of:=20 * LOG10([.$J250])" office:value-type="float" office:value="84.7052079053323" calcext:value-type="float">
            <text:p>84.705207905332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1]" office:value-type="float" office:value="233.795744680851" calcext:value-type="float">
            <text:p>233.795744680851</text:p>
          </table:table-cell>
          <table:table-cell/>
          <table:table-cell table:formula="of:=20 * LOG10([.$J251])" office:value-type="float" office:value="47.3767320459738" calcext:value-type="float">
            <text:p>47.376732045973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2]" office:value-type="float" office:value="983.890425531915" calcext:value-type="float">
            <text:p>983.890425531915</text:p>
          </table:table-cell>
          <table:table-cell/>
          <table:table-cell table:formula="of:=20 * LOG10([.$J252])" office:value-type="float" office:value="59.8589346873945" calcext:value-type="float">
            <text:p>59.858934687394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3]" office:value-type="float" office:value="2639.94361702128" calcext:value-type="float">
            <text:p>2639.94361702128</text:p>
          </table:table-cell>
          <table:table-cell/>
          <table:table-cell table:formula="of:=20 * LOG10([.$J253])" office:value-type="float" office:value="68.4318930292298" calcext:value-type="float">
            <text:p>68.431893029229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4]" office:value-type="float" office:value="3390.03829787234" calcext:value-type="float">
            <text:p>3390.03829787234</text:p>
          </table:table-cell>
          <table:table-cell/>
          <table:table-cell table:formula="of:=20 * LOG10([.$J254])" office:value-type="float" office:value="70.6040920906733" calcext:value-type="float">
            <text:p>70.604092090673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5]" office:value-type="float" office:value="5075.31595744681" calcext:value-type="float">
            <text:p>5075.31595744681</text:p>
          </table:table-cell>
          <table:table-cell/>
          <table:table-cell table:formula="of:=20 * LOG10([.$J255])" office:value-type="float" office:value="74.1092616777322" calcext:value-type="float">
            <text:p>74.109261677732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6]" office:value-type="float" office:value="5825.41063829787" calcext:value-type="float">
            <text:p>5825.41063829787</text:p>
          </table:table-cell>
          <table:table-cell/>
          <table:table-cell table:formula="of:=20 * LOG10([.$J256])" office:value-type="float" office:value="75.3065308915099" calcext:value-type="float">
            <text:p>75.306530891509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7]" office:value-type="float" office:value="7481.46382978723" calcext:value-type="float">
            <text:p>7481.46382978723</text:p>
          </table:table-cell>
          <table:table-cell/>
          <table:table-cell table:formula="of:=20 * LOG10([.$J257])" office:value-type="float" office:value="77.4797316123719" calcext:value-type="float">
            <text:p>77.479731612371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8]" office:value-type="float" office:value="8231.5585106383" calcext:value-type="float">
            <text:p>8231.5585106383</text:p>
          </table:table-cell>
          <table:table-cell/>
          <table:table-cell table:formula="of:=20 * LOG10([.$J258])" office:value-type="float" office:value="78.3096413907355" calcext:value-type="float">
            <text:p>78.309641390735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9]" office:value-type="float" office:value="9946.06063829787" calcext:value-type="float">
            <text:p>9946.06063829787</text:p>
          </table:table-cell>
          <table:table-cell/>
          <table:table-cell table:formula="of:=20 * LOG10([.$J259])" office:value-type="float" office:value="79.9530220534799" calcext:value-type="float">
            <text:p>79.953022053479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0]" office:value-type="float" office:value="10696.1553191489" calcext:value-type="float">
            <text:p>10696.1553191489</text:p>
          </table:table-cell>
          <table:table-cell/>
          <table:table-cell table:formula="of:=20 * LOG10([.$J260])" office:value-type="float" office:value="80.5845540140231" calcext:value-type="float">
            <text:p>80.584554014023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1]" office:value-type="float" office:value="12352.2085106383" calcext:value-type="float">
            <text:p>12352.2085106383</text:p>
          </table:table-cell>
          <table:table-cell/>
          <table:table-cell table:formula="of:=20 * LOG10([.$J261])" office:value-type="float" office:value="81.834892282656" calcext:value-type="float">
            <text:p>81.83489228265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2]" office:value-type="float" office:value="13102.3031914894" calcext:value-type="float">
            <text:p>13102.3031914894</text:p>
          </table:table-cell>
          <table:table-cell/>
          <table:table-cell table:formula="of:=20 * LOG10([.$J262])" office:value-type="float" office:value="82.3469528985102" calcext:value-type="float">
            <text:p>82.34695289851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3]" office:value-type="float" office:value="14787.5808510638" calcext:value-type="float">
            <text:p>14787.5808510638</text:p>
          </table:table-cell>
          <table:table-cell/>
          <table:table-cell table:formula="of:=20 * LOG10([.$J263])" office:value-type="float" office:value="83.3979426429309" calcext:value-type="float">
            <text:p>83.397942642930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4]" office:value-type="float" office:value="15537.6755319149" calcext:value-type="float">
            <text:p>15537.6755319149</text:p>
          </table:table-cell>
          <table:table-cell/>
          <table:table-cell table:formula="of:=20 * LOG10([.$J264])" office:value-type="float" office:value="83.8277209596057" calcext:value-type="float">
            <text:p>83.827720959605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5]" office:value-type="float" office:value="17193.7287234043" calcext:value-type="float">
            <text:p>17193.7287234043</text:p>
          </table:table-cell>
          <table:table-cell/>
          <table:table-cell table:formula="of:=20 * LOG10([.$J265])" office:value-type="float" office:value="84.7074014062185" calcext:value-type="float">
            <text:p>84.707401406218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6]" office:value-type="float" office:value="17943.8234042553" calcext:value-type="float">
            <text:p>17943.8234042553</text:p>
          </table:table-cell>
          <table:table-cell/>
          <table:table-cell table:formula="of:=20 * LOG10([.$J266])" office:value-type="float" office:value="85.0782997289583" calcext:value-type="float">
            <text:p>85.0782997289583</text:p>
          </table:table-cell>
          <table:table-cell table:number-columns-repeated="1012"/>
        </table:table-row>
      </table:table>
      <table:table table:name="Speaker" table:style-name="ta1">
        <table:table-column table:style-name="co7" table:default-cell-style-name="Default"/>
        <table:table-column table:style-name="co4" table:number-columns-repeated="1021" table:default-cell-style-name="Default"/>
        <table:table-row table:style-name="ro1">
          <table:table-cell table:style-name="ce22" office:value-type="string" calcext:value-type="string">
            <text:p>Limiting Calculations</text:p>
          </table:table-cell>
          <table:table-cell table:style-name="ce26"/>
          <table:table-cell table:style-name="ce22" office:value-type="string" calcext:value-type="string">
            <text:p>Min</text:p>
          </table:table-cell>
          <table:table-cell table:style-name="ce22" office:value-type="string" calcext:value-type="string">
            <text:p>Typ</text:p>
          </table:table-cell>
          <table:table-cell table:style-name="ce22" office:value-type="string" calcext:value-type="string">
            <text:p>Max</text:p>
          </table:table-cell>
          <table:table-cell table:style-name="ce26" table:number-columns-repeated="1017"/>
        </table:table-row>
        <table:table-row table:style-name="ro1">
          <table:table-cell office:value-type="string" calcext:value-type="string">
            <text:p>Speaker Resistance (ohms)</text:p>
          </table:table-cell>
          <table:table-cell/>
          <table:table-cell table:formula="of:=[.D2] * 0.85" office:value-type="float" office:value="6.8" calcext:value-type="float">
            <text:p>6.8</text:p>
          </table:table-cell>
          <table:table-cell office:value-type="float" office:value="8" calcext:value-type="float">
            <text:p>8</text:p>
          </table:table-cell>
          <table:table-cell table:formula="of:=[.D2] * 1.15" office:value-type="float" office:value="9.2" calcext:value-type="float">
            <text:p>9.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eaker Power (W)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1017"/>
        </table:table-row>
        <table:table-row table:style-name="ro1">
          <table:table-cell table:style-name="ce24" office:value-type="string" calcext:value-type="string">
            <text:p>DC (RMS) Current Limit (mA)</text:p>
          </table:table-cell>
          <table:table-cell table:number-columns-repeated="3"/>
          <table:table-cell table:style-name="ce24" table:formula="of:=FLOOR(1000 * SQRT([.E3] / [.E2]))" office:value-type="float" office:value="403" calcext:value-type="float">
            <text:p>403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OCP DC (RMS) Current Limit (mA)</text:p>
          </table:table-cell>
          <table:table-cell/>
          <table:table-cell office:value-type="float" office:value="309" calcext:value-type="float">
            <text:p>309</text:p>
          </table:table-cell>
          <table:table-cell office:value-type="float" office:value="354" calcext:value-type="float">
            <text:p>354</text:p>
          </table:table-cell>
          <table:table-cell office:value-type="float" office:value="402" calcext:value-type="float">
            <text:p>402</text:p>
          </table:table-cell>
          <table:table-cell/>
          <table:table-cell table:style-name="ce24" table:formula="of:=IF([.E6] &gt; [.$E$4]; CONCATENATE(&quot;Maximum current limit of &quot;; [.$E$4]; &quot;mA for the speaker has been exceeded !&quot;); &quot;&quot;)">
            <text:p/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Peak Current (mA)</text:p>
          </table:table-cell>
          <table:table-cell/>
          <table:table-cell table:style-name="ce24" table:formula="of:=[.C6] * SQRT(2)" office:value-type="float" office:value="436.991990773286" calcext:value-type="float">
            <text:p>436.991990773286</text:p>
          </table:table-cell>
          <table:table-cell table:style-name="ce24" table:formula="of:=[.D6] * SQRT(2)" office:value-type="float" office:value="500.631601080076" calcext:value-type="float">
            <text:p>500.631601080076</text:p>
          </table:table-cell>
          <table:table-cell table:style-name="ce24" table:formula="of:=[.E6] * SQRT(2)" office:value-type="float" office:value="568.513852073984" calcext:value-type="float">
            <text:p>568.513852073984</text:p>
          </table:table-cell>
          <table:table-cell/>
          <table:table-cell table:style-name="ce24"/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Speaker Power (W)</text:p>
          </table:table-cell>
          <table:table-cell/>
          <table:table-cell table:style-name="ce24" table:formula="of:=POWER([.C6] / 1000; 2) * [.C2]" office:value-type="float" office:value="0.6492708" calcext:value-type="float">
            <text:p>0.6492708</text:p>
          </table:table-cell>
          <table:table-cell table:style-name="ce24" table:formula="of:=POWER([.D6] / 1000; 2) * [.D2]" office:value-type="float" office:value="1.002528" calcext:value-type="float">
            <text:p>1.002528</text:p>
          </table:table-cell>
          <table:table-cell table:style-name="ce24" table:formula="of:=POWER([.E6] / 1000; 2) * [.E2]" office:value-type="float" office:value="1.4867568" calcext:value-type="float">
            <text:p>1.4867568</text:p>
          </table:table-cell>
          <table:table-cell/>
          <table:table-cell table:style-name="ce24" table:formula="of:=IF(OR([.C9] &gt; [.$E$3]; [.D9] &gt; [.$E$3]; [.E9] &gt; [.$E$3]); CONCATENATE(&quot;Upper limit of speaker power (&quot;; [.$E$3]; &quot;W) has been exceeded !&quot;); &quot;&quot;)">
            <text:p/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RMS Speaker Voltage (V)</text:p>
          </table:table-cell>
          <table:table-cell/>
          <table:table-cell table:style-name="ce24" table:formula="of:=[.C6] / 1000 * [.C2]" office:value-type="float" office:value="2.1012" calcext:value-type="float">
            <text:p>2.1012</text:p>
          </table:table-cell>
          <table:table-cell table:style-name="ce24" table:formula="of:=[.D6] / 1000 * [.D2]" office:value-type="float" office:value="2.832" calcext:value-type="float">
            <text:p>2.832</text:p>
          </table:table-cell>
          <table:table-cell table:style-name="ce24" table:formula="of:=[.E6] / 1000 * [.E2]" office:value-type="float" office:value="3.6984" calcext:value-type="float">
            <text:p>3.6984</text:p>
          </table:table-cell>
          <table:table-cell table:number-columns-repeated="1017"/>
        </table:table-row>
        <table:table-row table:style-name="ro1">
          <table:table-cell table:style-name="ce24" office:value-type="string" calcext:value-type="string">
            <text:p>Peak Speaker Voltage (V)</text:p>
          </table:table-cell>
          <table:table-cell/>
          <table:table-cell table:style-name="ce24" table:formula="of:=[.C10] * SQRT(2)" office:value-type="float" office:value="2.97154553725835" calcext:value-type="float">
            <text:p>2.97154553725835</text:p>
          </table:table-cell>
          <table:table-cell table:style-name="ce24" table:formula="of:=[.D10] * SQRT(2)" office:value-type="float" office:value="4.00505280864061" calcext:value-type="float">
            <text:p>4.00505280864061</text:p>
          </table:table-cell>
          <table:table-cell table:style-name="ce24" table:formula="of:=[.E10] * SQRT(2)" office:value-type="float" office:value="5.23032743908066" calcext:value-type="float">
            <text:p>5.23032743908066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22" office:value-type="string" calcext:value-type="string">
            <text:p>Amplifier Output</text:p>
          </table:table-cell>
          <table:table-cell table:style-name="ce26"/>
          <table:table-cell table:style-name="ce22" office:value-type="string" calcext:value-type="string">
            <text:p>Min</text:p>
          </table:table-cell>
          <table:table-cell table:style-name="ce22" office:value-type="string" calcext:value-type="string">
            <text:p>Typ</text:p>
          </table:table-cell>
          <table:table-cell table:style-name="ce22" office:value-type="string" calcext:value-type="string">
            <text:p>Max</text:p>
          </table:table-cell>
          <table:table-cell table:style-name="ce26" table:number-columns-repeated="1017"/>
        </table:table-row>
        <table:table-row table:style-name="ro1">
          <table:table-cell office:value-type="string" calcext:value-type="string">
            <text:p>Peak Speaker Voltage (V)</text:p>
          </table:table-cell>
          <table:table-cell/>
          <table:table-cell table:formula="of:=[.D14] * 0.95" office:value-type="float" office:value="3.8" calcext:value-type="float">
            <text:p>3.8</text:p>
          </table:table-cell>
          <table:table-cell office:value-type="float" office:value="4" calcext:value-type="float">
            <text:p>4</text:p>
          </table:table-cell>
          <table:table-cell table:formula="of:=[.D14] * 1.05" office:value-type="float" office:value="4.2" calcext:value-type="float">
            <text:p>4.2</text:p>
          </table:table-cell>
          <table:table-cell table:number-columns-repeated="1017"/>
        </table:table-row>
        <table:table-row table:style-name="ro1">
          <table:table-cell table:style-name="ce24" office:value-type="string" calcext:value-type="string">
            <text:p>RMS Speaker Voltage (V)</text:p>
          </table:table-cell>
          <table:table-cell/>
          <table:table-cell table:style-name="ce24" table:formula="of:=[.C14] / SQRT(2)" office:value-type="float" office:value="2.68700576850888" calcext:value-type="float">
            <text:p>2.68700576850888</text:p>
          </table:table-cell>
          <table:table-cell table:style-name="ce24" table:formula="of:=[.D14] / SQRT(2)" office:value-type="float" office:value="2.82842712474619" calcext:value-type="float">
            <text:p>2.82842712474619</text:p>
          </table:table-cell>
          <table:table-cell table:style-name="ce24" table:formula="of:=[.E14] / SQRT(2)" office:value-type="float" office:value="2.9698484809835" calcext:value-type="float">
            <text:p>2.9698484809835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24" office:value-type="string" calcext:value-type="string">
            <text:p>RMS Speaker Current (mA)</text:p>
          </table:table-cell>
          <table:table-cell/>
          <table:table-cell table:style-name="ce24" table:formula="of:=1000 * [.C15] / [.E2]" office:value-type="float" office:value="292.065844403139" calcext:value-type="float">
            <text:p>292.065844403139</text:p>
          </table:table-cell>
          <table:table-cell table:style-name="ce24" table:formula="of:=1000 * [.C15] / [.C2]" office:value-type="float" office:value="395.147907133659" calcext:value-type="float">
            <text:p>395.147907133659</text:p>
          </table:table-cell>
          <table:table-cell table:style-name="ce24" table:formula="of:=1000 * [.E15] / [.C2]" office:value-type="float" office:value="436.742423674044" calcext:value-type="float">
            <text:p>436.742423674044</text:p>
          </table:table-cell>
          <table:table-cell table:number-columns-repeated="1017"/>
        </table:table-row>
        <table:table-row table:style-name="ro1">
          <table:table-cell table:style-name="ce24" office:value-type="string" calcext:value-type="string">
            <text:p>Peak Speaker Current (mA)</text:p>
          </table:table-cell>
          <table:table-cell/>
          <table:table-cell table:style-name="ce24" table:formula="of:=[.C17] * SQRT(2)" office:value-type="float" office:value="413.04347826087" calcext:value-type="float">
            <text:p>413.04347826087</text:p>
          </table:table-cell>
          <table:table-cell table:style-name="ce24" table:formula="of:=[.D17] * SQRT(2)" office:value-type="float" office:value="558.823529411765" calcext:value-type="float">
            <text:p>558.823529411765</text:p>
          </table:table-cell>
          <table:table-cell table:style-name="ce24" table:formula="of:=[.E17] * SQRT(2)" office:value-type="float" office:value="617.64705882353" calcext:value-type="float">
            <text:p>617.64705882353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24" office:value-type="string" calcext:value-type="string">
            <text:p>Speaker Power (W)</text:p>
          </table:table-cell>
          <table:table-cell/>
          <table:table-cell table:style-name="ce24" table:formula="of:=[.C15] * [.C17] / 1000" office:value-type="float" office:value="0.784782608695652" calcext:value-type="float">
            <text:p>0.784782608695652</text:p>
          </table:table-cell>
          <table:table-cell table:style-name="ce24" table:formula="of:=[.D15] * [.D17] / 1000" office:value-type="float" office:value="1.11764705882353" calcext:value-type="float">
            <text:p>1.11764705882353</text:p>
          </table:table-cell>
          <table:table-cell table:style-name="ce24" table:formula="of:=[.E15] * [.E17] / 1000" office:value-type="float" office:value="1.29705882352941" calcext:value-type="float">
            <text:p>1.29705882352941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P0" style:volatile="true">
      <number:number number:decimal-places="2" number:min-decimal-places="2" number:min-integer-digits="1"/>
    </number:number-style>
    <number:number-style style:name="N119">
      <style:text-properties fo:color="#ff0000"/>
      <number:text>-</number:text>
      <number:number number:decimal-places="2" number:min-decimal-places="2" number:min-integer-digits="1"/>
      <style:map style:condition="value()&gt;=0" style:apply-style-name="N119P0"/>
    </number:number-style>
    <number:percentage-style style:name="N120P0" style:volatile="true">
      <number:number number:decimal-places="2" number:min-decimal-places="2" number:min-integer-digits="1"/>
      <number:text>%</number:text>
    </number:percentage-style>
    <number:percentage-style style:name="N120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120P0"/>
    </number:percentage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2">00/00/0000</text:date>, <text:time style:data-style-name="N2" text:time-value="16:31:20.58104426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te Restall</meta:initial-creator>
    <meta:creation-date>2022-02-23T08:44:33.804922210</meta:creation-date>
    <dc:date>2024-04-02T17:08:31.558421608</dc:date>
    <dc:creator>Pete Restall</dc:creator>
    <meta:editing-duration>P16DT4H45M44S</meta:editing-duration>
    <meta:editing-cycles>347</meta:editing-cycles>
    <meta:generator>LibreOffice/7.6.5.2$Linux_X86_64 LibreOffice_project/60$Build-2</meta:generator>
    <meta:document-statistic meta:table-count="12" meta:cell-count="2137" meta:object-count="1"/>
  </office:meta>
</office:document-meta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853cm" svg:height="9cm" xlink:href=".." xlink:type="simple" chart:class="chart:line" chart:style-name="ch1">
        <chart:legend chart:legend-position="end" svg:x="17.504cm" svg:y="4.201cm" style:legend-expansion="high" chart:style-name="ch2"/>
        <chart:plot-area chart:style-name="ch3" table:cell-range-address="'Poor Man PGA'.L11:'Poor Man PGA'.L266" chart:data-source-has-labels="row" svg:x="0.397cm" svg:y="0.18cm" svg:width="16.71cm" svg:height="8.64cm">
          <chart:coordinate-region svg:x="1.018cm" svg:y="0.379cm" svg:width="16.089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Poor Man PGA'.L11:'Poor Man PGA'.L266" loext:label-string="dbgain" chart:class="chart:line">
            <chart:data-point chart:repeated="25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gai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66316381625467">
                <text:p>4.66316381625467</text:p>
                <draw:g>
                  <svg:desc>'Poor Man PGA'.L11:'Poor Man PGA'.L2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.1453664576754">
                <text:p>17.14536645767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.7183247995107">
                <text:p>25.71832479951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.8905238609542">
                <text:p>27.89052386095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.3956934480131">
                <text:p>31.39569344801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.5929626617908">
                <text:p>32.59296266179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.7661633826528">
                <text:p>34.76616338265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.5960731610164">
                <text:p>35.59607316101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.2394538237608">
                <text:p>37.23945382376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7.870985784304">
                <text:p>37.8709857843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9.1213240529368">
                <text:p>39.12132405293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9.6333846687911">
                <text:p>39.63338466879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.6843744132118">
                <text:p>40.68437441321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.1141527298866">
                <text:p>41.11415272988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1.9938331764994">
                <text:p>41.99383317649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2.3647314992392">
                <text:p>42.36473149923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.2444364584658">
                <text:p>21.24443645846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.7266390998865">
                <text:p>33.72663909988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.2995974417218">
                <text:p>42.29959744172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.4717965031653">
                <text:p>44.47179650316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7.9769660902242">
                <text:p>47.97696609022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9.1742353040019">
                <text:p>49.17423530400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1.3474360248639">
                <text:p>51.34743602486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2.1773458032275">
                <text:p>52.17734580322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3.8207264659719">
                <text:p>53.82072646597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4.4522584265151">
                <text:p>54.45225842651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.7025966951479">
                <text:p>55.70259669514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.2146573110022">
                <text:p>56.21465731100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.2656470554229">
                <text:p>57.26564705542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7.6954253720977">
                <text:p>57.69542537209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8.5751058187105">
                <text:p>58.57510581871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8.9460041414503">
                <text:p>58.94600414145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.4338874468816">
                <text:p>30.43388744688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2.9160900883024">
                <text:p>42.91609008830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1.4890484301376">
                <text:p>51.48904843013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3.6612474915811">
                <text:p>53.66124749158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7.16641707864">
                <text:p>57.166417078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8.3636862924177">
                <text:p>58.363686292417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0.5368870132797">
                <text:p>60.53688701327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1.3667967916433">
                <text:p>61.36679679164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3.0101774543877">
                <text:p>63.01017745438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3.641709414931">
                <text:p>63.6417094149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4.8920476835638">
                <text:p>64.89204768356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5.404108299418">
                <text:p>65.4041082994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6.4550980438387">
                <text:p>66.45509804383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6.8848763605135">
                <text:p>66.88487636051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7.7645568071263">
                <text:p>67.76455680712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8.1354551298661">
                <text:p>68.13545512986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2.6839694140207">
                <text:p>32.68396941402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5.1661720554414">
                <text:p>45.16617205544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3.7391303972767">
                <text:p>53.73913039727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5.9113294587202">
                <text:p>55.91132945872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9.416499045779">
                <text:p>59.4164990457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0.6137682595568">
                <text:p>60.61376825955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2.7869689804188">
                <text:p>62.786968980418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3.6168787587824">
                <text:p>63.61687875878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5.2602594215267">
                <text:p>65.26025942152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5.89179138207">
                <text:p>65.891791382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7.1421296507028">
                <text:p>67.14212965070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7.6541902665571">
                <text:p>67.654190266557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8.7051800109778">
                <text:p>68.70518001097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9.1349583276525">
                <text:p>69.13495832765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0.0146387742654">
                <text:p>70.01463877426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0.3855370970051">
                <text:p>70.38553709700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6.2792811632206">
                <text:p>36.27928116322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8.7614838046414">
                <text:p>48.76148380464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7.3344421464766">
                <text:p>57.334442146476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9.5066412079201">
                <text:p>59.50664120792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3.011810794979">
                <text:p>63.0118107949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4.2090800087567">
                <text:p>64.20908000875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6.3822807296188">
                <text:p>66.382280729618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7.2121905079824">
                <text:p>67.212190507982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8.8555711707267">
                <text:p>68.85557117072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9.48710313127">
                <text:p>69.487103131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0.7374413999028">
                <text:p>70.737441399902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1.2495020157571">
                <text:p>71.249502015757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2.3004917601778">
                <text:p>72.30049176017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2.7302700768525">
                <text:p>72.73027007685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3.6099505234654">
                <text:p>73.609950523465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3.9808488462051">
                <text:p>73.980848846205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7.4997466926942">
                <text:p>37.49974669269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9.9819493341149">
                <text:p>49.981949334114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8.5549076759502">
                <text:p>58.554907675950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0.7271067373937">
                <text:p>60.727106737393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4.2322763244525">
                <text:p>64.23227632445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5.4295455382302">
                <text:p>65.429545538230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7.6027462590923">
                <text:p>67.602746259092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8.4326560374559">
                <text:p>68.432656037455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0.0760367002002">
                <text:p>70.076036700200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0.7075686607435">
                <text:p>70.707568660743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1.9579069293763">
                <text:p>71.957906929376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2.4699675452306">
                <text:p>72.469967545230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3.5209572896513">
                <text:p>73.52095728965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3.950735606326">
                <text:p>73.95073560632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4.8304160529389">
                <text:p>74.830416052938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5.2013143756786">
                <text:p>75.201314375678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9.7075738646547">
                <text:p>39.707573864654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2.1897765060754">
                <text:p>52.189776506075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0.7627348479107">
                <text:p>60.762734847910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2.9349339093542">
                <text:p>62.934933909354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6.440103496413">
                <text:p>66.44010349641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7.6373727101908">
                <text:p>67.637372710190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9.8105734310528">
                <text:p>69.810573431052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0.6404832094164">
                <text:p>70.640483209416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2.2838638721608">
                <text:p>72.283863872160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2.915395832704">
                <text:p>72.91539583270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4.1657341013368">
                <text:p>74.165734101336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4.6777947171911">
                <text:p>74.677794717191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5.7287844616118">
                <text:p>75.728784461611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6.1585627782866">
                <text:p>76.158562778286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7.0382432248994">
                <text:p>77.038243224899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7.4091415476392">
                <text:p>77.409141547639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0.548553757328">
                <text:p>40.54855375732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3.0307563987488">
                <text:p>53.030756398748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1.603714740584">
                <text:p>61.60371474058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3.7759138020275">
                <text:p>63.77591380202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7.2810833890864">
                <text:p>67.281083389086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8.4783526028641">
                <text:p>68.478352602864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0.6515533237261">
                <text:p>70.651553323726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1.4814631020897">
                <text:p>71.481463102089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3.1248437648341">
                <text:p>73.124843764834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3.7563757253774">
                <text:p>73.756375725377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5.0067139940102">
                <text:p>75.006713994010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5.5187746098644">
                <text:p>75.518774609864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6.5697643542851">
                <text:p>76.569764354285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6.9995426709599">
                <text:p>76.999542670959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7.8792231175727">
                <text:p>77.879223117572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8.2501214403125">
                <text:p>78.25012144031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2.210934599904">
                <text:p>42.21093459990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4.6931372413247">
                <text:p>54.693137241324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3.26609558316">
                <text:p>63.2660955831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5.4382946446035">
                <text:p>65.438294644603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8.9434642316624">
                <text:p>68.943464231662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0.1407334454401">
                <text:p>70.140733445440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2.3139341663021">
                <text:p>72.313934166302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3.1438439446657">
                <text:p>73.143843944665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4.7872246074101">
                <text:p>74.787224607410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5.4187565679534">
                <text:p>75.418756567953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6.6690948365862">
                <text:p>76.669094836586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7.1811554524404">
                <text:p>77.181155452440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8.2321451968611">
                <text:p>78.232145196861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8.6619235135359">
                <text:p>78.661923513535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9.5416039601487">
                <text:p>79.541603960148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9.9125022828885">
                <text:p>79.912502282888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2.8488544222724">
                <text:p>42.848854422272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5.3310570636931">
                <text:p>55.331057063693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3.9040154055284">
                <text:p>63.904015405528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6.0762144669719">
                <text:p>66.076214466971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9.5813840540307">
                <text:p>69.581384054030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0.7786532678085">
                <text:p>70.778653267808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2.9518539886705">
                <text:p>72.951853988670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3.7817637670341">
                <text:p>73.781763767034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5.4251444297784">
                <text:p>75.425144429778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6.0566763903217">
                <text:p>76.056676390321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7.3070146589545">
                <text:p>77.307014658954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7.8190752748088">
                <text:p>77.819075274808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8.8700650192295">
                <text:p>78.870065019229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9.2998433359042">
                <text:p>79.299843335904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0.1795237825171">
                <text:p>80.179523782517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0.5504221052568">
                <text:p>80.550422105256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4.1105369692419">
                <text:p>44.110536969241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6.5927396106626">
                <text:p>56.592739610662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5.1656979524979">
                <text:p>65.165697952497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7.3378970139414">
                <text:p>67.337897013941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0.8430666010003">
                <text:p>70.843066601000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2.040335814778">
                <text:p>72.04033581477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4.21353653564">
                <text:p>74.2135365356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5.0434463140036">
                <text:p>75.043446314003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6.686826976748">
                <text:p>76.68682697674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7.3183589372912">
                <text:p>77.318358937291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8.5686972059241">
                <text:p>78.568697205924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9.0807578217783">
                <text:p>79.080757821778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0.131747566199">
                <text:p>80.13174756619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0.5615258828738">
                <text:p>80.561525882873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1.4412063294866">
                <text:p>81.441206329486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1.8121046522264">
                <text:p>81.812104652226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4.6267885148318">
                <text:p>44.626788514831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7.1089911562525">
                <text:p>57.108991156252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5.6819494980878">
                <text:p>65.681949498087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7.8541485595313">
                <text:p>67.854148559531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1.3593181465902">
                <text:p>71.359318146590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2.5565873603679">
                <text:p>72.556587360367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4.7297880812299">
                <text:p>74.729788081229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5.5596978595935">
                <text:p>75.559697859593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7.2030785223379">
                <text:p>77.203078522337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7.8346104828812">
                <text:p>77.834610482881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9.084948751514">
                <text:p>79.08494875151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9.5970093673682">
                <text:p>79.597009367368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0.6479991117889">
                <text:p>80.647999111788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1.0777774284637">
                <text:p>81.077777428463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1.9574578750765">
                <text:p>81.957457875076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2.3283561978163">
                <text:p>82.328356197816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5.6856380676739">
                <text:p>45.685638067673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8.1678407090947">
                <text:p>58.167840709094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6.7407990509299">
                <text:p>66.740799050929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8.9129981123734">
                <text:p>68.912998112373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2.4181676994323">
                <text:p>72.418167699432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3.6154369132101">
                <text:p>73.615436913210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5.7886376340721">
                <text:p>75.788637634072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6.6185474124357">
                <text:p>76.618547412435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8.26192807518">
                <text:p>78.2619280751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8.8934600357233">
                <text:p>78.893460035723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0.1437983043561">
                <text:p>80.143798304356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0.6558589202104">
                <text:p>80.655858920210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1.7068486646311">
                <text:p>81.706848664631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2.1366269813058">
                <text:p>82.136626981305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3.0163074279187">
                <text:p>83.016307427918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3.3872057506584">
                <text:p>83.387205750658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6.1183645236036">
                <text:p>46.118364523603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8.6005671650244">
                <text:p>58.600567165024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7.1735255068596">
                <text:p>67.173525506859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9.3457245683031">
                <text:p>69.345724568303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2.850894155362">
                <text:p>72.85089415536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4.0481633691397">
                <text:p>74.048163369139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6.2213640900017">
                <text:p>76.221364090001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7.0512738683654">
                <text:p>77.051273868365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8.6946545311097">
                <text:p>78.694654531109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9.326186491653">
                <text:p>79.32618649165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0.5765247602858">
                <text:p>80.576524760285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1.0885853761401">
                <text:p>81.088585376140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2.1395751205608">
                <text:p>82.139575120560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2.5693534372355">
                <text:p>82.569353437235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3.4490338838483">
                <text:p>83.449033883848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3.8199322065881">
                <text:p>83.819932206588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7.0036402223479">
                <text:p>47.003640222347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9.4858428637686">
                <text:p>59.485842863768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8.0588012056039">
                <text:p>68.058801205603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0.2310002670474">
                <text:p>70.231000267047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3.7361698541062">
                <text:p>73.736169854106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4.933439067884">
                <text:p>74.93343906788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7.106639788746">
                <text:p>77.10663978874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7.9365495671096">
                <text:p>77.936549567109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9.5799302298539">
                <text:p>79.579930229853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80.2114621903972">
                <text:p>80.211462190397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81.46180045903">
                <text:p>81.4618004590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81.9738610748843">
                <text:p>81.973861074884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3.024850819305">
                <text:p>83.02485081930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83.4546291359797">
                <text:p>83.454629135979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84.3343095825926">
                <text:p>84.334309582592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4.7052079053323">
                <text:p>84.705207905332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7.3767320459738">
                <text:p>47.376732045973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9.8589346873945">
                <text:p>59.858934687394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8.4318930292298">
                <text:p>68.431893029229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0.6040920906733">
                <text:p>70.604092090673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4.1092616777322">
                <text:p>74.109261677732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5.3065308915099">
                <text:p>75.306530891509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7.4797316123719">
                <text:p>77.479731612371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8.3096413907355">
                <text:p>78.309641390735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9.9530220534799">
                <text:p>79.953022053479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0.5845540140231">
                <text:p>80.584554014023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81.834892282656">
                <text:p>81.83489228265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82.3469528985102">
                <text:p>82.346952898510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83.3979426429309">
                <text:p>83.397942642930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83.8277209596057">
                <text:p>83.827720959605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4.7074014062185">
                <text:p>84.707401406218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5.0782997289583">
                <text:p>85.078299728958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5.2$Linux_X86_64 LibreOffice_project/6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